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A8" style:family="table-cell">
      <style:table-cell-properties fo:background-color="#eeeeee" fo:padding="0in" fo:border="0.75pt solid #666666" style:writing-mode="page">
        <style:background-image/>
      </style:table-cell-properties>
    </style:style>
    <style:style style:name="Table1.B8"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8"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8"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F8" style:family="table-cell">
      <style:table-cell-properties fo:background-color="#eeeeee" fo:padding="0in" fo:border="0.75pt solid #666666"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A8" style:family="table-cell">
      <style:table-cell-properties fo:background-color="#eeeeee" fo:padding="0in" fo:border="0.75pt solid #666666" style:writing-mode="page">
        <style:background-image/>
      </style:table-cell-properties>
    </style:style>
    <style:style style:name="Table2.B8"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2.3083in" style:rel-column-width="21845*"/>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A6" style:family="table-cell">
      <style:table-cell-properties fo:background-color="#eeeeee" fo:padding="0in" fo:border="0.75pt solid #666666" style:writing-mode="page">
        <style:background-image/>
      </style:table-cell-properties>
    </style:style>
    <style:style style:name="Table3.B6"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4.B1" style:family="table-cell">
      <style:table-cell-properties fo:background-color="#009353" fo:padding="0in" fo:border-left="none" fo:border-right="none" fo:border-top="0.75pt solid #009353" fo:border-bottom="none" style:writing-mode="page">
        <style:background-image/>
      </style:table-cell-properties>
    </style:style>
    <style:style style:name="Table4.F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4.A2" style:family="table-cell">
      <style:table-cell-properties fo:background-color="transparent" fo:padding="0in" fo:border-left="0.75pt solid #009353" fo:border-right="none" fo:border-top="none" fo:border-bottom="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E2" style:family="table-cell" style:data-style-name="N0">
      <style:table-cell-properties fo:background-color="transparent" fo:padding="0in" fo:border="none" style:writing-mode="page">
        <style:background-image/>
      </style:table-cell-properties>
    </style:style>
    <style:style style:name="Table4.F2" style:family="table-cell" style:data-style-name="N0">
      <style:table-cell-properties fo:background-color="transparent" fo:padding="0in" fo:border-left="none" fo:border-right="0.75pt solid #009353" fo:border-top="none" fo:border-bottom="none" style:writing-mode="page">
        <style:background-image/>
      </style:table-cell-properties>
    </style:style>
    <style:style style:name="Table4.A3" style:family="table-cell">
      <style:table-cell-properties fo:background-color="#dddddd" fo:padding="0in" fo:border-left="0.75pt solid #009353" fo:border-right="none" fo:border-top="none" fo:border-bottom="none" style:writing-mode="page">
        <style:background-image/>
      </style:table-cell-properties>
    </style:style>
    <style:style style:name="Table4.B3" style:family="table-cell">
      <style:table-cell-properties fo:background-color="#dddddd" fo:padding="0in" fo:border="none" style:writing-mode="page">
        <style:background-image/>
      </style:table-cell-properties>
    </style:style>
    <style:style style:name="Table4.C3" style:family="table-cell">
      <style:table-cell-properties fo:background-color="#dddddd" fo:padding="0in" fo:border="none" style:writing-mode="page">
        <style:background-image/>
      </style:table-cell-properties>
    </style:style>
    <style:style style:name="Table4.D3" style:family="table-cell">
      <style:table-cell-properties fo:background-color="#dddddd" fo:padding="0in" fo:border="none" style:writing-mode="page">
        <style:background-image/>
      </style:table-cell-properties>
    </style:style>
    <style:style style:name="Table4.E3" style:family="table-cell" style:data-style-name="N0">
      <style:table-cell-properties fo:background-color="#dddddd" fo:padding="0in" fo:border="none" style:writing-mode="page">
        <style:background-image/>
      </style:table-cell-properties>
    </style:style>
    <style:style style:name="Table4.F3" style:family="table-cell" style:data-style-name="N0">
      <style:table-cell-properties fo:background-color="#dddddd" fo:padding="0in" fo:border-left="none" fo:border-right="0.75pt solid #009353" fo:border-top="none" fo:border-bottom="none" style:writing-mode="page">
        <style:background-image/>
      </style:table-cell-properties>
    </style:style>
    <style:style style:name="Table4.A5" style:family="table-cell">
      <style:table-cell-properties fo:background-color="#dddddd" fo:padding="0in" fo:border-left="0.75pt solid #009353" fo:border-right="none" fo:border-top="none" fo:border-bottom="none" style:writing-mode="page">
        <style:background-image/>
      </style:table-cell-properties>
    </style:style>
    <style:style style:name="Table4.B5" style:family="table-cell">
      <style:table-cell-properties fo:background-color="#dddddd" fo:padding="0in" fo:border="none" style:writing-mode="page">
        <style:background-image/>
      </style:table-cell-properties>
    </style:style>
    <style:style style:name="Table4.C5" style:family="table-cell">
      <style:table-cell-properties fo:background-color="#dddddd" fo:padding="0in" fo:border-left="none" fo:border-right="0.75pt solid #009353" fo:border-top="none" fo:border-bottom="none" style:writing-mode="page">
        <style:background-image/>
      </style:table-cell-properties>
    </style:style>
    <style:style style:name="Table4.A6"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4.B6" style:family="table-cell">
      <style:table-cell-properties fo:background-color="#bee3d3" fo:padding="0in" fo:border-left="none" fo:border-right="none" fo:border-top="none" fo:border-bottom="0.75pt solid #009353" style:writing-mode="page">
        <style:background-image/>
      </style:table-cell-properties>
    </style:style>
    <style:style style:name="Table4.C6"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5" style:family="table">
      <style:table-properties style:width="6.925in" table:align="margins" style:shadow="none" style:may-break-between-rows="true" table:border-model="collapsing"/>
    </style:style>
    <style:style style:name="Table5.A" style:family="table-column">
      <style:table-column-properties style:column-width="2.3083in" style:rel-column-width="21845*"/>
    </style:style>
    <style:style style:name="Table5.A1" style:family="table-cell">
      <style:table-cell-properties fo:background-color="#00599d" fo:padding="0in" fo:border-left="none" fo:border-right="none" fo:border-top="none" fo:border-bottom="0.75pt solid #00599d" style:writing-mode="page">
        <style:background-image/>
      </style:table-cell-properties>
    </style:style>
    <style:style style:name="Table5.A2" style:family="table-cell">
      <style:table-cell-properties fo:background-color="transparent" fo:padding="0in" fo:border-left="0.75pt solid #00599d" fo:border-right="none" fo:border-top="none" fo:border-bottom="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left="none" fo:border-right="0.75pt solid #00599d" fo:border-top="none" fo:border-bottom="none" style:writing-mode="page">
        <style:background-image/>
      </style:table-cell-properties>
    </style:style>
    <style:style style:name="Table5.3" style:family="table-row">
      <style:table-row-properties style:min-row-height="0.2278in" fo:keep-together="auto"/>
    </style:style>
    <style:style style:name="Table5.A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5.B3" style:family="table-cell">
      <style:table-cell-properties fo:background-color="#adc5e7" fo:padding="0in" fo:border-left="none" fo:border-right="none" fo:border-top="0.75pt solid #00599d" fo:border-bottom="0.75pt solid #00599d" style:writing-mode="page">
        <style:background-image/>
      </style:table-cell-properties>
    </style:style>
    <style:style style:name="Table5.C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Standard">
      <style:text-properties officeooo:rsid="0016e589" officeooo:paragraph-rsid="0016e589"/>
    </style:style>
    <style:style style:name="P2" style:family="paragraph" style:parent-style-name="Standard">
      <style:text-properties officeooo:rsid="001d12ba" officeooo:paragraph-rsid="001d12ba"/>
    </style:style>
    <style:style style:name="P3" style:family="paragraph" style:parent-style-name="Standard">
      <style:text-properties officeooo:rsid="001d12ba" officeooo:paragraph-rsid="0023f383"/>
    </style:style>
    <style:style style:name="P4" style:family="paragraph" style:parent-style-name="Standard">
      <style:text-properties officeooo:rsid="001d12ba" officeooo:paragraph-rsid="00da6daa"/>
    </style:style>
    <style:style style:name="P5" style:family="paragraph" style:parent-style-name="Standard">
      <style:text-properties officeooo:rsid="001d12ba" officeooo:paragraph-rsid="00dc4635"/>
    </style:style>
    <style:style style:name="P6" style:family="paragraph" style:parent-style-name="Standard">
      <style:text-properties officeooo:rsid="001eb589" officeooo:paragraph-rsid="001eb589"/>
    </style:style>
    <style:style style:name="P7" style:family="paragraph" style:parent-style-name="Standard">
      <style:text-properties officeooo:rsid="002177fb" officeooo:paragraph-rsid="002177fb"/>
    </style:style>
    <style:style style:name="P8" style:family="paragraph" style:parent-style-name="Standard">
      <style:text-properties officeooo:rsid="00231cd6" officeooo:paragraph-rsid="00231cd6"/>
    </style:style>
    <style:style style:name="P9" style:family="paragraph" style:parent-style-name="Standard">
      <style:text-properties officeooo:rsid="0023f383" officeooo:paragraph-rsid="0023f383"/>
    </style:style>
    <style:style style:name="P10" style:family="paragraph" style:parent-style-name="Standard">
      <style:text-properties officeooo:rsid="0023f383" officeooo:paragraph-rsid="005729d2"/>
    </style:style>
    <style:style style:name="P11" style:family="paragraph" style:parent-style-name="Standard">
      <style:text-properties officeooo:rsid="0023f383" officeooo:paragraph-rsid="00ac0682"/>
    </style:style>
    <style:style style:name="P12" style:family="paragraph" style:parent-style-name="Standard">
      <style:text-properties officeooo:rsid="0023f383" officeooo:paragraph-rsid="00c3e1d6"/>
    </style:style>
    <style:style style:name="P13" style:family="paragraph" style:parent-style-name="Standard">
      <style:text-properties officeooo:rsid="0023f383" officeooo:paragraph-rsid="00e1ee97"/>
    </style:style>
    <style:style style:name="P14" style:family="paragraph" style:parent-style-name="Standard">
      <style:text-properties officeooo:rsid="0023f383" officeooo:paragraph-rsid="00e89fba"/>
    </style:style>
    <style:style style:name="P15" style:family="paragraph" style:parent-style-name="Standard">
      <style:text-properties officeooo:rsid="0023f383" officeooo:paragraph-rsid="00ff7b15"/>
    </style:style>
    <style:style style:name="P16" style:family="paragraph" style:parent-style-name="Standard">
      <style:text-properties officeooo:rsid="0023f383" officeooo:paragraph-rsid="0109ce10"/>
    </style:style>
    <style:style style:name="P17" style:family="paragraph" style:parent-style-name="Standard">
      <style:text-properties fo:font-weight="bold" officeooo:rsid="003c03b9" officeooo:paragraph-rsid="003c03b9" style:font-weight-asian="bold" style:font-weight-complex="bold"/>
    </style:style>
    <style:style style:name="P18" style:family="paragraph" style:parent-style-name="Standard">
      <style:text-properties fo:font-weight="bold" officeooo:rsid="00459759" officeooo:paragraph-rsid="00459759" style:font-weight-asian="bold" style:font-weight-complex="bold"/>
    </style:style>
    <style:style style:name="P19" style:family="paragraph" style:parent-style-name="Standard">
      <style:text-properties fo:font-weight="bold" officeooo:rsid="0054753a" officeooo:paragraph-rsid="0054753a" style:font-weight-asian="bold" style:font-weight-complex="bold"/>
    </style:style>
    <style:style style:name="P20" style:family="paragraph" style:parent-style-name="Standard">
      <style:text-properties fo:font-weight="bold" officeooo:rsid="009c42fd" officeooo:paragraph-rsid="009c42fd" style:font-weight-asian="bold" style:font-weight-complex="bold"/>
    </style:style>
    <style:style style:name="P21" style:family="paragraph" style:parent-style-name="Standard">
      <style:text-properties fo:font-weight="bold" officeooo:rsid="0094eae9" officeooo:paragraph-rsid="0094eae9" style:font-weight-asian="bold" style:font-weight-complex="bold"/>
    </style:style>
    <style:style style:name="P22" style:family="paragraph" style:parent-style-name="Standard">
      <style:text-properties fo:font-weight="bold" officeooo:rsid="0086b0d0" officeooo:paragraph-rsid="0086b0d0" style:font-weight-asian="bold" style:font-weight-complex="bold"/>
    </style:style>
    <style:style style:name="P23" style:family="paragraph" style:parent-style-name="Standard">
      <style:text-properties fo:font-weight="bold" officeooo:rsid="00851d66" officeooo:paragraph-rsid="00851d66" style:font-weight-asian="bold" style:font-weight-complex="bold"/>
    </style:style>
    <style:style style:name="P24" style:family="paragraph" style:parent-style-name="Standard">
      <style:text-properties fo:font-weight="bold" officeooo:rsid="0070462d" officeooo:paragraph-rsid="0070462d" style:font-weight-asian="bold" style:font-weight-complex="bold"/>
    </style:style>
    <style:style style:name="P25" style:family="paragraph" style:parent-style-name="Standard">
      <style:text-properties fo:font-weight="bold" officeooo:rsid="006012bf" officeooo:paragraph-rsid="006012bf" style:font-weight-asian="bold" style:font-weight-complex="bold"/>
    </style:style>
    <style:style style:name="P26" style:family="paragraph" style:parent-style-name="Standard">
      <style:text-properties fo:font-weight="bold" officeooo:rsid="005729d2" officeooo:paragraph-rsid="005729d2" style:font-weight-asian="bold" style:font-weight-complex="bold"/>
    </style:style>
    <style:style style:name="P27" style:family="paragraph" style:parent-style-name="Standard">
      <style:text-properties fo:font-weight="bold" officeooo:rsid="0016e589" officeooo:paragraph-rsid="0016e589" style:font-weight-asian="bold" style:font-weight-complex="bold"/>
    </style:style>
    <style:style style:name="P28" style:family="paragraph" style:parent-style-name="Standard">
      <style:text-properties fo:font-weight="bold" officeooo:rsid="00d23c53" officeooo:paragraph-rsid="00d23c53" style:font-weight-asian="bold" style:font-weight-complex="bold"/>
    </style:style>
    <style:style style:name="P29" style:family="paragraph" style:parent-style-name="Standard">
      <style:text-properties fo:font-weight="bold" officeooo:rsid="00cbf297" officeooo:paragraph-rsid="00cbf297" style:font-weight-asian="bold" style:font-weight-complex="bold"/>
    </style:style>
    <style:style style:name="P30" style:family="paragraph" style:parent-style-name="Standard">
      <style:text-properties fo:font-weight="bold" officeooo:rsid="00d7968d" officeooo:paragraph-rsid="00d7968d" style:font-weight-asian="bold" style:font-weight-complex="bold"/>
    </style:style>
    <style:style style:name="P31" style:family="paragraph" style:parent-style-name="Standard">
      <style:text-properties officeooo:rsid="00459759" officeooo:paragraph-rsid="00459759"/>
    </style:style>
    <style:style style:name="P32" style:family="paragraph" style:parent-style-name="Standard">
      <style:text-properties officeooo:rsid="00459759" officeooo:paragraph-rsid="00471f51"/>
    </style:style>
    <style:style style:name="P33" style:family="paragraph" style:parent-style-name="Standard">
      <style:text-properties officeooo:rsid="00493a61" officeooo:paragraph-rsid="00493a61"/>
    </style:style>
    <style:style style:name="P34" style:family="paragraph" style:parent-style-name="Standard">
      <style:text-properties officeooo:rsid="00493a61" officeooo:paragraph-rsid="0079915a"/>
    </style:style>
    <style:style style:name="P35" style:family="paragraph" style:parent-style-name="Standard">
      <style:text-properties officeooo:rsid="0054753a" officeooo:paragraph-rsid="0054753a"/>
    </style:style>
    <style:style style:name="P36" style:family="paragraph" style:parent-style-name="Standard">
      <style:text-properties officeooo:rsid="0054753a" officeooo:paragraph-rsid="0057a801"/>
    </style:style>
    <style:style style:name="P37" style:family="paragraph" style:parent-style-name="Standard">
      <style:text-properties officeooo:rsid="0054753a" officeooo:paragraph-rsid="0079915a"/>
    </style:style>
    <style:style style:name="P38" style:family="paragraph" style:parent-style-name="Standard">
      <style:text-properties officeooo:rsid="005729d2" officeooo:paragraph-rsid="005729d2"/>
    </style:style>
    <style:style style:name="P39" style:family="paragraph" style:parent-style-name="Standard">
      <style:text-properties officeooo:rsid="005729d2" officeooo:paragraph-rsid="010ebf62"/>
    </style:style>
    <style:style style:name="P40" style:family="paragraph" style:parent-style-name="Standard">
      <style:text-properties officeooo:rsid="005729d2" officeooo:paragraph-rsid="010f17a2"/>
    </style:style>
    <style:style style:name="P41" style:family="paragraph" style:parent-style-name="Standard">
      <style:text-properties officeooo:rsid="006012bf" officeooo:paragraph-rsid="006012bf"/>
    </style:style>
    <style:style style:name="P42" style:family="paragraph" style:parent-style-name="Standard">
      <style:text-properties officeooo:rsid="006eb7e3" officeooo:paragraph-rsid="006eb7e3"/>
    </style:style>
    <style:style style:name="P43" style:family="paragraph" style:parent-style-name="Standard">
      <style:text-properties officeooo:rsid="0070462d" officeooo:paragraph-rsid="0070462d"/>
    </style:style>
    <style:style style:name="P44" style:family="paragraph" style:parent-style-name="Standard">
      <style:text-properties officeooo:rsid="0077205a" officeooo:paragraph-rsid="0077dec6"/>
    </style:style>
    <style:style style:name="P45" style:family="paragraph" style:parent-style-name="Standard">
      <style:text-properties officeooo:rsid="0077205a" officeooo:paragraph-rsid="0079915a"/>
    </style:style>
    <style:style style:name="P46" style:family="paragraph" style:parent-style-name="Standard">
      <style:text-properties officeooo:paragraph-rsid="0079915a"/>
    </style:style>
    <style:style style:name="P47" style:family="paragraph" style:parent-style-name="Standard">
      <style:text-properties officeooo:rsid="00851d66" officeooo:paragraph-rsid="00851d66"/>
    </style:style>
    <style:style style:name="P48" style:family="paragraph" style:parent-style-name="Standard">
      <style:text-properties officeooo:rsid="0086b0d0" officeooo:paragraph-rsid="0086b0d0"/>
    </style:style>
    <style:style style:name="P49" style:family="paragraph" style:parent-style-name="Standard">
      <style:text-properties officeooo:rsid="0086b0d0" officeooo:paragraph-rsid="008cde03"/>
    </style:style>
    <style:style style:name="P50" style:family="paragraph" style:parent-style-name="Standard">
      <style:text-properties officeooo:rsid="0086b0d0" officeooo:paragraph-rsid="008e99e5"/>
    </style:style>
    <style:style style:name="P51" style:family="paragraph" style:parent-style-name="Standard">
      <style:text-properties officeooo:rsid="0086b0d0" officeooo:paragraph-rsid="00902593"/>
    </style:style>
    <style:style style:name="P52" style:family="paragraph" style:parent-style-name="Standard">
      <style:text-properties officeooo:rsid="0093efea" officeooo:paragraph-rsid="0093efea"/>
    </style:style>
    <style:style style:name="P53" style:family="paragraph" style:parent-style-name="Standard">
      <style:text-properties officeooo:rsid="0094eae9" officeooo:paragraph-rsid="0094eae9"/>
    </style:style>
    <style:style style:name="P54" style:family="paragraph" style:parent-style-name="Standard">
      <style:text-properties officeooo:rsid="00981bab" officeooo:paragraph-rsid="00981bab"/>
    </style:style>
    <style:style style:name="P55" style:family="paragraph" style:parent-style-name="Standard">
      <style:text-properties officeooo:rsid="009c42fd" officeooo:paragraph-rsid="009c42fd"/>
    </style:style>
    <style:style style:name="P56" style:family="paragraph" style:parent-style-name="Standard">
      <style:text-properties officeooo:rsid="00a256fe" officeooo:paragraph-rsid="00a256fe"/>
    </style:style>
    <style:style style:name="P57" style:family="paragraph" style:parent-style-name="Standard">
      <style:text-properties officeooo:rsid="00aa33f1" officeooo:paragraph-rsid="00aa33f1"/>
    </style:style>
    <style:style style:name="P58" style:family="paragraph" style:parent-style-name="Standard">
      <style:text-properties officeooo:rsid="00ac0682" officeooo:paragraph-rsid="00ac0682"/>
    </style:style>
    <style:style style:name="P59" style:family="paragraph" style:parent-style-name="Standard">
      <style:text-properties officeooo:rsid="00adc06b" officeooo:paragraph-rsid="00adc06b"/>
    </style:style>
    <style:style style:name="P60" style:family="paragraph" style:parent-style-name="Standard">
      <style:text-properties officeooo:rsid="00aff6f5" officeooo:paragraph-rsid="00aff6f5"/>
    </style:style>
    <style:style style:name="P61" style:family="paragraph" style:parent-style-name="Standard">
      <style:text-properties officeooo:rsid="00b63ae4" officeooo:paragraph-rsid="00b63ae4"/>
    </style:style>
    <style:style style:name="P62" style:family="paragraph" style:parent-style-name="Standard">
      <style:text-properties officeooo:rsid="00b63ae4" officeooo:paragraph-rsid="00b8c2a0"/>
    </style:style>
    <style:style style:name="P63" style:family="paragraph" style:parent-style-name="Standard">
      <style:text-properties officeooo:rsid="00bab785" officeooo:paragraph-rsid="00bab785"/>
    </style:style>
    <style:style style:name="P64" style:family="paragraph" style:parent-style-name="Standard">
      <style:text-properties officeooo:rsid="00bb5ccb" officeooo:paragraph-rsid="00bb5ccb"/>
    </style:style>
    <style:style style:name="P65" style:family="paragraph" style:parent-style-name="Standard">
      <style:text-properties officeooo:rsid="00bb5ccb" officeooo:paragraph-rsid="00c00773"/>
    </style:style>
    <style:style style:name="P66" style:family="paragraph" style:parent-style-name="Standard">
      <style:text-properties officeooo:rsid="00c0cefc" officeooo:paragraph-rsid="00c0cefc"/>
    </style:style>
    <style:style style:name="P67" style:family="paragraph" style:parent-style-name="Standard">
      <style:text-properties officeooo:rsid="00c4264a" officeooo:paragraph-rsid="00c4264a"/>
    </style:style>
    <style:style style:name="P68" style:family="paragraph" style:parent-style-name="Standard">
      <style:text-properties officeooo:rsid="00c4264a" officeooo:paragraph-rsid="00c49a00"/>
    </style:style>
    <style:style style:name="P69" style:family="paragraph" style:parent-style-name="Standard">
      <style:text-properties officeooo:rsid="00c4264a" officeooo:paragraph-rsid="00c73375"/>
    </style:style>
    <style:style style:name="P70" style:family="paragraph" style:parent-style-name="Standard">
      <style:text-properties officeooo:rsid="00cbf297" officeooo:paragraph-rsid="00cbf297"/>
    </style:style>
    <style:style style:name="P71" style:family="paragraph" style:parent-style-name="Standard">
      <style:text-properties officeooo:rsid="00d23c53" officeooo:paragraph-rsid="00d23c53"/>
    </style:style>
    <style:style style:name="P72" style:family="paragraph" style:parent-style-name="Standard">
      <style:text-properties officeooo:rsid="00d5bd28" officeooo:paragraph-rsid="00d5bd28"/>
    </style:style>
    <style:style style:name="P73" style:family="paragraph" style:parent-style-name="Standard">
      <style:text-properties officeooo:rsid="00da6daa" officeooo:paragraph-rsid="00da6daa"/>
    </style:style>
    <style:style style:name="P74" style:family="paragraph" style:parent-style-name="Standard">
      <style:text-properties officeooo:rsid="00dc2297" officeooo:paragraph-rsid="00dc2297"/>
    </style:style>
    <style:style style:name="P75" style:family="paragraph" style:parent-style-name="Standard">
      <style:text-properties officeooo:rsid="00dd3e00" officeooo:paragraph-rsid="00dd3e00"/>
    </style:style>
    <style:style style:name="P76" style:family="paragraph" style:parent-style-name="Standard">
      <style:text-properties officeooo:rsid="00e0c313" officeooo:paragraph-rsid="00e0c313"/>
    </style:style>
    <style:style style:name="P77" style:family="paragraph" style:parent-style-name="Standard">
      <style:text-properties officeooo:rsid="00e1ee97" officeooo:paragraph-rsid="00e1ee97"/>
    </style:style>
    <style:style style:name="P78" style:family="paragraph" style:parent-style-name="Standard">
      <style:text-properties officeooo:rsid="00e89fba" officeooo:paragraph-rsid="00e89fba"/>
    </style:style>
    <style:style style:name="P79" style:family="paragraph" style:parent-style-name="Standard">
      <style:text-properties officeooo:rsid="00ebb42c" officeooo:paragraph-rsid="00ebb42c"/>
    </style:style>
    <style:style style:name="P80" style:family="paragraph" style:parent-style-name="Standard">
      <style:text-properties officeooo:rsid="00ed67b2" officeooo:paragraph-rsid="00ed67b2"/>
    </style:style>
    <style:style style:name="P81" style:family="paragraph" style:parent-style-name="Standard">
      <style:text-properties officeooo:rsid="00ee54ea" officeooo:paragraph-rsid="00ee54ea"/>
    </style:style>
    <style:style style:name="P82" style:family="paragraph" style:parent-style-name="Standard">
      <style:text-properties officeooo:rsid="00ee54ea" officeooo:paragraph-rsid="00f3e727"/>
    </style:style>
    <style:style style:name="P83" style:family="paragraph" style:parent-style-name="Standard">
      <style:text-properties officeooo:rsid="00ee54ea" officeooo:paragraph-rsid="00f69407"/>
    </style:style>
    <style:style style:name="P84" style:family="paragraph" style:parent-style-name="Standard">
      <style:text-properties officeooo:rsid="00f1a4fb" officeooo:paragraph-rsid="00f1a4fb"/>
    </style:style>
    <style:style style:name="P85" style:family="paragraph" style:parent-style-name="Standard">
      <style:text-properties officeooo:rsid="00f3e727" officeooo:paragraph-rsid="00f3e727"/>
    </style:style>
    <style:style style:name="P86" style:family="paragraph" style:parent-style-name="Standard">
      <style:text-properties officeooo:rsid="00f48d4d" officeooo:paragraph-rsid="00f48d4d"/>
    </style:style>
    <style:style style:name="P87" style:family="paragraph" style:parent-style-name="Standard">
      <style:text-properties officeooo:rsid="00f69407" officeooo:paragraph-rsid="00f69407"/>
    </style:style>
    <style:style style:name="P88" style:family="paragraph" style:parent-style-name="Standard">
      <style:text-properties officeooo:rsid="00fb4dc5" officeooo:paragraph-rsid="00fb4dc5"/>
    </style:style>
    <style:style style:name="P89" style:family="paragraph" style:parent-style-name="Standard">
      <style:text-properties officeooo:rsid="01012349" officeooo:paragraph-rsid="01012349"/>
    </style:style>
    <style:style style:name="P90" style:family="paragraph" style:parent-style-name="Standard">
      <style:text-properties officeooo:rsid="01012349" officeooo:paragraph-rsid="010428a4"/>
    </style:style>
    <style:style style:name="P91" style:family="paragraph" style:parent-style-name="Standard">
      <style:text-properties officeooo:rsid="01034764" officeooo:paragraph-rsid="01034764"/>
    </style:style>
    <style:style style:name="P92" style:family="paragraph" style:parent-style-name="Standard">
      <style:text-properties officeooo:rsid="01034764" officeooo:paragraph-rsid="010428a4"/>
    </style:style>
    <style:style style:name="P93" style:family="paragraph" style:parent-style-name="Standard">
      <style:text-properties officeooo:rsid="010644f8" officeooo:paragraph-rsid="010644f8"/>
    </style:style>
    <style:style style:name="P94" style:family="paragraph" style:parent-style-name="Standard">
      <style:text-properties officeooo:rsid="0110a66c" officeooo:paragraph-rsid="0110a66c"/>
    </style:style>
    <style:style style:name="P95" style:family="paragraph" style:parent-style-name="Standard">
      <style:text-properties officeooo:rsid="01114f9b" officeooo:paragraph-rsid="01114f9b"/>
    </style:style>
    <style:style style:name="P96" style:family="paragraph" style:parent-style-name="Standard">
      <style:text-properties officeooo:rsid="01145bb4" officeooo:paragraph-rsid="01145bb4"/>
    </style:style>
    <style:style style:name="P97" style:family="paragraph" style:parent-style-name="Standard">
      <style:text-properties officeooo:rsid="011845af" officeooo:paragraph-rsid="011845af"/>
    </style:style>
    <style:style style:name="P98" style:family="paragraph" style:parent-style-name="Standard">
      <style:text-properties officeooo:rsid="011a2e7f" officeooo:paragraph-rsid="011a2e7f"/>
    </style:style>
    <style:style style:name="P99" style:family="paragraph" style:parent-style-name="Standard">
      <style:text-properties officeooo:rsid="011bd8e0" officeooo:paragraph-rsid="011bd8e0"/>
    </style:style>
    <style:style style:name="P100" style:family="paragraph" style:parent-style-name="Standard">
      <style:text-properties officeooo:rsid="011c6e42" officeooo:paragraph-rsid="011c6e42"/>
    </style:style>
    <style:style style:name="P101" style:family="paragraph" style:parent-style-name="Standard">
      <style:text-properties officeooo:rsid="011e58a0" officeooo:paragraph-rsid="011e58a0"/>
    </style:style>
    <style:style style:name="P102" style:family="paragraph" style:parent-style-name="Standard">
      <style:text-properties officeooo:rsid="01214bff" officeooo:paragraph-rsid="01214bff"/>
    </style:style>
    <style:style style:name="P103" style:family="paragraph" style:parent-style-name="Standard">
      <style:text-properties officeooo:rsid="01214bff" officeooo:paragraph-rsid="01252c69"/>
    </style:style>
    <style:style style:name="P104" style:family="paragraph" style:parent-style-name="Standard">
      <style:text-properties officeooo:rsid="01273040" officeooo:paragraph-rsid="01273040"/>
    </style:style>
    <style:style style:name="P105" style:family="paragraph" style:parent-style-name="Standard">
      <style:text-properties officeooo:rsid="012836d6" officeooo:paragraph-rsid="012836d6"/>
    </style:style>
    <style:style style:name="P106" style:family="paragraph" style:parent-style-name="Standard">
      <style:text-properties officeooo:rsid="012836d6" officeooo:paragraph-rsid="0128da48"/>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0cefc" officeooo:paragraph-rsid="00c0cef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0cefc" officeooo:paragraph-rsid="00c49a0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0cefc" officeooo:paragraph-rsid="00c7337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1ed2c" officeooo:paragraph-rsid="00c1ed2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49a00" officeooo:paragraph-rsid="00c49a00"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49a00" officeooo:paragraph-rsid="00c733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9018c" officeooo:paragraph-rsid="00c9018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aa37c" officeooo:paragraph-rsid="00caa37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e626aa" officeooo:paragraph-rsid="00e626a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e626aa" officeooo:paragraph-rsid="00e626aa"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e626aa" officeooo:paragraph-rsid="00e626aa"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Standard">
      <style:text-properties fo:font-weight="normal" officeooo:rsid="0023f383" officeooo:paragraph-rsid="0023f383" style:font-weight-asian="normal" style:font-weight-complex="normal"/>
    </style:style>
    <style:style style:name="P120" style:family="paragraph" style:parent-style-name="Standard">
      <style:text-properties fo:font-weight="normal" officeooo:rsid="00f48d4d" officeooo:paragraph-rsid="00f48d4d" style:font-weight-asian="normal" style:font-weight-complex="normal"/>
    </style:style>
    <style:style style:name="P121" style:family="paragraph" style:parent-style-name="Standard">
      <style:text-properties fo:font-weight="normal" officeooo:rsid="00f69407" officeooo:paragraph-rsid="00f69407" style:font-weight-asian="normal" style:font-weight-complex="normal"/>
    </style:style>
    <style:style style:name="P122" style:family="paragraph" style:parent-style-name="Standard">
      <style:text-properties fo:font-weight="normal" officeooo:rsid="00f9aa0f" officeooo:paragraph-rsid="00f9aa0f" style:font-weight-asian="normal" style:font-weight-complex="normal"/>
    </style:style>
    <style:style style:name="P123" style:family="paragraph" style:parent-style-name="Standard">
      <style:text-properties fo:font-weight="normal" officeooo:rsid="019bc114" officeooo:paragraph-rsid="019bc114" style:font-weight-asian="normal" style:font-weight-complex="normal"/>
    </style:style>
    <style:style style:name="P124" style:family="paragraph" style:parent-style-name="Standard">
      <style:text-properties fo:font-weight="normal" officeooo:rsid="020a3e25" officeooo:paragraph-rsid="020a3e25" style:font-weight-asian="normal" style:font-weight-complex="normal"/>
    </style:style>
    <style:style style:name="P125" style:family="paragraph" style:parent-style-name="Standard">
      <style:text-properties officeooo:rsid="002ec3fb" officeooo:paragraph-rsid="001d12ba"/>
    </style:style>
    <style:style style:name="P126" style:family="paragraph" style:parent-style-name="Standard">
      <style:text-properties officeooo:rsid="010f17a2" officeooo:paragraph-rsid="010f17a2"/>
    </style:style>
    <style:style style:name="P127" style:family="paragraph" style:parent-style-name="Standard">
      <style:text-properties officeooo:rsid="010e27e7" officeooo:paragraph-rsid="010f17a2"/>
    </style:style>
    <style:style style:name="P128" style:family="paragraph" style:parent-style-name="Standard">
      <style:text-properties officeooo:rsid="0110a66c" officeooo:paragraph-rsid="005729d2"/>
    </style:style>
    <style:style style:name="P129" style:family="paragraph" style:parent-style-name="Standard">
      <style:text-properties fo:font-weight="bold" officeooo:rsid="00a70c59" officeooo:paragraph-rsid="00a256fe" style:font-weight-asian="bold" style:font-weight-complex="bold"/>
    </style:style>
    <style:style style:name="P130" style:family="paragraph" style:parent-style-name="Standard">
      <style:text-properties fo:font-weight="bold" officeooo:rsid="012b57d6" officeooo:paragraph-rsid="013e6527" style:font-weight-asian="bold" style:font-weight-complex="bold"/>
    </style:style>
    <style:style style:name="P131" style:family="paragraph" style:parent-style-name="Standard">
      <style:text-properties fo:font-weight="bold" officeooo:rsid="015384cb" officeooo:paragraph-rsid="015384cb" style:font-weight-asian="bold" style:font-weight-complex="bold"/>
    </style:style>
    <style:style style:name="P132" style:family="paragraph" style:parent-style-name="Standard">
      <style:text-properties fo:font-weight="bold" officeooo:rsid="0165e090" officeooo:paragraph-rsid="0165e090" style:font-weight-asian="bold" style:font-weight-complex="bold"/>
    </style:style>
    <style:style style:name="P133" style:family="paragraph" style:parent-style-name="Standard">
      <style:text-properties fo:font-weight="bold" officeooo:rsid="016b68b4" officeooo:paragraph-rsid="016b68b4" style:font-weight-asian="bold" style:font-weight-complex="bold"/>
    </style:style>
    <style:style style:name="P134" style:family="paragraph" style:parent-style-name="Standard">
      <style:text-properties fo:font-weight="bold" officeooo:rsid="006eb7e3" officeooo:paragraph-rsid="006eb7e3" style:font-weight-asian="bold" style:font-weight-complex="bold"/>
    </style:style>
    <style:style style:name="P135" style:family="paragraph" style:parent-style-name="Standard">
      <style:text-properties fo:font-weight="bold" officeooo:rsid="0070462d" officeooo:paragraph-rsid="0070462d" style:font-weight-asian="bold" style:font-weight-complex="bold"/>
    </style:style>
    <style:style style:name="P136" style:family="paragraph" style:parent-style-name="Standard">
      <style:text-properties fo:font-weight="bold" officeooo:rsid="019767e5" officeooo:paragraph-rsid="019767e5" style:font-weight-asian="bold" style:font-weight-complex="bold"/>
    </style:style>
    <style:style style:name="P137" style:family="paragraph" style:parent-style-name="Standard">
      <style:text-properties fo:font-weight="bold" officeooo:rsid="019cd792" officeooo:paragraph-rsid="019cd792" style:font-weight-asian="bold" style:font-weight-complex="bold"/>
    </style:style>
    <style:style style:name="P138" style:family="paragraph" style:parent-style-name="Standard">
      <style:text-properties fo:font-weight="bold" officeooo:rsid="019f5a33" officeooo:paragraph-rsid="019f5a33" style:font-weight-asian="bold" style:font-weight-complex="bold"/>
    </style:style>
    <style:style style:name="P139" style:family="paragraph" style:parent-style-name="Standard">
      <style:text-properties fo:font-weight="bold" officeooo:rsid="01c9dfe5" officeooo:paragraph-rsid="01c9dfe5" style:font-weight-asian="bold" style:font-weight-complex="bold"/>
    </style:style>
    <style:style style:name="P140" style:family="paragraph" style:parent-style-name="Standard">
      <style:text-properties officeooo:rsid="00d3ec86" officeooo:paragraph-rsid="00d7968d"/>
    </style:style>
    <style:style style:name="P141" style:family="paragraph" style:parent-style-name="Standard">
      <style:text-properties officeooo:rsid="00de63be" officeooo:paragraph-rsid="00dc4635"/>
    </style:style>
    <style:style style:name="P142" style:family="paragraph" style:parent-style-name="Standard">
      <style:text-properties officeooo:rsid="0128da48" officeooo:paragraph-rsid="0128da48"/>
    </style:style>
    <style:style style:name="P143" style:family="paragraph" style:parent-style-name="Standard">
      <style:text-properties officeooo:rsid="012b57d6" officeooo:paragraph-rsid="0139c67b"/>
    </style:style>
    <style:style style:name="P144" style:family="paragraph" style:parent-style-name="Standard">
      <style:text-properties officeooo:rsid="012b57d6" officeooo:paragraph-rsid="013e6527"/>
    </style:style>
    <style:style style:name="P145" style:family="paragraph" style:parent-style-name="Standard">
      <style:text-properties officeooo:rsid="012b57d6" officeooo:paragraph-rsid="01434db0"/>
    </style:style>
    <style:style style:name="P146" style:family="paragraph" style:parent-style-name="Standard">
      <style:text-properties officeooo:rsid="012b57d6" officeooo:paragraph-rsid="01437d54"/>
    </style:style>
    <style:style style:name="P147" style:family="paragraph" style:parent-style-name="Standard">
      <style:text-properties officeooo:rsid="012b57d6" officeooo:paragraph-rsid="020a3e25"/>
    </style:style>
    <style:style style:name="P148" style:family="paragraph" style:parent-style-name="Standard">
      <style:text-properties officeooo:rsid="01214bff" officeooo:paragraph-rsid="01214bff"/>
    </style:style>
    <style:style style:name="P149" style:family="paragraph" style:parent-style-name="Standard">
      <style:text-properties officeooo:rsid="01214bff" officeooo:paragraph-rsid="019a1f35"/>
    </style:style>
    <style:style style:name="P150" style:family="paragraph" style:parent-style-name="Standard">
      <style:text-properties officeooo:paragraph-rsid="01437d54"/>
    </style:style>
    <style:style style:name="P151" style:family="paragraph" style:parent-style-name="Standard">
      <style:text-properties officeooo:rsid="014e2f6e" officeooo:paragraph-rsid="014e2f6e"/>
    </style:style>
    <style:style style:name="P152" style:family="paragraph" style:parent-style-name="Standard">
      <style:text-properties officeooo:rsid="014e2f6e" officeooo:paragraph-rsid="015262cb"/>
    </style:style>
    <style:style style:name="P153" style:family="paragraph" style:parent-style-name="Standard">
      <style:text-properties officeooo:rsid="015384cb" officeooo:paragraph-rsid="015384cb"/>
    </style:style>
    <style:style style:name="P154" style:family="paragraph" style:parent-style-name="Standard">
      <style:text-properties officeooo:rsid="0157f17e" officeooo:paragraph-rsid="015384cb"/>
    </style:style>
    <style:style style:name="P155" style:family="paragraph" style:parent-style-name="Standard">
      <style:text-properties officeooo:rsid="0159d108" officeooo:paragraph-rsid="0159d108"/>
    </style:style>
    <style:style style:name="P156" style:family="paragraph" style:parent-style-name="Standard">
      <style:text-properties officeooo:rsid="015ad441" officeooo:paragraph-rsid="015ad441"/>
    </style:style>
    <style:style style:name="P157" style:family="paragraph" style:parent-style-name="Standard">
      <style:text-properties officeooo:rsid="015ad441" officeooo:paragraph-rsid="01618b30"/>
    </style:style>
    <style:style style:name="P158" style:family="paragraph" style:parent-style-name="Standard">
      <style:text-properties officeooo:rsid="015ad441" officeooo:paragraph-rsid="01626d37"/>
    </style:style>
    <style:style style:name="P159" style:family="paragraph" style:parent-style-name="Standard">
      <style:text-properties officeooo:rsid="015ad441" officeooo:paragraph-rsid="0168e0f5"/>
    </style:style>
    <style:style style:name="P160" style:family="paragraph" style:parent-style-name="Standard">
      <style:text-properties officeooo:rsid="0165e090" officeooo:paragraph-rsid="0165e090"/>
    </style:style>
    <style:style style:name="P161" style:family="paragraph" style:parent-style-name="Standard">
      <style:text-properties officeooo:rsid="016b68b4" officeooo:paragraph-rsid="016b68b4"/>
    </style:style>
    <style:style style:name="P162" style:family="paragraph" style:parent-style-name="Standard">
      <style:text-properties officeooo:rsid="016ea6ba" officeooo:paragraph-rsid="016ea6ba"/>
    </style:style>
    <style:style style:name="P163" style:family="paragraph" style:parent-style-name="Standard">
      <style:text-properties officeooo:rsid="0173adf0" officeooo:paragraph-rsid="0173adf0"/>
    </style:style>
    <style:style style:name="P164" style:family="paragraph" style:parent-style-name="Standard">
      <style:text-properties officeooo:rsid="01777b43" officeooo:paragraph-rsid="01777b43"/>
    </style:style>
    <style:style style:name="P165" style:family="paragraph" style:parent-style-name="Standard">
      <style:text-properties officeooo:rsid="0023f383" officeooo:paragraph-rsid="005729d2"/>
    </style:style>
    <style:style style:name="P166" style:family="paragraph" style:parent-style-name="Standard">
      <style:text-properties officeooo:rsid="0023f383" officeooo:paragraph-rsid="020b96b2"/>
    </style:style>
    <style:style style:name="P167" style:family="paragraph" style:parent-style-name="Standard">
      <style:text-properties officeooo:rsid="0023f383" officeooo:paragraph-rsid="021f959d"/>
    </style:style>
    <style:style style:name="P168" style:family="paragraph" style:parent-style-name="Standard">
      <style:text-properties officeooo:rsid="0178d4a2" officeooo:paragraph-rsid="0178d4a2"/>
    </style:style>
    <style:style style:name="P169" style:family="paragraph" style:parent-style-name="Standard">
      <style:text-properties officeooo:rsid="017ac7a5" officeooo:paragraph-rsid="017ac7a5"/>
    </style:style>
    <style:style style:name="P170" style:family="paragraph" style:parent-style-name="Standard">
      <style:text-properties officeooo:rsid="017ac7a5" officeooo:paragraph-rsid="017d88a7"/>
    </style:style>
    <style:style style:name="P171" style:family="paragraph" style:parent-style-name="Standard">
      <style:text-properties officeooo:rsid="017ac7a5" officeooo:paragraph-rsid="017f4c3c"/>
    </style:style>
    <style:style style:name="P172" style:family="paragraph" style:parent-style-name="Standard">
      <style:text-properties officeooo:rsid="01803775" officeooo:paragraph-rsid="01803775"/>
    </style:style>
    <style:style style:name="P173" style:family="paragraph" style:parent-style-name="Standard">
      <style:text-properties officeooo:rsid="00851d66" officeooo:paragraph-rsid="00851d66"/>
    </style:style>
    <style:style style:name="P174" style:family="paragraph" style:parent-style-name="Standard">
      <style:text-properties officeooo:rsid="01891a0c" officeooo:paragraph-rsid="01891a0c"/>
    </style:style>
    <style:style style:name="P175" style:family="paragraph" style:parent-style-name="Standard">
      <style:text-properties officeooo:rsid="018a5ec9" officeooo:paragraph-rsid="018a5ec9"/>
    </style:style>
    <style:style style:name="P176" style:family="paragraph" style:parent-style-name="Standard">
      <style:text-properties officeooo:rsid="018c33f5" officeooo:paragraph-rsid="018c33f5"/>
    </style:style>
    <style:style style:name="P177" style:family="paragraph" style:parent-style-name="Standard">
      <style:text-properties officeooo:rsid="018e2d05" officeooo:paragraph-rsid="018e2d05"/>
    </style:style>
    <style:style style:name="P178" style:family="paragraph" style:parent-style-name="Standard">
      <style:text-properties officeooo:rsid="0192afc0" officeooo:paragraph-rsid="0192afc0"/>
    </style:style>
    <style:style style:name="P179" style:family="paragraph" style:parent-style-name="Standard">
      <style:text-properties officeooo:rsid="011e58a0" officeooo:paragraph-rsid="0195725a"/>
    </style:style>
    <style:style style:name="P180" style:family="paragraph" style:parent-style-name="Standard">
      <style:text-properties officeooo:rsid="011a2e7f" officeooo:paragraph-rsid="0195725a"/>
    </style:style>
    <style:style style:name="P181" style:family="paragraph" style:parent-style-name="Standard">
      <style:text-properties officeooo:rsid="011bd8e0" officeooo:paragraph-rsid="0195725a"/>
    </style:style>
    <style:style style:name="P182" style:family="paragraph" style:parent-style-name="Standard">
      <style:text-properties officeooo:rsid="011c6e42" officeooo:paragraph-rsid="0195725a"/>
    </style:style>
    <style:style style:name="P183" style:family="paragraph" style:parent-style-name="Standard">
      <style:text-properties officeooo:rsid="019767e5" officeooo:paragraph-rsid="019767e5"/>
    </style:style>
    <style:style style:name="P184" style:family="paragraph" style:parent-style-name="Standard">
      <style:text-properties officeooo:rsid="019767e5" officeooo:paragraph-rsid="019a1f35"/>
    </style:style>
    <style:style style:name="P185" style:family="paragraph" style:parent-style-name="Standard">
      <style:text-properties officeooo:rsid="019767e5" officeooo:paragraph-rsid="01a1e086"/>
    </style:style>
    <style:style style:name="P186" style:family="paragraph" style:parent-style-name="Standard">
      <style:text-properties officeooo:rsid="019767e5" officeooo:paragraph-rsid="01acda62"/>
    </style:style>
    <style:style style:name="P187" style:family="paragraph" style:parent-style-name="Standard">
      <style:text-properties officeooo:rsid="019cd792" officeooo:paragraph-rsid="019cd792"/>
    </style:style>
    <style:style style:name="P188" style:family="paragraph" style:parent-style-name="Standard">
      <style:text-properties officeooo:rsid="019f5a33" officeooo:paragraph-rsid="019f5a33"/>
    </style:style>
    <style:style style:name="P189" style:family="paragraph" style:parent-style-name="Standard">
      <style:text-properties officeooo:rsid="01a3700b" officeooo:paragraph-rsid="01a3700b"/>
    </style:style>
    <style:style style:name="P190" style:family="paragraph" style:parent-style-name="Standard">
      <style:text-properties officeooo:rsid="01a69d21" officeooo:paragraph-rsid="01a69d21"/>
    </style:style>
    <style:style style:name="P191" style:family="paragraph" style:parent-style-name="Standard">
      <style:text-properties officeooo:rsid="01a7a50e" officeooo:paragraph-rsid="01a7a50e"/>
    </style:style>
    <style:style style:name="P192" style:family="paragraph" style:parent-style-name="Standard">
      <style:text-properties officeooo:rsid="01a92fe7" officeooo:paragraph-rsid="01a92fe7"/>
    </style:style>
    <style:style style:name="P193" style:family="paragraph" style:parent-style-name="Standard">
      <style:text-properties officeooo:rsid="01aa21c0" officeooo:paragraph-rsid="01aa21c0"/>
    </style:style>
    <style:style style:name="P194" style:family="paragraph" style:parent-style-name="Standard">
      <style:text-properties officeooo:rsid="01acda62" officeooo:paragraph-rsid="01acda62"/>
    </style:style>
    <style:style style:name="P195" style:family="paragraph" style:parent-style-name="Standard">
      <style:text-properties officeooo:rsid="01acda62" officeooo:paragraph-rsid="01bd615f"/>
    </style:style>
    <style:style style:name="P196" style:family="paragraph" style:parent-style-name="Standard">
      <style:text-properties officeooo:rsid="01c6dfca" officeooo:paragraph-rsid="01c6dfca"/>
    </style:style>
    <style:style style:name="P197" style:family="paragraph" style:parent-style-name="Standard">
      <style:text-properties officeooo:rsid="01c9dfe5" officeooo:paragraph-rsid="01c9dfe5"/>
    </style:style>
    <style:style style:name="P198" style:family="paragraph" style:parent-style-name="Standard">
      <style:text-properties officeooo:rsid="01d09ca0" officeooo:paragraph-rsid="01d09ca0"/>
    </style:style>
    <style:style style:name="P199" style:family="paragraph" style:parent-style-name="Standard">
      <style:text-properties officeooo:rsid="01d244be" officeooo:paragraph-rsid="01d244be"/>
    </style:style>
    <style:style style:name="P200" style:family="paragraph" style:parent-style-name="Standard">
      <style:text-properties officeooo:rsid="01d5b725" officeooo:paragraph-rsid="01d5b725"/>
    </style:style>
    <style:style style:name="P201" style:family="paragraph" style:parent-style-name="Standard">
      <style:text-properties officeooo:rsid="01d7f6f3" officeooo:paragraph-rsid="01d7f6f3"/>
    </style:style>
    <style:style style:name="P202" style:family="paragraph" style:parent-style-name="Standard">
      <style:text-properties officeooo:rsid="01d918d2" officeooo:paragraph-rsid="01d918d2"/>
    </style:style>
    <style:style style:name="P203" style:family="paragraph" style:parent-style-name="Standard">
      <style:text-properties officeooo:rsid="01dbd075" officeooo:paragraph-rsid="01dbd075"/>
    </style:style>
    <style:style style:name="P204" style:family="paragraph" style:parent-style-name="Standard">
      <style:text-properties officeooo:rsid="01de12a7" officeooo:paragraph-rsid="01de12a7"/>
    </style:style>
    <style:style style:name="P205" style:family="paragraph" style:parent-style-name="Standard">
      <style:text-properties officeooo:rsid="01dfbb78" officeooo:paragraph-rsid="01dfbb78"/>
    </style:style>
    <style:style style:name="P206" style:family="paragraph" style:parent-style-name="Standard">
      <style:text-properties officeooo:rsid="01e37085" officeooo:paragraph-rsid="01e37085"/>
    </style:style>
    <style:style style:name="P207" style:family="paragraph" style:parent-style-name="Standard">
      <style:text-properties officeooo:rsid="01e55b61" officeooo:paragraph-rsid="01e55b61"/>
    </style:style>
    <style:style style:name="P208" style:family="paragraph" style:parent-style-name="Standard">
      <style:text-properties officeooo:rsid="01e9f8fd" officeooo:paragraph-rsid="01e9f8fd"/>
    </style:style>
    <style:style style:name="P209" style:family="paragraph" style:parent-style-name="Standard">
      <style:text-properties officeooo:rsid="01ef2b05" officeooo:paragraph-rsid="01e9f8fd"/>
    </style:style>
    <style:style style:name="P210" style:family="paragraph" style:parent-style-name="Standard">
      <style:text-properties officeooo:rsid="01f0b452" officeooo:paragraph-rsid="01f0b452"/>
    </style:style>
    <style:style style:name="P211" style:family="paragraph" style:parent-style-name="Standard">
      <style:text-properties officeooo:rsid="01f374f0" officeooo:paragraph-rsid="01f374f0"/>
    </style:style>
    <style:style style:name="P212" style:family="paragraph" style:parent-style-name="Standard">
      <style:text-properties officeooo:rsid="01f4835c" officeooo:paragraph-rsid="01f4835c"/>
    </style:style>
    <style:style style:name="P213" style:family="paragraph" style:parent-style-name="Standard">
      <style:text-properties officeooo:rsid="01f484d2" officeooo:paragraph-rsid="01f484d2"/>
    </style:style>
    <style:style style:name="P214" style:family="paragraph" style:parent-style-name="Standard">
      <style:text-properties officeooo:rsid="01f484d2" officeooo:paragraph-rsid="01f7a998"/>
    </style:style>
    <style:style style:name="P215" style:family="paragraph" style:parent-style-name="Standard">
      <style:text-properties officeooo:rsid="01f484d2" officeooo:paragraph-rsid="01fac16e"/>
    </style:style>
    <style:style style:name="P216" style:family="paragraph" style:parent-style-name="Standard">
      <style:text-properties officeooo:rsid="01fc930e" officeooo:paragraph-rsid="01fc930e"/>
    </style:style>
    <style:style style:name="P217" style:family="paragraph" style:parent-style-name="Standard">
      <style:text-properties officeooo:rsid="01ffaaa4" officeooo:paragraph-rsid="01ffaaa4"/>
    </style:style>
    <style:style style:name="P218" style:family="paragraph" style:parent-style-name="Standard">
      <style:text-properties officeooo:rsid="02017db7" officeooo:paragraph-rsid="02017db7"/>
    </style:style>
    <style:style style:name="P219" style:family="paragraph" style:parent-style-name="Standard">
      <style:text-properties officeooo:rsid="0202d35d" officeooo:paragraph-rsid="0202d35d"/>
    </style:style>
    <style:style style:name="P220" style:family="paragraph" style:parent-style-name="Standard">
      <style:text-properties officeooo:rsid="0205be13" officeooo:paragraph-rsid="0205be13"/>
    </style:style>
    <style:style style:name="P221" style:family="paragraph" style:parent-style-name="Standard">
      <style:text-properties officeooo:rsid="02067d1b" officeooo:paragraph-rsid="02067d1b"/>
    </style:style>
    <style:style style:name="P222" style:family="paragraph" style:parent-style-name="Standard">
      <style:text-properties officeooo:rsid="0206aa0f" officeooo:paragraph-rsid="0206aa0f"/>
    </style:style>
    <style:style style:name="P223" style:family="paragraph" style:parent-style-name="Standard">
      <style:text-properties officeooo:rsid="0208cbb3" officeooo:paragraph-rsid="0208cbb3"/>
    </style:style>
    <style:style style:name="P224" style:family="paragraph" style:parent-style-name="Standard">
      <style:text-properties officeooo:rsid="020b96b2" officeooo:paragraph-rsid="020b96b2"/>
    </style:style>
    <style:style style:name="P225" style:family="paragraph" style:parent-style-name="Standard">
      <style:text-properties officeooo:rsid="020ca098" officeooo:paragraph-rsid="020ca098"/>
    </style:style>
    <style:style style:name="P226" style:family="paragraph" style:parent-style-name="Standard">
      <style:text-properties officeooo:rsid="001d12ba" officeooo:paragraph-rsid="0023f383"/>
    </style:style>
    <style:style style:name="P227" style:family="paragraph" style:parent-style-name="Standard">
      <style:text-properties officeooo:rsid="02126f7f" officeooo:paragraph-rsid="02126f7f"/>
    </style:style>
    <style:style style:name="P228" style:family="paragraph" style:parent-style-name="Standard">
      <style:text-properties officeooo:rsid="02136060" officeooo:paragraph-rsid="02136060"/>
    </style:style>
    <style:style style:name="P229" style:family="paragraph" style:parent-style-name="Standard">
      <style:text-properties officeooo:rsid="02160c8a" officeooo:paragraph-rsid="02160c8a"/>
    </style:style>
    <style:style style:name="P230" style:family="paragraph" style:parent-style-name="Standard">
      <style:text-properties officeooo:rsid="021f959d" officeooo:paragraph-rsid="021f959d"/>
    </style:style>
    <style:style style:name="P231" style:family="paragraph" style:parent-style-name="Standard">
      <style:text-properties officeooo:rsid="0221796b" officeooo:paragraph-rsid="0221796b"/>
    </style:style>
    <style:style style:name="P232" style:family="paragraph" style:parent-style-name="Standard">
      <style:text-properties officeooo:rsid="0221796b" officeooo:paragraph-rsid="02239b44"/>
    </style:style>
    <style:style style:name="P233" style:family="paragraph" style:parent-style-name="Standard">
      <style:text-properties officeooo:rsid="02239b44" officeooo:paragraph-rsid="02239b44"/>
    </style:style>
    <style:style style:name="P234" style:family="paragraph" style:parent-style-name="Standard">
      <style:text-properties officeooo:rsid="0224b330" officeooo:paragraph-rsid="0224b330"/>
    </style:style>
    <style:style style:name="P235" style:family="paragraph" style:parent-style-name="Standard">
      <style:text-properties officeooo:rsid="02289ab1" officeooo:paragraph-rsid="02289ab1"/>
    </style:style>
    <style:style style:name="P23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5262cb" officeooo:paragraph-rsid="015262cb" style:font-size-asian="12pt" style:font-style-asian="normal" style:font-weight-asian="bold" style:font-size-complex="12pt" style:font-style-complex="normal" style:font-weight-complex="bold" style:text-overline-style="none" style:text-overline-color="font-color"/>
    </style:style>
    <style:style style:name="P2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262cb" officeooo:paragraph-rsid="015262cb"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15262cb" officeooo:paragraph-rsid="015262cb"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20c272"/>
    </style:style>
    <style:style style:name="T2" style:family="text">
      <style:text-properties fo:font-weight="bold" style:font-weight-asian="bold" style:font-weight-complex="bold"/>
    </style:style>
    <style:style style:name="T3" style:family="text">
      <style:text-properties fo:font-weight="bold" officeooo:rsid="0070462d" style:font-weight-asian="bold" style:font-weight-complex="bold"/>
    </style:style>
    <style:style style:name="T4" style:family="text">
      <style:text-properties fo:font-weight="bold" officeooo:rsid="00726276" style:font-weight-asian="bold" style:font-weight-complex="bold"/>
    </style:style>
    <style:style style:name="T5" style:family="text">
      <style:text-properties fo:font-weight="bold" officeooo:rsid="00758449" style:font-weight-asian="bold" style:font-weight-complex="bold"/>
    </style:style>
    <style:style style:name="T6" style:family="text">
      <style:text-properties fo:font-weight="bold" officeooo:rsid="008cde03" style:font-weight-asian="bold" style:font-weight-complex="bold"/>
    </style:style>
    <style:style style:name="T7" style:family="text">
      <style:text-properties fo:font-weight="bold" officeooo:rsid="00a529c0" style:font-weight-asian="bold" style:font-weight-complex="bold"/>
    </style:style>
    <style:style style:name="T8" style:family="text">
      <style:text-properties fo:font-weight="bold" officeooo:rsid="009672ab" style:font-weight-asian="bold" style:font-weight-complex="bold"/>
    </style:style>
    <style:style style:name="T9" style:family="text">
      <style:text-properties fo:font-weight="bold" officeooo:rsid="01359142" style:font-weight-asian="bold" style:font-weight-complex="bold"/>
    </style:style>
    <style:style style:name="T10" style:family="text">
      <style:text-properties fo:font-weight="bold" officeooo:rsid="0137f51c" style:font-weight-asian="bold" style:font-weight-complex="bold"/>
    </style:style>
    <style:style style:name="T11" style:family="text">
      <style:text-properties fo:font-weight="bold" officeooo:rsid="0133e810" style:font-weight-asian="bold" style:font-weight-complex="bold"/>
    </style:style>
    <style:style style:name="T12" style:family="text">
      <style:text-properties fo:font-weight="bold" officeooo:rsid="0139c67b" style:font-weight-asian="bold" style:font-weight-complex="bold"/>
    </style:style>
    <style:style style:name="T13" style:family="text">
      <style:text-properties fo:font-weight="bold" officeooo:rsid="013bcd27" style:font-weight-asian="bold" style:font-weight-complex="bold"/>
    </style:style>
    <style:style style:name="T14" style:family="text">
      <style:text-properties fo:font-weight="bold" officeooo:rsid="013dd050" style:font-weight-asian="bold" style:font-weight-complex="bold"/>
    </style:style>
    <style:style style:name="T15" style:family="text">
      <style:text-properties fo:font-weight="bold" officeooo:rsid="013fd578" style:font-weight-asian="bold" style:font-weight-complex="bold"/>
    </style:style>
    <style:style style:name="T16" style:family="text">
      <style:text-properties fo:font-weight="bold" officeooo:rsid="01437d54" style:font-weight-asian="bold" style:font-weight-complex="bold"/>
    </style:style>
    <style:style style:name="T17" style:family="text">
      <style:text-properties fo:font-weight="bold" officeooo:rsid="0148485d" style:font-weight-asian="bold" style:font-weight-complex="bold"/>
    </style:style>
    <style:style style:name="T18" style:family="text">
      <style:text-properties fo:font-weight="bold" officeooo:rsid="014ac066" style:font-weight-asian="bold" style:font-weight-complex="bold"/>
    </style:style>
    <style:style style:name="T19" style:family="text">
      <style:text-properties fo:font-weight="bold" officeooo:rsid="01516c3d" style:font-weight-asian="bold" style:font-weight-complex="bold"/>
    </style:style>
    <style:style style:name="T20" style:family="text">
      <style:text-properties fo:font-weight="bold" officeooo:rsid="01519b54" style:font-weight-asian="bold" style:font-weight-complex="bold"/>
    </style:style>
    <style:style style:name="T21" style:family="text">
      <style:text-properties fo:font-weight="bold" officeooo:rsid="017b13cc" style:font-weight-asian="bold" style:font-weight-complex="bold"/>
    </style:style>
    <style:style style:name="T22" style:family="text">
      <style:text-properties fo:font-weight="bold" officeooo:rsid="017d88a7" style:font-weight-asian="bold" style:font-weight-complex="bold"/>
    </style:style>
    <style:style style:name="T23" style:family="text">
      <style:text-properties fo:font-weight="bold" officeooo:rsid="017dd47d" style:font-weight-asian="bold" style:font-weight-complex="bold"/>
    </style:style>
    <style:style style:name="T24" style:family="text">
      <style:text-properties fo:font-weight="bold" officeooo:rsid="017f4c3c" style:font-weight-asian="bold" style:font-weight-complex="bold"/>
    </style:style>
    <style:style style:name="T25" style:family="text">
      <style:text-properties fo:font-weight="bold" officeooo:rsid="019ae054" style:font-weight-asian="bold" style:font-weight-complex="bold"/>
    </style:style>
    <style:style style:name="T26" style:family="text">
      <style:text-properties fo:font-weight="bold" officeooo:rsid="01b28992" style:font-weight-asian="bold" style:font-weight-complex="bold"/>
    </style:style>
    <style:style style:name="T27" style:family="text">
      <style:text-properties fo:font-weight="bold" officeooo:rsid="01b4d876" style:font-weight-asian="bold" style:font-weight-complex="bold"/>
    </style:style>
    <style:style style:name="T28" style:family="text">
      <style:text-properties fo:font-weight="bold" officeooo:rsid="01b9d2a4" style:font-weight-asian="bold" style:font-weight-complex="bold"/>
    </style:style>
    <style:style style:name="T29" style:family="text">
      <style:text-properties fo:font-weight="bold" officeooo:rsid="01bc7865" style:font-weight-asian="bold" style:font-weight-complex="bold"/>
    </style:style>
    <style:style style:name="T30" style:family="text">
      <style:text-properties fo:font-weight="bold" officeooo:rsid="01bd615f" style:font-weight-asian="bold" style:font-weight-complex="bold"/>
    </style:style>
    <style:style style:name="T31" style:family="text">
      <style:text-properties fo:font-weight="bold" officeooo:rsid="01bf7d6a" style:font-weight-asian="bold" style:font-weight-complex="bold"/>
    </style:style>
    <style:style style:name="T32" style:family="text">
      <style:text-properties fo:font-weight="bold" officeooo:rsid="01b3bb75" style:font-weight-asian="bold" style:font-weight-complex="bold"/>
    </style:style>
    <style:style style:name="T33" style:family="text">
      <style:text-properties fo:font-weight="bold" officeooo:rsid="01c59a1e" style:font-weight-asian="bold" style:font-weight-complex="bold"/>
    </style:style>
    <style:style style:name="T34" style:family="text">
      <style:text-properties fo:font-weight="bold" officeooo:rsid="01e70a4a" style:font-weight-asian="bold" style:font-weight-complex="bold"/>
    </style:style>
    <style:style style:name="T35" style:family="text">
      <style:text-properties fo:font-weight="bold" officeooo:rsid="0208cbb3"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70462d" style:font-weight-asian="normal" style:font-weight-complex="normal"/>
    </style:style>
    <style:style style:name="T38" style:family="text">
      <style:text-properties fo:font-weight="normal" officeooo:rsid="007095df" style:font-weight-asian="normal" style:font-weight-complex="normal"/>
    </style:style>
    <style:style style:name="T39" style:family="text">
      <style:text-properties fo:font-weight="normal" officeooo:rsid="00726276" style:font-weight-asian="normal" style:font-weight-complex="normal"/>
    </style:style>
    <style:style style:name="T40" style:family="text">
      <style:text-properties fo:font-weight="normal" officeooo:rsid="00758449" style:font-weight-asian="normal" style:font-weight-complex="normal"/>
    </style:style>
    <style:style style:name="T41" style:family="text">
      <style:text-properties fo:font-weight="normal" officeooo:rsid="0077dec6" style:font-weight-asian="normal" style:font-weight-complex="normal"/>
    </style:style>
    <style:style style:name="T42" style:family="text">
      <style:text-properties fo:font-weight="normal" officeooo:rsid="007a3ab4" style:font-weight-asian="normal" style:font-weight-complex="normal"/>
    </style:style>
    <style:style style:name="T43" style:family="text">
      <style:text-properties fo:font-weight="normal" officeooo:rsid="007b038d" style:font-weight-asian="normal" style:font-weight-complex="normal"/>
    </style:style>
    <style:style style:name="T44" style:family="text">
      <style:text-properties fo:font-weight="normal" officeooo:rsid="007bbcf9" style:font-weight-asian="normal" style:font-weight-complex="normal"/>
    </style:style>
    <style:style style:name="T45" style:family="text">
      <style:text-properties fo:font-weight="normal" officeooo:rsid="007db696" style:font-weight-asian="normal" style:font-weight-complex="normal"/>
    </style:style>
    <style:style style:name="T46" style:family="text">
      <style:text-properties fo:font-weight="normal" officeooo:rsid="007ddf27" style:font-weight-asian="normal" style:font-weight-complex="normal"/>
    </style:style>
    <style:style style:name="T47" style:family="text">
      <style:text-properties fo:font-weight="normal" officeooo:rsid="007eabbd" style:font-weight-asian="normal" style:font-weight-complex="normal"/>
    </style:style>
    <style:style style:name="T48" style:family="text">
      <style:text-properties fo:font-weight="normal" officeooo:rsid="00902593" style:font-weight-asian="normal" style:font-weight-complex="normal"/>
    </style:style>
    <style:style style:name="T49" style:family="text">
      <style:text-properties fo:font-weight="normal" officeooo:rsid="00d8b987" style:font-weight-asian="normal" style:font-weight-complex="normal"/>
    </style:style>
    <style:style style:name="T50" style:family="text">
      <style:text-properties fo:font-weight="normal" officeooo:rsid="013bcd27" style:font-weight-asian="normal" style:font-weight-complex="normal"/>
    </style:style>
    <style:style style:name="T51" style:family="text">
      <style:text-properties fo:font-weight="normal" officeooo:rsid="013dd050" style:font-weight-asian="normal" style:font-weight-complex="normal"/>
    </style:style>
    <style:style style:name="T52" style:family="text">
      <style:text-properties fo:font-weight="normal" officeooo:rsid="013fd578" style:font-weight-asian="normal" style:font-weight-complex="normal"/>
    </style:style>
    <style:style style:name="T53" style:family="text">
      <style:text-properties fo:font-weight="normal" officeooo:rsid="01434db0" style:font-weight-asian="normal" style:font-weight-complex="normal"/>
    </style:style>
    <style:style style:name="T54" style:family="text">
      <style:text-properties fo:font-weight="normal" officeooo:rsid="01437d54" style:font-weight-asian="normal" style:font-weight-complex="normal"/>
    </style:style>
    <style:style style:name="T55" style:family="text">
      <style:text-properties fo:font-weight="normal" officeooo:rsid="01463e79" style:font-weight-asian="normal" style:font-weight-complex="normal"/>
    </style:style>
    <style:style style:name="T56" style:family="text">
      <style:text-properties fo:font-weight="normal" officeooo:rsid="0147cb1d" style:font-weight-asian="normal" style:font-weight-complex="normal"/>
    </style:style>
    <style:style style:name="T57" style:family="text">
      <style:text-properties fo:font-weight="normal" officeooo:rsid="0148485d" style:font-weight-asian="normal" style:font-weight-complex="normal"/>
    </style:style>
    <style:style style:name="T58" style:family="text">
      <style:text-properties fo:font-weight="normal" officeooo:rsid="014ac066" style:font-weight-asian="normal" style:font-weight-complex="normal"/>
    </style:style>
    <style:style style:name="T59" style:family="text">
      <style:text-properties fo:font-weight="normal" officeooo:rsid="0150f005" style:font-weight-asian="normal" style:font-weight-complex="normal"/>
    </style:style>
    <style:style style:name="T60" style:family="text">
      <style:text-properties fo:font-weight="normal" officeooo:rsid="01516c3d" style:font-weight-asian="normal" style:font-weight-complex="normal"/>
    </style:style>
    <style:style style:name="T61" style:family="text">
      <style:text-properties fo:font-weight="normal" officeooo:rsid="01519b54" style:font-weight-asian="normal" style:font-weight-complex="normal"/>
    </style:style>
    <style:style style:name="T62" style:family="text">
      <style:text-properties fo:font-weight="normal" officeooo:rsid="01bd615f" style:font-weight-asian="normal" style:font-weight-complex="normal"/>
    </style:style>
    <style:style style:name="T63" style:family="text">
      <style:text-properties fo:font-weight="normal" officeooo:rsid="01b9d2a4" style:font-weight-asian="normal" style:font-weight-complex="normal"/>
    </style:style>
    <style:style style:name="T64" style:family="text">
      <style:text-properties fo:font-weight="normal" officeooo:rsid="01e70a4a" style:font-weight-asian="normal" style:font-weight-complex="normal"/>
    </style:style>
    <style:style style:name="T65" style:family="text">
      <style:text-properties fo:font-weight="normal" officeooo:rsid="01e8a1ec" style:font-weight-asian="normal" style:font-weight-complex="normal"/>
    </style:style>
    <style:style style:name="T66" style:family="text">
      <style:text-properties fo:font-weight="normal" officeooo:rsid="01ea16b6" style:font-weight-asian="normal" style:font-weight-complex="normal"/>
    </style:style>
    <style:style style:name="T67" style:family="text">
      <style:text-properties fo:font-weight="normal" officeooo:rsid="01ebe780" style:font-weight-asian="normal" style:font-weight-complex="normal"/>
    </style:style>
    <style:style style:name="T68" style:family="text">
      <style:text-properties fo:font-weight="normal" officeooo:rsid="01ed0b33" style:font-weight-asian="normal" style:font-weight-complex="normal"/>
    </style:style>
    <style:style style:name="T69" style:family="text">
      <style:text-properties fo:font-weight="normal" officeooo:rsid="01f1b07d" style:font-weight-asian="normal" style:font-weight-complex="normal"/>
    </style:style>
    <style:style style:name="T70" style:family="text">
      <style:text-properties fo:font-weight="normal" officeooo:rsid="01f27a00" style:font-weight-asian="normal" style:font-weight-complex="normal"/>
    </style:style>
    <style:style style:name="T71" style:family="text">
      <style:text-properties fo:font-weight="normal" officeooo:rsid="01f660be" style:font-weight-asian="normal" style:font-weight-complex="normal"/>
    </style:style>
    <style:style style:name="T72" style:family="text">
      <style:text-properties fo:font-weight="normal" officeooo:rsid="01e9f8fd" style:font-weight-asian="normal" style:font-weight-complex="normal"/>
    </style:style>
    <style:style style:name="T73" style:family="text">
      <style:text-properties fo:font-weight="normal" officeooo:rsid="01f70fc6" style:font-weight-asian="normal" style:font-weight-complex="normal"/>
    </style:style>
    <style:style style:name="T74" style:family="text">
      <style:text-properties fo:font-weight="normal" officeooo:rsid="01f7a998" style:font-weight-asian="normal" style:font-weight-complex="normal"/>
    </style:style>
    <style:style style:name="T75" style:family="text">
      <style:text-properties fo:font-weight="normal" officeooo:rsid="01f99b80" style:font-weight-asian="normal" style:font-weight-complex="normal"/>
    </style:style>
    <style:style style:name="T76" style:family="text">
      <style:text-properties fo:font-weight="normal" officeooo:rsid="01fac16e" style:font-weight-asian="normal" style:font-weight-complex="normal"/>
    </style:style>
    <style:style style:name="T77" style:family="text">
      <style:text-properties fo:font-weight="normal" officeooo:rsid="01fc206c" style:font-weight-asian="normal" style:font-weight-complex="normal"/>
    </style:style>
    <style:style style:name="T78" style:family="text">
      <style:text-properties fo:font-weight="normal" officeooo:rsid="01fe4a18" style:font-weight-asian="normal" style:font-weight-complex="normal"/>
    </style:style>
    <style:style style:name="T79" style:family="text">
      <style:text-properties fo:font-weight="normal" officeooo:rsid="01fe5f0e" style:font-weight-asian="normal" style:font-weight-complex="normal"/>
    </style:style>
    <style:style style:name="T80" style:family="text">
      <style:text-properties fo:font-weight="normal" officeooo:rsid="02017db7" style:font-weight-asian="normal" style:font-weight-complex="normal"/>
    </style:style>
    <style:style style:name="T81" style:family="text">
      <style:text-properties fo:font-weight="normal" officeooo:rsid="0204a742" style:font-weight-asian="normal" style:font-weight-complex="normal"/>
    </style:style>
    <style:style style:name="T82" style:family="text">
      <style:text-properties fo:font-weight="normal" officeooo:rsid="0206aa0f" style:font-weight-asian="normal" style:font-weight-complex="normal"/>
    </style:style>
    <style:style style:name="T83" style:family="text">
      <style:text-properties fo:font-weight="normal" officeooo:rsid="020813cc" style:font-weight-asian="normal" style:font-weight-complex="normal"/>
    </style:style>
    <style:style style:name="T84" style:family="text">
      <style:text-properties fo:font-weight="normal" officeooo:rsid="0208be74" style:font-weight-asian="normal" style:font-weight-complex="normal"/>
    </style:style>
    <style:style style:name="T85" style:family="text">
      <style:text-properties fo:font-weight="normal" officeooo:rsid="0208cbb3" style:font-weight-asian="normal" style:font-weight-complex="normal"/>
    </style:style>
    <style:style style:name="T86" style:family="text">
      <style:text-properties fo:font-weight="normal" officeooo:rsid="0209c700" style:font-weight-asian="normal" style:font-weight-complex="normal"/>
    </style:style>
    <style:style style:name="T87" style:family="text">
      <style:text-properties officeooo:rsid="0024ae1e"/>
    </style:style>
    <style:style style:name="T88" style:family="text">
      <style:text-properties officeooo:rsid="002663d2"/>
    </style:style>
    <style:style style:name="T89" style:family="text">
      <style:text-properties officeooo:rsid="0026a55d"/>
    </style:style>
    <style:style style:name="T90" style:family="text">
      <style:text-properties officeooo:rsid="00286e50"/>
    </style:style>
    <style:style style:name="T91" style:family="text">
      <style:text-properties officeooo:rsid="002a3346"/>
    </style:style>
    <style:style style:name="T92" style:family="text">
      <style:text-properties officeooo:rsid="002a5428"/>
    </style:style>
    <style:style style:name="T93" style:family="text">
      <style:text-properties officeooo:rsid="002b573e"/>
    </style:style>
    <style:style style:name="T94" style:family="text">
      <style:text-properties officeooo:rsid="002d3914"/>
    </style:style>
    <style:style style:name="T95" style:family="text">
      <style:text-properties officeooo:rsid="0030ca1a"/>
    </style:style>
    <style:style style:name="T96" style:family="text">
      <style:text-properties officeooo:rsid="00314aa1"/>
    </style:style>
    <style:style style:name="T97" style:family="text">
      <style:text-properties officeooo:rsid="0031ccb3"/>
    </style:style>
    <style:style style:name="T98" style:family="text">
      <style:text-properties officeooo:rsid="0032bf39"/>
    </style:style>
    <style:style style:name="T99" style:family="text">
      <style:text-properties officeooo:rsid="00346fb3"/>
    </style:style>
    <style:style style:name="T100" style:family="text">
      <style:text-properties style:text-position="super 58%" officeooo:rsid="00346fb3"/>
    </style:style>
    <style:style style:name="T101" style:family="text">
      <style:text-properties style:text-position="super 58%" officeooo:rsid="003643c2"/>
    </style:style>
    <style:style style:name="T102" style:family="text">
      <style:text-properties style:text-position="super 58%" style:text-underline-style="none" officeooo:rsid="00eba2d0"/>
    </style:style>
    <style:style style:name="T103" style:family="text">
      <style:text-properties style:text-position="0% 100%" style:text-underline-style="none" officeooo:rsid="00eba2d0"/>
    </style:style>
    <style:style style:name="T104" style:family="text">
      <style:text-properties officeooo:rsid="003643c2"/>
    </style:style>
    <style:style style:name="T105" style:family="text">
      <style:text-properties officeooo:rsid="0036e3f9"/>
    </style:style>
    <style:style style:name="T106" style:family="text">
      <style:text-properties officeooo:rsid="00387866"/>
    </style:style>
    <style:style style:name="T107" style:family="text">
      <style:text-properties officeooo:rsid="003a39f5"/>
    </style:style>
    <style:style style:name="T108" style:family="text">
      <style:text-properties officeooo:rsid="003d408d"/>
    </style:style>
    <style:style style:name="T109" style:family="text">
      <style:text-properties officeooo:rsid="003e6ef6"/>
    </style:style>
    <style:style style:name="T110" style:family="text">
      <style:text-properties officeooo:rsid="004057a4"/>
    </style:style>
    <style:style style:name="T111" style:family="text">
      <style:text-properties officeooo:rsid="0041632c"/>
    </style:style>
    <style:style style:name="T112" style:family="text">
      <style:text-properties officeooo:rsid="004335bc"/>
    </style:style>
    <style:style style:name="T113" style:family="text">
      <style:text-properties officeooo:rsid="00470836"/>
    </style:style>
    <style:style style:name="T114" style:family="text">
      <style:text-properties officeooo:rsid="00471f51"/>
    </style:style>
    <style:style style:name="T115" style:family="text">
      <style:text-properties officeooo:rsid="00477966"/>
    </style:style>
    <style:style style:name="T116" style:family="text">
      <style:text-properties officeooo:rsid="00493a61"/>
    </style:style>
    <style:style style:name="T117" style:family="text">
      <style:text-properties officeooo:rsid="004d5cbb"/>
    </style:style>
    <style:style style:name="T118" style:family="text">
      <style:text-properties officeooo:rsid="004dfe2f"/>
    </style:style>
    <style:style style:name="T119" style:family="text">
      <style:text-properties officeooo:rsid="004fc06d"/>
    </style:style>
    <style:style style:name="T120" style:family="text">
      <style:text-properties officeooo:rsid="0050eb94"/>
    </style:style>
    <style:style style:name="T121" style:family="text">
      <style:text-properties officeooo:rsid="0051b13a"/>
    </style:style>
    <style:style style:name="T122" style:family="text">
      <style:text-properties officeooo:rsid="005399c2"/>
    </style:style>
    <style:style style:name="T123" style:family="text">
      <style:text-properties officeooo:rsid="0057a801"/>
    </style:style>
    <style:style style:name="T124" style:family="text">
      <style:text-properties officeooo:rsid="00582b43"/>
    </style:style>
    <style:style style:name="T125" style:family="text">
      <style:text-properties officeooo:rsid="00588c92"/>
    </style:style>
    <style:style style:name="T126" style:family="text">
      <style:text-properties officeooo:rsid="0058e0e2"/>
    </style:style>
    <style:style style:name="T127" style:family="text">
      <style:text-properties officeooo:rsid="005cb99e"/>
    </style:style>
    <style:style style:name="T128" style:family="text">
      <style:text-properties officeooo:rsid="005ea1f6"/>
    </style:style>
    <style:style style:name="T129" style:family="text">
      <style:text-properties officeooo:rsid="00605f2f"/>
    </style:style>
    <style:style style:name="T130" style:family="text">
      <style:text-properties officeooo:rsid="006245dd"/>
    </style:style>
    <style:style style:name="T131" style:family="text">
      <style:text-properties officeooo:rsid="006373a7"/>
    </style:style>
    <style:style style:name="T132" style:family="text">
      <style:text-properties officeooo:rsid="0063b49b"/>
    </style:style>
    <style:style style:name="T133" style:family="text">
      <style:text-properties officeooo:rsid="0064cf5d"/>
    </style:style>
    <style:style style:name="T134" style:family="text">
      <style:text-properties officeooo:rsid="00666528"/>
    </style:style>
    <style:style style:name="T135" style:family="text">
      <style:text-properties officeooo:rsid="00677e88"/>
    </style:style>
    <style:style style:name="T136" style:family="text">
      <style:text-properties officeooo:rsid="0068ef7a"/>
    </style:style>
    <style:style style:name="T137" style:family="text">
      <style:text-properties officeooo:rsid="0069f366"/>
    </style:style>
    <style:style style:name="T138" style:family="text">
      <style:text-properties officeooo:rsid="0070462d"/>
    </style:style>
    <style:style style:name="T139" style:family="text">
      <style:text-properties officeooo:rsid="0079915a"/>
    </style:style>
    <style:style style:name="T140" style:family="text">
      <style:text-properties officeooo:rsid="007edc5b"/>
    </style:style>
    <style:style style:name="T141" style:family="text">
      <style:text-properties officeooo:rsid="0080da07"/>
    </style:style>
    <style:style style:name="T142" style:family="text">
      <style:text-properties officeooo:rsid="0082d5af"/>
    </style:style>
    <style:style style:name="T143" style:family="text">
      <style:text-properties officeooo:rsid="00851d66"/>
    </style:style>
    <style:style style:name="T144" style:family="text">
      <style:text-properties officeooo:rsid="0089d4cb"/>
    </style:style>
    <style:style style:name="T145" style:family="text">
      <style:text-properties officeooo:rsid="008aeab4"/>
    </style:style>
    <style:style style:name="T146" style:family="text">
      <style:text-properties officeooo:rsid="008cde03"/>
    </style:style>
    <style:style style:name="T147" style:family="text">
      <style:text-properties officeooo:rsid="00902593"/>
    </style:style>
    <style:style style:name="T148" style:family="text">
      <style:text-properties officeooo:rsid="009672ab"/>
    </style:style>
    <style:style style:name="T149" style:family="text">
      <style:text-properties officeooo:rsid="009782e6"/>
    </style:style>
    <style:style style:name="T150" style:family="text">
      <style:text-properties officeooo:rsid="009a54f7"/>
    </style:style>
    <style:style style:name="T151" style:family="text">
      <style:text-properties officeooo:rsid="00a06593"/>
    </style:style>
    <style:style style:name="T152" style:family="text">
      <style:text-properties officeooo:rsid="00a12154"/>
    </style:style>
    <style:style style:name="T153" style:family="text">
      <style:text-properties officeooo:rsid="00a6b79f"/>
    </style:style>
    <style:style style:name="T154" style:family="text">
      <style:text-properties officeooo:rsid="00a96aa7"/>
    </style:style>
    <style:style style:name="T155" style:family="text">
      <style:text-properties officeooo:rsid="00a985a3"/>
    </style:style>
    <style:style style:name="T156" style:family="text">
      <style:text-properties officeooo:rsid="00aa33f1"/>
    </style:style>
    <style:style style:name="T157" style:family="text">
      <style:text-properties officeooo:rsid="00ad09d3"/>
    </style:style>
    <style:style style:name="T158" style:family="text">
      <style:text-properties officeooo:rsid="00ad8109"/>
    </style:style>
    <style:style style:name="T159" style:family="text">
      <style:text-properties officeooo:rsid="00ae8acd"/>
    </style:style>
    <style:style style:name="T160" style:family="text">
      <style:text-properties officeooo:rsid="00b2bae7"/>
    </style:style>
    <style:style style:name="T161" style:family="text">
      <style:text-properties officeooo:rsid="00b49112"/>
    </style:style>
    <style:style style:name="T162" style:family="text">
      <style:text-properties officeooo:rsid="00b6128e"/>
    </style:style>
    <style:style style:name="T163" style:family="text">
      <style:text-properties officeooo:rsid="00b8c2a0"/>
    </style:style>
    <style:style style:name="T164" style:family="text">
      <style:text-properties officeooo:rsid="00b9ecb3"/>
    </style:style>
    <style:style style:name="T165" style:family="text">
      <style:text-properties officeooo:rsid="00bc401b"/>
    </style:style>
    <style:style style:name="T166" style:family="text">
      <style:text-properties officeooo:rsid="00bd8a0d"/>
    </style:style>
    <style:style style:name="T167" style:family="text">
      <style:text-properties officeooo:rsid="00bfac87"/>
    </style:style>
    <style:style style:name="T168" style:family="text">
      <style:text-properties officeooo:rsid="00c00773"/>
    </style:style>
    <style:style style:name="T169" style:family="text">
      <style:text-properties officeooo:rsid="00c73375"/>
    </style:style>
    <style:style style:name="T170" style:family="text">
      <style:text-properties officeooo:rsid="00c9018c"/>
    </style:style>
    <style:style style:name="T171" style:family="text">
      <style:text-properties officeooo:rsid="00caa37c"/>
    </style:style>
    <style:style style:name="T172" style:family="text">
      <style:text-properties officeooo:rsid="00d0fb9e"/>
    </style:style>
    <style:style style:name="T173" style:family="text">
      <style:text-properties officeooo:rsid="00d3ec86"/>
    </style:style>
    <style:style style:name="T174" style:family="text">
      <style:text-properties officeooo:rsid="00d48c37"/>
    </style:style>
    <style:style style:name="T175" style:family="text">
      <style:text-properties officeooo:rsid="00d8b987"/>
    </style:style>
    <style:style style:name="T176" style:family="text">
      <style:text-properties officeooo:rsid="00da6daa"/>
    </style:style>
    <style:style style:name="T177" style:family="text">
      <style:text-properties officeooo:rsid="00dc4635"/>
    </style:style>
    <style:style style:name="T178" style:family="text">
      <style:text-properties officeooo:rsid="00de63be"/>
    </style:style>
    <style:style style:name="T179" style:family="text">
      <style:text-properties officeooo:rsid="00defc56"/>
    </style:style>
    <style:style style:name="T180" style:family="text">
      <style:text-properties officeooo:rsid="00e43ec6"/>
    </style:style>
    <style:style style:name="T181" style:family="text">
      <style:text-properties officeooo:rsid="00eba2d0"/>
    </style:style>
    <style:style style:name="T182" style:family="text">
      <style:text-properties officeooo:rsid="00fc4072"/>
    </style:style>
    <style:style style:name="T183" style:family="text">
      <style:text-properties officeooo:rsid="00fe017e"/>
    </style:style>
    <style:style style:name="T184" style:family="text">
      <style:text-properties officeooo:rsid="01012349"/>
    </style:style>
    <style:style style:name="T185" style:family="text">
      <style:text-properties officeooo:rsid="01021397"/>
    </style:style>
    <style:style style:name="T186" style:family="text">
      <style:text-properties officeooo:rsid="01035cf6"/>
    </style:style>
    <style:style style:name="T187" style:family="text">
      <style:text-properties officeooo:rsid="010428a4"/>
    </style:style>
    <style:style style:name="T188" style:family="text">
      <style:text-properties officeooo:rsid="010462b6"/>
    </style:style>
    <style:style style:name="T189" style:family="text">
      <style:text-properties officeooo:rsid="0108618a"/>
    </style:style>
    <style:style style:name="T190" style:family="text">
      <style:text-properties officeooo:rsid="0109ce10"/>
    </style:style>
    <style:style style:name="T191" style:family="text">
      <style:text-properties officeooo:rsid="010ad35a"/>
    </style:style>
    <style:style style:name="T192" style:family="text">
      <style:text-properties officeooo:rsid="010e27e7"/>
    </style:style>
    <style:style style:name="T193" style:family="text">
      <style:text-properties officeooo:rsid="010f17a2"/>
    </style:style>
    <style:style style:name="T194" style:family="text">
      <style:text-properties officeooo:rsid="010f1e0a"/>
    </style:style>
    <style:style style:name="T195" style:family="text">
      <style:text-properties officeooo:rsid="0110a66c"/>
    </style:style>
    <style:style style:name="T196" style:family="text">
      <style:text-properties officeooo:rsid="01145bb4"/>
    </style:style>
    <style:style style:name="T197" style:family="text">
      <style:text-properties officeooo:rsid="01154e9d"/>
    </style:style>
    <style:style style:name="T198" style:family="text">
      <style:text-properties officeooo:rsid="01171ecd"/>
    </style:style>
    <style:style style:name="T199" style:family="text">
      <style:text-properties officeooo:rsid="0119dc71"/>
    </style:style>
    <style:style style:name="T200" style:family="text">
      <style:text-properties officeooo:rsid="011ba30a"/>
    </style:style>
    <style:style style:name="T201" style:family="text">
      <style:text-properties officeooo:rsid="011c6e42"/>
    </style:style>
    <style:style style:name="T202" style:family="text">
      <style:text-properties officeooo:rsid="0121e28c"/>
    </style:style>
    <style:style style:name="T203" style:family="text">
      <style:text-properties officeooo:rsid="012375f9"/>
    </style:style>
    <style:style style:name="T204" style:family="text">
      <style:text-properties officeooo:rsid="01252c69"/>
    </style:style>
    <style:style style:name="T205" style:family="text">
      <style:text-properties officeooo:rsid="0126bb68"/>
    </style:style>
    <style:style style:name="T206" style:family="text">
      <style:text-properties officeooo:rsid="0128b8c5"/>
    </style:style>
    <style:style style:name="T207" style:family="text">
      <style:text-properties officeooo:rsid="0128da48"/>
    </style:style>
    <style:style style:name="T208" style:family="text">
      <style:text-properties officeooo:rsid="01295b3b"/>
    </style:style>
    <style:style style:name="T209" style:family="text">
      <style:text-properties officeooo:rsid="0129c97d"/>
    </style:style>
    <style:style style:name="T210" style:family="text">
      <style:text-properties officeooo:rsid="012b56e7"/>
    </style:style>
    <style:style style:name="T211" style:family="text">
      <style:text-properties officeooo:rsid="012bc536"/>
    </style:style>
    <style:style style:name="T212" style:family="text">
      <style:text-properties officeooo:rsid="013084c0"/>
    </style:style>
    <style:style style:name="T213" style:family="text">
      <style:text-properties officeooo:rsid="0132365a"/>
    </style:style>
    <style:style style:name="T214" style:family="text">
      <style:text-properties officeooo:rsid="0133e810"/>
    </style:style>
    <style:style style:name="T215" style:family="text">
      <style:text-properties officeooo:rsid="01359142"/>
    </style:style>
    <style:style style:name="T216" style:family="text">
      <style:text-properties officeooo:rsid="0139c67b"/>
    </style:style>
    <style:style style:name="T217" style:family="text">
      <style:text-properties officeooo:rsid="01548978"/>
    </style:style>
    <style:style style:name="T218" style:family="text">
      <style:text-properties officeooo:rsid="01571598"/>
    </style:style>
    <style:style style:name="T219" style:family="text">
      <style:text-properties officeooo:rsid="015cd0b0"/>
    </style:style>
    <style:style style:name="T220" style:family="text">
      <style:text-properties officeooo:rsid="01618b30"/>
    </style:style>
    <style:style style:name="T221" style:family="text">
      <style:text-properties officeooo:rsid="01626d37"/>
    </style:style>
    <style:style style:name="T222" style:family="text">
      <style:text-properties officeooo:rsid="01632038"/>
    </style:style>
    <style:style style:name="T223" style:family="text">
      <style:text-properties officeooo:rsid="0167ba60"/>
    </style:style>
    <style:style style:name="T224" style:family="text">
      <style:text-properties officeooo:rsid="0168e0f5"/>
    </style:style>
    <style:style style:name="T225" style:family="text">
      <style:text-properties officeooo:rsid="016a7e24"/>
    </style:style>
    <style:style style:name="T226" style:family="text">
      <style:text-properties officeooo:rsid="016ca44c"/>
    </style:style>
    <style:style style:name="T227" style:family="text">
      <style:text-properties officeooo:rsid="016cea5c"/>
    </style:style>
    <style:style style:name="T228" style:family="text">
      <style:text-properties officeooo:rsid="01704af9"/>
    </style:style>
    <style:style style:name="T229" style:family="text">
      <style:text-properties officeooo:rsid="01713e9d"/>
    </style:style>
    <style:style style:name="T230" style:family="text">
      <style:text-properties officeooo:rsid="0175ac7e"/>
    </style:style>
    <style:style style:name="T231" style:family="text">
      <style:text-properties officeooo:rsid="017638a7"/>
    </style:style>
    <style:style style:name="T232" style:family="text">
      <style:text-properties officeooo:rsid="017b13cc"/>
    </style:style>
    <style:style style:name="T233" style:family="text">
      <style:text-properties officeooo:rsid="017d88a7"/>
    </style:style>
    <style:style style:name="T234" style:family="text">
      <style:text-properties officeooo:rsid="017dd47d"/>
    </style:style>
    <style:style style:name="T235" style:family="text">
      <style:text-properties officeooo:rsid="017f4c3c"/>
    </style:style>
    <style:style style:name="T236" style:family="text">
      <style:text-properties officeooo:rsid="01843ffe"/>
    </style:style>
    <style:style style:name="T237" style:family="text">
      <style:text-properties officeooo:rsid="0184b91c"/>
    </style:style>
    <style:style style:name="T238" style:family="text">
      <style:text-properties officeooo:rsid="0184d456"/>
    </style:style>
    <style:style style:name="T239" style:family="text">
      <style:text-properties officeooo:rsid="01864db6"/>
    </style:style>
    <style:style style:name="T240" style:family="text">
      <style:text-properties officeooo:rsid="01881149"/>
    </style:style>
    <style:style style:name="T241" style:family="text">
      <style:text-properties officeooo:rsid="018a5ec9"/>
    </style:style>
    <style:style style:name="T242" style:family="text">
      <style:text-properties officeooo:rsid="018b1bd5"/>
    </style:style>
    <style:style style:name="T243" style:family="text">
      <style:text-properties officeooo:rsid="0190f34a"/>
    </style:style>
    <style:style style:name="T244" style:family="text">
      <style:text-properties officeooo:rsid="0195725a"/>
    </style:style>
    <style:style style:name="T245" style:family="text">
      <style:text-properties officeooo:rsid="0195bf7a"/>
    </style:style>
    <style:style style:name="T246" style:family="text">
      <style:text-properties officeooo:rsid="0196b49f"/>
    </style:style>
    <style:style style:name="T247" style:family="text">
      <style:text-properties officeooo:rsid="019767e5"/>
    </style:style>
    <style:style style:name="T248" style:family="text">
      <style:text-properties officeooo:rsid="01988d39"/>
    </style:style>
    <style:style style:name="T249" style:family="text">
      <style:text-properties officeooo:rsid="01214bff"/>
    </style:style>
    <style:style style:name="T250" style:family="text">
      <style:text-properties officeooo:rsid="019a1f35"/>
    </style:style>
    <style:style style:name="T251" style:family="text">
      <style:text-properties officeooo:rsid="019ad1b7"/>
    </style:style>
    <style:style style:name="T252" style:family="text">
      <style:text-properties officeooo:rsid="019ae054"/>
    </style:style>
    <style:style style:name="T253" style:family="text">
      <style:text-properties officeooo:rsid="019c5862"/>
    </style:style>
    <style:style style:name="T254" style:family="text">
      <style:text-properties officeooo:rsid="019dbef5"/>
    </style:style>
    <style:style style:name="T255" style:family="text">
      <style:text-properties officeooo:rsid="01a09c4e"/>
    </style:style>
    <style:style style:name="T256" style:family="text">
      <style:text-properties officeooo:rsid="01a75f5b"/>
    </style:style>
    <style:style style:name="T257" style:family="text">
      <style:text-properties officeooo:rsid="01ac02bd"/>
    </style:style>
    <style:style style:name="T258" style:family="text">
      <style:text-properties officeooo:rsid="01ae78a8"/>
    </style:style>
    <style:style style:name="T259" style:family="text">
      <style:text-properties officeooo:rsid="01ae8de9"/>
    </style:style>
    <style:style style:name="T260" style:family="text">
      <style:text-properties officeooo:rsid="01b01231"/>
    </style:style>
    <style:style style:name="T261" style:family="text">
      <style:text-properties officeooo:rsid="01b0d905"/>
    </style:style>
    <style:style style:name="T262" style:family="text">
      <style:text-properties officeooo:rsid="01b28992"/>
    </style:style>
    <style:style style:name="T263" style:family="text">
      <style:text-properties officeooo:rsid="01b9d2a4"/>
    </style:style>
    <style:style style:name="T264" style:family="text">
      <style:text-properties officeooo:rsid="01bc7865"/>
    </style:style>
    <style:style style:name="T265" style:family="text">
      <style:text-properties officeooo:rsid="01bd615f"/>
    </style:style>
    <style:style style:name="T266" style:family="text">
      <style:text-properties officeooo:rsid="01bdc1af"/>
    </style:style>
    <style:style style:name="T267" style:family="text">
      <style:text-properties officeooo:rsid="01be445a"/>
    </style:style>
    <style:style style:name="T268" style:family="text">
      <style:text-properties officeooo:rsid="01bf7d6a"/>
    </style:style>
    <style:style style:name="T269" style:family="text">
      <style:text-properties officeooo:rsid="01c84a24"/>
    </style:style>
    <style:style style:name="T270" style:family="text">
      <style:text-properties officeooo:rsid="01cbbe07"/>
    </style:style>
    <style:style style:name="T271" style:family="text">
      <style:text-properties officeooo:rsid="01ce60b9"/>
    </style:style>
    <style:style style:name="T272" style:family="text">
      <style:text-properties officeooo:rsid="01d20177"/>
    </style:style>
    <style:style style:name="T273" style:family="text">
      <style:text-properties officeooo:rsid="01d561b3"/>
    </style:style>
    <style:style style:name="T274" style:family="text">
      <style:text-properties officeooo:rsid="01dde4f6"/>
    </style:style>
    <style:style style:name="T275" style:family="text">
      <style:text-properties officeooo:rsid="01dfbb78"/>
    </style:style>
    <style:style style:name="T276" style:family="text">
      <style:text-properties officeooo:rsid="01e18eb1"/>
    </style:style>
    <style:style style:name="T277" style:family="text">
      <style:text-properties officeooo:rsid="01e675b4"/>
    </style:style>
    <style:style style:name="T278" style:family="text">
      <style:text-properties officeooo:rsid="01e70a4a"/>
    </style:style>
    <style:style style:name="T279" style:family="text">
      <style:text-properties officeooo:rsid="020c189a"/>
    </style:style>
    <style:style style:name="T280" style:family="text">
      <style:text-properties officeooo:rsid="020e0a4c"/>
    </style:style>
    <style:style style:name="T281" style:family="text">
      <style:text-properties officeooo:rsid="0210d9f2"/>
    </style:style>
    <style:style style:name="T282" style:family="text">
      <style:text-properties officeooo:rsid="021501ee"/>
    </style:style>
    <style:style style:name="T283" style:family="text">
      <style:text-properties officeooo:rsid="02178877"/>
    </style:style>
    <style:style style:name="T284" style:family="text">
      <style:text-properties officeooo:rsid="021a1f78"/>
    </style:style>
    <style:style style:name="T285" style:family="text">
      <style:text-properties officeooo:rsid="021c5a2e"/>
    </style:style>
    <style:style style:name="T286" style:family="text">
      <style:text-properties officeooo:rsid="021e0c32"/>
    </style:style>
    <style:style style:name="T287" style:family="text">
      <style:text-properties officeooo:rsid="0221796b"/>
    </style:style>
    <style:style style:name="T288" style:family="text">
      <style:text-properties officeooo:rsid="02239b44"/>
    </style:style>
    <style:style style:name="T289" style:family="text">
      <style:text-properties officeooo:rsid="0224b330"/>
    </style:style>
    <style:style style:name="T290" style:family="text">
      <style:text-properties officeooo:rsid="02258634"/>
    </style:style>
    <style:style style:name="T291" style:family="text">
      <style:text-properties officeooo:rsid="022768b0"/>
    </style:style>
    <style:style style:name="T292" style:family="text">
      <style:text-properties officeooo:rsid="0229609a"/>
    </style:style>
    <style:style style:name="T293" style:family="text">
      <style:text-properties officeooo:rsid="022bb339"/>
    </style:style>
    <style:style style:name="T294" style:family="text">
      <style:text-properties officeooo:rsid="022c50e5"/>
    </style:style>
    <style:style style:name="T295" style:family="text">
      <style:text-properties officeooo:rsid="022d0660"/>
    </style:style>
    <style:style style:name="T296" style:family="text">
      <style:text-properties officeooo:rsid="022d44bd"/>
    </style:style>
    <style:style style:name="T297" style:family="text">
      <style:text-properties style:text-underline-style="solid" style:text-underline-type="double" style:text-underline-width="auto" style:text-underline-color="font-color" officeooo:rsid="022d44bd"/>
    </style:style>
    <style:style style:name="T298" style:family="text">
      <style:text-properties style:text-underline-style="solid" style:text-underline-type="double" style:text-underline-width="auto" style:text-underline-color="font-color" officeooo:rsid="022d8519"/>
    </style:style>
    <style:style style:name="T299" style:family="text">
      <style:text-properties style:text-underline-style="none" officeooo:rsid="022d44bd"/>
    </style:style>
    <style:style style:name="T300" style:family="text">
      <style:text-properties style:text-underline-style="none" officeooo:rsid="022d8519"/>
    </style:style>
    <style:style style:name="T301" style:family="text">
      <style:text-properties style:text-underline-style="none" officeooo:rsid="022e3159"/>
    </style:style>
    <style:style style:name="T302" style:family="text">
      <style:text-properties style:text-underline-style="none" officeooo:rsid="022e4a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Networking</text:p>
      <text:p text:style-name="P1">--------------</text:p>
      <text:p text:style-name="P6">CCNA certificate irruntha benefit.</text:p>
      <text:p text:style-name="P6"/>
      <text:p text:style-name="P2">what is networking? </text:p>
      <text:p text:style-name="P2"><text:tab/>Networking na two <text:span text:style-name="T1">or more </text:span>machines ha connect pandrathutha. <text:span text:style-name="T1">Group of two or more computer/devces connected together.</text:span></text:p>
      <text:p text:style-name="P7"/>
      <text:p text:style-name="P7">What is the purpose of Network?</text:p>
      <text:p text:style-name="P7"><text:tab/>To share resources like Desktop, printers, servers, folders etc…</text:p>
      <text:p text:style-name="P7"/>
      <text:p text:style-name="P8">What is the advantage of Network?</text:p>
      <text:p text:style-name="P8"><text:tab/>Easy to access resources. (enayo irruka resources ha network mulama inga nama phone or computer la pakkarma itha network . Avangaloda network la connect anatha nama avanaga resources ha use panna mudiyum)</text:p>
      <text:p text:style-name="P9">=========================================================================</text:p>
      <text:p text:style-name="P9"><text:span text:style-name="T2">Networking pannanumna:</text:span><text:span text:style-name="T36"> </text:span></text:p>
      <text:p text:style-name="P119">--------------------------------- </text:p>
      <text:p text:style-name="P2"><text:tab/><text:span text:style-name="T87">1.computer venum, athula os install panni irrukanum. 2 or more computer venum.</text:span></text:p>
      <text:p text:style-name="P2"><text:tab/><text:span text:style-name="T87">2.</text:span><text:span text:style-name="T132">NIC</text:span><text:span text:style-name="T88"> (network interface card </text:span><text:span text:style-name="T132">(R</text:span><text:span text:style-name="T133">J</text:span><text:span text:style-name="T132"> -45</text:span><text:span text:style-name="T88">) port irrukanum → LAN cable (Ethernet cable) connect pandra port irrukanum both computer la yum.</text:span></text:p>
      <text:p text:style-name="P2"><text:tab/><text:span text:style-name="T89">3.</text:span><text:span text:style-name="T90">UTP(Unshie</text:span><text:span text:style-name="T109">l</text:span><text:span text:style-name="T90">d </text:span><text:span text:style-name="T91">T</text:span><text:span text:style-name="T90">wisted </text:span><text:span text:style-name="T91">P</text:span><text:span text:style-name="T90">are) cable </text:span><text:span text:style-name="T92">venum connect panna . </text:span><text:span text:style-name="T93">Connect panathuku aprama . Ip kudukanum.</text:span></text:p>
      <text:p text:style-name="P2"><text:tab/><text:span text:style-name="T94">4.both computer ku IP (Internet protocol) kudukanum . IP na number intha number irruntha tha both computer pesa mudiyum.</text:span></text:p>
      <text:p text:style-name="P17">Computer connect:</text:p>
      <text:p text:style-name="P17">-----------------------</text:p>
      <text:p text:style-name="P125"><text:tab/>5. both computer ku IP set pana control pannel la networking la poitu → computer right click panni → Ip and Default Gateway set panitu → DNS also set panitu okay. Both computer ku.</text:p>
      <text:p text:style-name="P2"><text:tab/><text:span text:style-name="T95">6.</text:span><text:span text:style-name="T96">Default Gateway both computer ku same ha irruntha tha ore network la connect agi irrukunu artham.</text:span></text:p>
      <text:p text:style-name="P2"><text:tab/><text:span text:style-name="T97">7.next ping panni pakkanum both IP address eduthu interchangebly pin pannanum.</text:span></text:p>
      <text:p text:style-name="P2"><text:span text:style-name="T98"><text:tab/>8. nama packet tracer use pandrathala first computer 2 take → connect UTP cable → define IP address </text:span><text:span text:style-name="T104">(double click panna options la 2</text:span><text:span text:style-name="T101">nd</text:span><text:span text:style-name="T104"> config click panni IP address define)</text:span><text:span text:style-name="T98">→ ping then</text:span><text:span text:style-name="T99">(computer double click panna options show agum → 3</text:span><text:span text:style-name="T100">rd</text:span><text:span text:style-name="T99"> console click panni → ping 255.2.343.1 . intha command panna theriyum</text:span><text:span text:style-name="T98">.</text:span></text:p>
      <text:p text:style-name="P2"><text:tab/><text:span text:style-name="T105">9.</text:span><text:span text:style-name="T106">packet tracer la ping panna ping la something show agichana same network illa na kidayathu. </text:span></text:p>
      <text:p text:style-name="P2"><text:tab/><text:span text:style-name="T106">10.Connect agi irruka check panna Graphical ha mailbox icon click → then entha computer and then entha computer connect agi irruka check panna click that two computer. </text:span><text:span text:style-name="T108">Then border la kizha right side conrner la successful show agichana connected illana kidayathu.</text:span></text:p>
      <text:p text:style-name="P2"><text:tab/><text:span text:style-name="T107">11. </text:span><text:span text:style-name="T109">Tow computer connect panna apdiye pannikalam just UTP cable mulam panidalam but more devices connect panna HUB or SWITCH theva .</text:span></text:p>
      <text:p text:style-name="P2"><text:tab/><text:span text:style-name="T110">12. bottom la left corner la SWITCH select panni screen la pottu next 3 to 5 computer eduthu vachitu UTP cable SWITCH to each computer la connect pannita mudinchathu. </text:span><text:span text:style-name="T111">Same ip kudukanum, next ping agutha check pannanum. </text:span><text:span text:style-name="T112">Default gateway intha context la SWITCH odathu kudukanum.</text:span></text:p>
      <text:p text:style-name="P2"/>
      <text:p text:style-name="P9">=========================================================================</text:p>
      <text:p text:style-name="P18"/>
      <text:p text:style-name="P18"/>
      <text:p text:style-name="P18"><text:soft-page-break/>Types of Networks:</text:p>
      <text:p text:style-name="P31">------------------------</text:p>
      <text:p text:style-name="P32"><text:tab/><text:span text:style-name="T113">LAN &amp; WAN </text:span><text:span text:style-name="T114">(neraya type irruku, pan, van etc… ana final ha athu ellam LAN &amp; WAN la tha irrukum. Ithu network type)</text:span></text:p>
      <text:p text:style-name="P32"><text:span text:style-name="T113"><text:s/></text:span><text:span text:style-name="T114">(wire &amp; wireless ithu connection kana type</text:span><text:span text:style-name="T115">).</text:span></text:p>
      <text:p text:style-name="P32"/>
      <text:p text:style-name="P33">LAN (Local Area Network)</text:p>
      <text:p text:style-name="P33">--------</text:p>
      <text:p text:style-name="P33"><text:tab/>→ <text:span text:style-name="T138">LAN is a network that connects devices small geographic area. </text:span></text:p>
      <text:p text:style-name="P33"><text:tab/>→ <text:span text:style-name="T3">scope: </text:span><text:span text:style-name="T37">limited to small area(home, office, building).</text:span></text:p>
      <text:p text:style-name="P33"><text:span text:style-name="T37"><text:tab/>→ </text:span><text:span text:style-name="T3">Devices : </text:span><text:span text:style-name="T37">computers, printers, scanner,routers, switches, server etc..</text:span></text:p>
      <text:p text:style-name="P33"><text:span text:style-name="T37"><text:tab/>→ </text:span><text:span text:style-name="T3">speed: </text:span><text:span text:style-name="T37">High speed connections(e.g. 100Mbs to 10Gbps</text:span><text:span text:style-name="T38">(per second)</text:span><text:span text:style-name="T37">)</text:span></text:p>
      <text:p text:style-name="Standard"><text:span text:style-name="T37"><text:tab/>→ </text:span><text:span text:style-name="T4">Technology : </text:span><text:span text:style-name="T39">Ethernet, Wi-fi or both.</text:span></text:p>
      <text:p text:style-name="Standard"><text:span text:style-name="T39"><text:tab/>→ </text:span><text:span text:style-name="T5">management: </text:span><text:span text:style-name="T40">home users or office manage.</text:span></text:p>
      <text:p text:style-name="P44"><text:span text:style-name="T40"><text:tab/>→ </text:span><text:span text:style-name="T2">Example :</text:span></text:p>
      <text:p text:style-name="P44"><text:span text:style-name="T2"><text:tab/><text:tab/> </text:span><text:span text:style-name="T36">home network connects laptops, smartphone, and printers. </text:span></text:p>
      <text:p text:style-name="P44"><text:span text:style-name="T36"><text:tab/><text:tab/></text:span><text:span text:style-name="T41">Office network connecting multiple computer and shared storage.</text:span></text:p>
      <text:p text:style-name="P44"><text:span text:style-name="T41"/></text:p>
      <text:p text:style-name="P31"><text:tab/>→ <text:span text:style-name="T117">oru kuripita area kulla connect pandrathuku use pandrathu tha LAN.</text:span></text:p>
      <text:p text:style-name="P31"><text:tab/>→ <text:span text:style-name="T118">kuripita area na within room, within building(2floor , 100 floor ethana vena irrukalam, </text:span><text:span text:style-name="T119">within campus</text:span><text:span text:style-name="T120">(college, hospital,university (200,250 accer kulla kuda irrukalam)</text:span><text:span text:style-name="T118">)</text:span></text:p>
      <text:p text:style-name="P31"><text:tab/>→ <text:span text:style-name="T121">No service provide Required ( apdina internet theva illa)</text:span></text:p>
      <text:p text:style-name="P31"><text:tab/>→ <text:span text:style-name="T122">LAN la network devices ethu use panuvanaga na SWITCHES use panuvanga.</text:span></text:p>
      <text:p text:style-name="P31"/>
      <text:p text:style-name="P19">WAN(Wide Area Network)</text:p>
      <text:p text:style-name="P35">-------</text:p>
      <text:p text:style-name="P37"><text:tab/>→ <text:span text:style-name="T116"><text:s/></text:span><text:span text:style-name="T139">WAN</text:span><text:span text:style-name="T138"> is a network that connects devices </text:span><text:span text:style-name="T139">larger</text:span><text:span text:style-name="T138"> geographic area. </text:span></text:p>
      <text:p text:style-name="P34"><text:tab/>→ <text:span text:style-name="T3">scope: </text:span><text:span text:style-name="T37"><text:s/></text:span><text:span text:style-name="T42">spanes over larger distances</text:span><text:span text:style-name="T37">(</text:span><text:span text:style-name="T42">several kilometers, globally</text:span><text:span text:style-name="T37">).</text:span></text:p>
      <text:p text:style-name="P34"><text:span text:style-name="T37"><text:tab/>→ </text:span><text:span text:style-name="T3">Devices : </text:span><text:span text:style-name="T43">Routers, Modems, and servers.</text:span></text:p>
      <text:p text:style-name="P34"><text:span text:style-name="T37"><text:tab/>→ </text:span><text:span text:style-name="T3">speed: </text:span><text:span text:style-name="T44">compare to LAN it is slow and log-distance data transmission is possible</text:span><text:span text:style-name="T37">(e.g.</text:span><text:span text:style-name="T44">1mbps or 100Mbps is high</text:span><text:span text:style-name="T37">)</text:span></text:p>
      <text:p text:style-name="P46"><text:span text:style-name="T37"><text:tab/>→ </text:span><text:span text:style-name="T4">Technology : </text:span><text:span text:style-name="T45">Fiber optics</text:span><text:span text:style-name="T39">, </text:span><text:span text:style-name="T45">satelite, leased lines, 4G/5G,MPLS.</text:span></text:p>
      <text:p text:style-name="P46"><text:span text:style-name="T39"><text:tab/>→ </text:span><text:span text:style-name="T5">management: </text:span><text:span text:style-name="T46">Multiple service provider(IPSs).</text:span></text:p>
      <text:p text:style-name="P45"><text:span text:style-name="T40"><text:tab/>→ </text:span><text:span text:style-name="T2">Example :</text:span></text:p>
      <text:p text:style-name="P45"><text:span text:style-name="T2"><text:tab/><text:tab/> </text:span><text:span text:style-name="T47">The internet connects LAN world wide</text:span></text:p>
      <text:p text:style-name="P45"><text:span text:style-name="T36"><text:tab/><text:tab/></text:span><text:span text:style-name="T47">corporate WAN connection different office in different cities and countires.</text:span></text:p>
      <text:p text:style-name="P45"><text:span text:style-name="T41"/></text:p>
      <text:p text:style-name="P35"><text:tab/>→ <text:span text:style-name="T123">Network devices are in distant areas.</text:span></text:p>
      <text:p text:style-name="P35"><text:tab/>→ <text:span text:style-name="T123">in different cities, states, countires la connect panna use panuvom.</text:span></text:p>
      <text:p text:style-name="P36"><text:tab/>→ <text:span text:style-name="T121"><text:s/>service provide Required ( apdina internet </text:span><text:span text:style-name="T123">kandipa </text:span><text:span text:style-name="T121">theva )</text:span></text:p>
      <text:p text:style-name="P36"><text:tab/>→ <text:span text:style-name="T124">example Bank, ATM(etho oru ATM la panam edutha kuda correcta nama bank or head office bank la correct ha update agum athu WAN tha use panuvom ithuku Internet theva).</text:span></text:p>
      <text:p text:style-name="P36"><text:tab/>→ <text:span text:style-name="T125">network device inga ROUTERS use pani irrupanga.</text:span><text:span text:style-name="T126">(athuku apram tha WAN la irrunthu LAN ku connect panni irrupanga).</text:span></text:p>
      <text:p text:style-name="P10">=========================================================================</text:p>
      <text:p text:style-name="P26">Network devices:</text:p>
      <text:p text:style-name="P38">----------------------</text:p>
      <text:p text:style-name="P38"><text:tab/>→ <text:span text:style-name="T127">oru networking pannanum na enna device la antha idathil thevapadum na.</text:span></text:p>
      <text:p text:style-name="P38"><text:tab/>→ <text:span text:style-name="T128">NIC(Network Interface Card)</text:span></text:p>
      <text:p text:style-name="P38"><text:soft-page-break/><text:tab/>→ <text:span text:style-name="T128">HUB , SWITCH, ROUTER these are important devices. Ithu illa ma engayum networking panna mudiyathu.</text:span></text:p>
      <text:p text:style-name="P183">=========================================================================</text:p>
      <text:p text:style-name="P25">NIC<text:span text:style-name="T129">(Network Interface Card)</text:span></text:p>
      <text:p text:style-name="P41">-----</text:p>
      <text:p text:style-name="P38"><text:tab/>→ <text:span text:style-name="T129">computer la NIC , intha card illa na oru computer rum innoru computerum communicate panna mudiyathu. Ithuku munadi thani ya intha NIC port card kuduthanga ippo by default ha intha card laptop, compurter la vanthuduchi. </text:span><text:span text:style-name="T130">Ithu ethernet mulama panumpothu theva. </text:span></text:p>
      <text:p text:style-name="P38"><text:tab/>→ <text:span text:style-name="T130">online antha mari pannum pothu wireless theva. </text:span><text:span text:style-name="T131">So kandipa by default ha wireless</text:span></text:p>
      <text:p text:style-name="P38"><text:s/><text:span text:style-name="T131">irrukum. </text:span><text:span text:style-name="T134">Illana nama tha USB Wi-fi adapter vangi soruganum</text:span><text:span text:style-name="T135">(ithu wirless ku) </text:span><text:span text:style-name="T136">wired ku (NIC port pothum) now a days by default ha wi-fi adapter built-in kudukaranga</text:span><text:span text:style-name="T134">.</text:span></text:p>
      <text:p text:style-name="P38"><text:tab/>→ <text:span text:style-name="T137">Laptop , Computer ku same Ethernet and Wifi adapter. Smartphone ku by default wifi adapter kudukuranga(wireless ku). Wired ku nama USB-OTG or USB-Cable throw connect pannikalam.</text:span></text:p>
      <text:p text:style-name="P38"><text:span text:style-name="T247">====================================================================</text:span></text:p>
      <text:p text:style-name="P134">HUB</text:p>
      <text:p text:style-name="P42">-------</text:p>
      <text:p text:style-name="P42"><text:tab/>→ <text:span text:style-name="T140">A hub is a basic networking device that connects multiple devices in a LAN. But ithu intelligent kidayathu forward data to specific devices ku</text:span><text:span text:style-name="T141">(data specific device ku forward panna theriyathu)</text:span><text:span text:style-name="T140">.</text:span></text:p>
      <text:p text:style-name="P42"><text:tab/>→ <text:span text:style-name="T141">ith </text:span><text:span text:style-name="T142">physical Layer la irruku OSI model. Hub data’s ha copy <text:s/>panni all device ku send pannum. Ore oru device ku venum nalu ellathuku send pannu.</text:span></text:p>
      <text:p text:style-name="P24"><text:tab/>→ <text:span text:style-name="T236">CSMA</text:span></text:p>
      <text:p text:style-name="P136">=======================================================================</text:p>
      <text:p text:style-name="P24">SWITCHE</text:p>
      <text:p text:style-name="P43">------------</text:p>
      <text:p text:style-name="P43"><text:tab/>→ used to group the devices.</text:p>
      <text:p text:style-name="P43"><text:tab/>→ ithu datas ha forward pannum, Hub vida Fast ha irrukum and ports athigama irrukum.</text:p>
      <text:p text:style-name="P47"><text:tab/>→ <text:span text:style-name="T237">it handle MAC information in RAM memory.</text:span></text:p>
      <text:p text:style-name="P47"><text:tab/>→ <text:span text:style-name="T238">MAC table ithula tha MAC Address main tain pannu switch RAM la.</text:span></text:p>
      <text:p text:style-name="P47"><text:tab/>→ <text:span text:style-name="T239">ASICS</text:span></text:p>
      <text:p text:style-name="P47"><text:tab/>→ <text:span text:style-name="T240">MAT</text:span></text:p>
      <text:p text:style-name="P174"><text:span text:style-name="T241">T</text:span>ype of switches</text:p>
      <text:p text:style-name="P174">----------------------</text:p>
      <text:p text:style-name="P47"><text:tab/><text:span text:style-name="T241">Fixed switches<text:tab/><text:tab/></text:span></text:p>
      <text:p text:style-name="P47"><text:tab/><text:span text:style-name="T241">Modular switches</text:span></text:p>
      <text:p text:style-name="P47"><text:tab/></text:p>
      <text:p text:style-name="P175">Switche Ports</text:p>
      <text:p text:style-name="P175">------------------</text:p>
      <text:p text:style-name="P175"><text:tab/>→ <text:span text:style-name="T242">Interface for data transfer fa0/0, gigabyte0/0/1</text:span></text:p>
      <text:p text:style-name="P176">Lines for switch Management</text:p>
      <text:p text:style-name="P176">Physical : console 0</text:p>
      <text:p text:style-name="P176">Logical : Not exist in switch vty 0 5</text:p>
      <text:p text:style-name="P177">Ports speeds</text:p>
      <text:p text:style-name="P177">----------------</text:p>
      <text:p text:style-name="P177"><text:tab/>→<text:span text:style-name="T243">fa/0 10mbps, fa0/1 100mbs</text:span></text:p>
      <text:p text:style-name="P177"><text:tab/>→ <text:span text:style-name="T243">Gig0 1GB , Gig0/1 10Gb</text:span></text:p>
      <text:p text:style-name="P178"/>
      <text:p text:style-name="P178"/>
      <text:p text:style-name="P178"><text:soft-page-break/>Switch Boot Sequence</text:p>
      <text:p text:style-name="P178">----------------------------</text:p>
      <text:p text:style-name="P178"><text:tab/>→ <text:span text:style-name="T244">POST → ROM→ FLASH → NVRAM → RAM</text:span></text:p>
      <text:p text:style-name="P180">POST</text:p>
      <text:p text:style-name="P180">----------</text:p>
      <text:p text:style-name="P180"><text:tab/>Pow<text:span text:style-name="T244">e</text:span>r on self Test <text:s/>athavathu RAM, CPU , Hardware checkup ithu la correcta check panum.</text:p>
      <text:p text:style-name="P180">ROM</text:p>
      <text:p text:style-name="P180">---------</text:p>
      <text:p text:style-name="P180"><text:tab/><text:span text:style-name="T200">Read only Memory, Mini os, <text:s/>Bootstrap Loader, Finds the location of complete IOS.</text:span></text:p>
      <text:p text:style-name="P181">FLASH</text:p>
      <text:p text:style-name="P181">----------</text:p>
      <text:p text:style-name="P181"><text:tab/><text:span text:style-name="T201">Complete IOS image.</text:span></text:p>
      <text:p text:style-name="P181"><text:tab/>→ <text:span text:style-name="T248">vlan file ithula the maintain pannum.</text:span></text:p>
      <text:p text:style-name="P182">NVRAM</text:p>
      <text:p text:style-name="P182">-----------</text:p>
      <text:p text:style-name="P182"><text:tab/>Non Volatile Random Access Memory , permenet Configuration, <text:span text:style-name="T246">switch</text:span> uses nvram configuration for booting, Configuration copies NVRAM into RAM.</text:p>
      <text:p text:style-name="P179">RAM</text:p>
      <text:p text:style-name="P179">----------</text:p>
      <text:p text:style-name="P179"><text:tab/>Random access Memory, Temporary configuration, <text:span text:style-name="T245">switch</text:span> always work with Ram configuration only.</text:p>
      <text:p text:style-name="P175"/>
      <text:p text:style-name="P183">Switch Modes:</text:p>
      <text:p text:style-name="P183">-----------------</text:p>
      <text:p text:style-name="P183"><text:tab/><text:span text:style-name="T25">Manged switch</text:span><text:span text:style-name="T252"> and </text:span><text:span text:style-name="T25">UnManaged switch</text:span></text:p>
      <text:p text:style-name="P183"><text:span text:style-name="T25"/></text:p>
      <text:p text:style-name="P123">Managed switch la mattum tha configue panna mudiyum.</text:p>
      <text:p text:style-name="P184"><text:tab/>→ <text:span text:style-name="T249"><text:s/>User Mode: </text:span><text:span text:style-name="T250">Switch</text:span><text:span text:style-name="T249">&gt;</text:span></text:p>
      <text:p text:style-name="P149"><text:tab/><text:tab/>To check connectivity and it has limited functionality only.</text:p>
      <text:p text:style-name="P149"><text:tab/>→ <text:span text:style-name="T202">Privilege Mode: </text:span><text:span text:style-name="T250">Switch</text:span><text:span text:style-name="T202">#</text:span></text:p>
      <text:p text:style-name="P149"><text:tab/><text:tab/><text:span text:style-name="T202">Backup &amp; Recovery panikalam and view entire configuration is possible.</text:span></text:p>
      <text:p text:style-name="P149"><text:tab/>→ <text:span text:style-name="T202">Global Configuration: </text:span><text:span text:style-name="T250">Switch</text:span><text:span text:style-name="T202">(config)#</text:span></text:p>
      <text:p text:style-name="P149"><text:tab/><text:tab/><text:span text:style-name="T202">To do entire configuration of router(globally). </text:span><text:span text:style-name="T203">Ella configure inga tha panuvom.</text:span></text:p>
      <text:p text:style-name="P149"><text:tab/>→ <text:span text:style-name="T204">Interface Mode: </text:span><text:span text:style-name="T250">Switch</text:span><text:span text:style-name="T204">(config-if)#</text:span></text:p>
      <text:p text:style-name="P149"><text:tab/><text:tab/><text:span text:style-name="T204">Configuration of Interface like serial , port…</text:span></text:p>
      <text:p text:style-name="P149"><text:tab/>→ <text:span text:style-name="T204">Line Mode:</text:span><text:span text:style-name="T250">Switch</text:span><text:span text:style-name="T204">(config-line)#</text:span></text:p>
      <text:p text:style-name="P149"><text:tab/><text:tab/><text:span text:style-name="T204">Authentication of lines , and Configuration console 0, aux 0, vty</text:span></text:p>
      <text:p text:style-name="P149"><text:tab/>→ <text:span text:style-name="T251">switch</text:span><text:span text:style-name="T204"> Mode: </text:span><text:span text:style-name="T250">Switch</text:span><text:span text:style-name="T204">(config-</text:span><text:span text:style-name="T253">vlan</text:span><text:span text:style-name="T204">)#</text:span></text:p>
      <text:p text:style-name="P149"><text:tab/><text:tab/><text:span text:style-name="T204">To Configure </text:span><text:span text:style-name="T251">vlans</text:span><text:span text:style-name="T204">.</text:span></text:p>
      <text:p text:style-name="P183"/>
      <text:p text:style-name="P137">VLAN(virtua<text:span text:style-name="T254">l</text:span> Local Area Network)</text:p>
      <text:p text:style-name="P187">--------------------------------------------</text:p>
      <text:p text:style-name="P187"><text:tab/>→ <text:span text:style-name="T254">oru switch la irruka ports different network kuda communicate pann Vlan configure panni use pannuvom like first 10 ports oru series of network then next 10 ports different series of port so 2 different network ore switch la use panikalam . Anal antha swich managed switch ha irrukanum.</text:span></text:p>
      <text:p text:style-name="P187"/>
      <text:p text:style-name="P187"/>
      <text:p text:style-name="P187"/>
      <text:p text:style-name="P187"/>
      <text:p text:style-name="P138"><text:soft-page-break/>Trunking</text:p>
      <text:p text:style-name="P188">------------</text:p>
      <text:p text:style-name="P185"><text:tab/>→ <text:span text:style-name="T255">2 different switches ha connecct pannuvom.</text:span></text:p>
      <text:p text:style-name="P189">Switche Ports</text:p>
      <text:p text:style-name="P189">-----------------</text:p>
      <text:p text:style-name="P189"><text:tab/>→ Access Port → switch to system connect pandrathu athu innoru switch athavathu different switch la irrunthu Trunk mulama link agi irrupathu la system connect pandrathu tha Access port.</text:p>
      <text:p text:style-name="P189"><text:tab/>→ Trunk Port → different switch connect pandra exact antha port ta tha Trunk port nu soluvom.</text:p>
      <text:p text:style-name="P190">Frame Tagging</text:p>
      <text:p text:style-name="P190">-----------------</text:p>
      <text:p text:style-name="P190"><text:tab/>→ <text:span text:style-name="T256">Trunk port connect panna two different switch use pannuvom athula exact oru port tha trunk ku use pannuvom anth port la vlan information trunk switch ku anupum anal trunk switch la irrunthu system pogumpothu vlan information remove pannidum. Itha tha frame tagging oru data va trunk ku send pandrathuku munadi inser panni annupum athe pola pc ku send pandrathuku munadi remove panidum.</text:span></text:p>
      <text:p text:style-name="P190"/>
      <text:p text:style-name="P191">Frame Tagging Methods</text:p>
      <text:p text:style-name="P191">-----------------------------</text:p>
      <text:p text:style-name="P191"><text:tab/><text:span text:style-name="T2">Dot1q and ISL</text:span></text:p>
      <text:p text:style-name="P191"/>
      <text:p text:style-name="P191">Native Vlan</text:p>
      <text:p text:style-name="P191">-----------------</text:p>
      <text:p text:style-name="P192">by defaut ha vlan 1 is native vlan.</text:p>
      <text:p text:style-name="P192">Native vlan must match both end of trunk link.</text:p>
      <text:p text:style-name="P192"/>
      <text:p text:style-name="P193">VLAN configuration</text:p>
      <text:p text:style-name="P193">-------------------------</text:p>
      <text:p text:style-name="P193"><text:tab/>→ <text:span text:style-name="T257">ore switch la different network marri port access panna use pannuvom.</text:span></text:p>
      <text:p text:style-name="P193"><text:tab/>→ <text:span text:style-name="T257">first 12 ports one network and next 12 port one network.</text:span></text:p>
      <text:p text:style-name="P194">Configure panna follow the steps:</text:p>
      <text:p text:style-name="P194"><text:tab/><text:span text:style-name="T258">1.</text:span><text:span text:style-name="T259">real ha nama lap la connect panni packet tracer ithula yappadi CLI la pandramo same athemari tha lap layum . One switch eduthu 2 system </text:span><text:span text:style-name="T260">2</text:span><text:span text:style-name="T259"> port</text:span><text:span text:style-name="T260">(1,2)</text:span><text:span text:style-name="T259"> and next 2 </text:span><text:span text:style-name="T260">2</text:span><text:span text:style-name="T259"> port</text:span><text:span text:style-name="T260">(15,16)</text:span><text:span text:style-name="T259"> kuduthudu.</text:span></text:p>
      <text:p text:style-name="P194"><text:span text:style-name="T261"><text:tab/>2.CLI la vanthutu </text:span><text:span text:style-name="T264">switch configure panna </text:span><text:span text:style-name="T29">first 10 </text:span><text:span text:style-name="T26">switch&gt; enable, config terminal, hostname ccnalab, enable password 1234, enable secret 1234, service password-encryption, vlan 10(by default ella port um vlan 1 la irrukum so nama new vlan create panni name tamilnadu nu vaipom), name tamilNadu , exit, </text:span><text:span text:style-name="T32">interface range fastethernet 0/1 – 12(1 to 12 port enable agiduchi), </text:span><text:span text:style-name="T27">switchport access vlan 10 , no shutdown, exit.</text:span></text:p>
      <text:p text:style-name="P194"><text:tab/>→ <text:span text:style-name="T63">Trunk configure panna</text:span><text:span text:style-name="T263"> → </text:span><text:span text:style-name="T28">enable, config terminal, interface gigabitethernet 0/1, switchport mode trunk, switchport trunk al</text:span><text:span text:style-name="T33">l</text:span><text:span text:style-name="T28">owed vlan all, no shutdown, inter</text:span><text:span text:style-name="T30">f</text:span><text:span text:style-name="T28">ace vlan 10, ip address 10.0.0.10 255.0.0.0 , no shutdown, exit, wr.</text:span></text:p>
      <text:p text:style-name="P195"><text:tab/>→ <text:span text:style-name="T265">Next pathi configure panna follow the same </text:span><text:span text:style-name="T262">switch&gt; </text:span><text:span text:style-name="T26">enable</text:span><text:span text:style-name="T262">,</text:span><text:span text:style-name="T26"> config terminal, hostname ccnalab, enable password 1234, enable secret 1234, service password-encryption, vlan 10(by default ella port um vlan 1 la irrukum so nama new vlan create panni name tamilnadu nu vaipom), name tamilNadu , exit, </text:span><text:span text:style-name="T32">interface range fastethernet 0/1 – 12(1 to 12 port enable agiduchi), </text:span><text:span text:style-name="T27">switchport access vlan 10 , no shutdown, exit.</text:span></text:p>
      <text:p text:style-name="P195"><text:tab/>→ <text:span text:style-name="T62">Vlan 20 la ip set panna </text:span><text:span text:style-name="T265">→ </text:span><text:span text:style-name="T28">inter</text:span><text:span text:style-name="T30">f</text:span><text:span text:style-name="T28">ace vlan </text:span><text:span text:style-name="T30">2</text:span><text:span text:style-name="T28">0, ip address </text:span><text:span text:style-name="T30">20</text:span><text:span text:style-name="T28">.0.0.10 255.0.0.0 , no shutdown, exit, wr.</text:span></text:p>
      <text:p text:style-name="P195"><text:tab/>→ <text:span text:style-name="T266">computer ku ip kuduthutu.</text:span></text:p>
      <text:p text:style-name="P195"><text:soft-page-break/><text:tab/>→ <text:span text:style-name="T267">vlan configuration basically one switch la different network use panna mattum the once configure pannathu ku apram ma two different network ha connect panna mudiyathu athuku tha inta concept by default ella portum vlan 1 la irrukum so athanala switch la connect pandra ellame connect agum anal nama atha pirichi set pannalam.</text:span></text:p>
      <text:p text:style-name="P195"><text:tab/>→ <text:span text:style-name="T268">configure panathuku aprama, → </text:span><text:span text:style-name="T31">show ip int brief, show run, show interface, show vlan, show mac-add-table, show interface trunk, </text:span></text:p>
      <text:p text:style-name="P186"/>
      <text:p text:style-name="P196">Switch Functions</text:p>
      <text:p text:style-name="P196">--------------------</text:p>
      <text:p text:style-name="P196"><text:tab/>→ <text:span text:style-name="T269">MAT Buiding → MAC Address Table</text:span></text:p>
      <text:p text:style-name="P196"><text:tab/>→ <text:span text:style-name="T269">Forwarding → forward data source to destination Mac address.</text:span></text:p>
      <text:p text:style-name="P196"><text:tab/>→ <text:span text:style-name="T269">Filtering → MAT table la filter pannitu exact destionation then forward data.</text:span></text:p>
      <text:p text:style-name="P196"><text:tab/>→ <text:span text:style-name="T269">Loop Avoidance → It avoids L2 loops with the help of STP.</text:span></text:p>
      <text:p text:style-name="P196"/>
      <text:p text:style-name="P139">STP(Spanning Tree Protocol)</text:p>
      <text:p text:style-name="P197">---------------------------------------</text:p>
      <text:p text:style-name="P183"><text:tab/>→ <text:span text:style-name="T270">ithoda work Layer 2 switching loops ha automatically remove panidum. Then redundat link athavathu oru link back up eduthu vailum antha linkayum shutting down pannum.</text:span></text:p>
      <text:p text:style-name="P183"><text:tab/>→ <text:span text:style-name="T271">STP main na ithoda vella redundant link ha remove pandratha yappadi remove pannum na STA algorithm use panni redundant link ha find out panum then atha mattum disable pannidum.</text:span></text:p>
      <text:p text:style-name="P183"/>
      <text:p text:style-name="P198">BPDUs(Bridge Protocol Data Unit)</text:p>
      <text:p text:style-name="P198">-------------------------------------------</text:p>
      <text:p text:style-name="P183"><text:tab/>→ <text:span text:style-name="T272">ithu multicat-fram ithoda vela information and connections ha multicast-la tha anupum switch.</text:span></text:p>
      <text:p text:style-name="P183"/>
      <text:p text:style-name="P199">Root Bridge</text:p>
      <text:p text:style-name="P199">--------------</text:p>
      <text:p text:style-name="P199"><text:tab/>→ <text:span text:style-name="T273">Starting point of STP topology.</text:span></text:p>
      <text:p text:style-name="P200">Non-Root Bridge</text:p>
      <text:p text:style-name="P200">--------------------</text:p>
      <text:p text:style-name="P200"/>
      <text:p text:style-name="P201">Root port</text:p>
      <text:p text:style-name="P201">-----------</text:p>
      <text:p text:style-name="P201"><text:tab/>two type of Port: Designated Port , Non-Desgnated Port.</text:p>
      <text:p text:style-name="P202">STP operations</text:p>
      <text:p text:style-name="P202">-----------------</text:p>
      <text:p text:style-name="P202"><text:tab/>→ </text:p>
      <text:p text:style-name="P203">STP and RSTP</text:p>
      <text:p text:style-name="P203">----------------</text:p>
      <text:p text:style-name="P203"><text:tab/><text:span text:style-name="T274">port states are: Disable, Blocking, Listering, Learning and forwarding for STP. RSTP ithu Discarding, Learning and Forwarding.</text:span></text:p>
      <text:p text:style-name="P202"/>
      <text:p text:style-name="P204">ARP(Address Resolution Protocol)</text:p>
      <text:p text:style-name="P204">------------------------------------------</text:p>
      <text:p text:style-name="P204"><text:tab/>→ <text:span text:style-name="T275">Pc communicate pannumpothu yappadi communicate pannuthuna MAC and IP mulamatha communicate panuthu. Sorce computer data send panuthuna fist MAC theriyanum .</text:span></text:p>
      <text:p text:style-name="P204"><text:tab/>→ <text:span text:style-name="T275">source computer data send pandrathuku munadi MAC address kekum ella computer kittayum athul la oru computer mattum tha replay pannum athutha destination computer.</text:span></text:p>
      <text:p text:style-name="P205"><text:soft-page-break/><text:tab/>→ ARP ithoda vela ennana, computer MAC and IP address information ARP table la maintain.</text:p>
      <text:p text:style-name="P205"><text:tab/>→ ella computerum ARP table use panni MAC address get panni data send pannum.</text:p>
      <text:p text:style-name="P205"><text:tab/>→ <text:span text:style-name="T276">ARP table entries ethavathu romba neram(IDLE) communicate pannalana expire agidum.</text:span></text:p>
      <text:p text:style-name="P206">Arp table terminal la pakka use → <text:span text:style-name="T2">arp -a</text:span></text:p>
      <text:p text:style-name="P183"/>
      <text:p text:style-name="P207">CDP(Cisco Discovery Protocol)</text:p>
      <text:p text:style-name="P207">---------------------------------------</text:p>
      <text:p text:style-name="P207"><text:tab/>→ <text:span text:style-name="T277">ithu layer 2 protocol. And ithu independent protocol. And also ithu enapanum na direct ha <text:s/>connect agi irruka device or neary by device information learn pannum but atha entha device kum forwarding pannathu. </text:span><text:span text:style-name="T278">Ciso device la mattum tha intha CDP support so learn pannum but share pannathu</text:span><text:span text:style-name="T277">Athu learn panni just table la store mattum panni vachikum. </text:span></text:p>
      <text:p text:style-name="P207"><text:tab/>→ <text:span text:style-name="T34">CDP ithu enna learn panuthuna : </text:span><text:span text:style-name="T64">Cisco IOS running on cisco devices. </text:span><text:span text:style-name="T65">2. Hardware platform of devices. 3. IP address of Interface on devices. 4. Hostname 5. duplex setting 6.Vlan trunking protoccol(VTP) domain . 7. Native VLAN.</text:span></text:p>
      <text:p text:style-name="P207"><text:span text:style-name="T65"/></text:p>
      <text:p text:style-name="P208"><text:span text:style-name="T65">A</text:span><text:span text:style-name="T36">CL</text:span><text:span text:style-name="T66">(Access Control List)</text:span></text:p>
      <text:p text:style-name="P208"><text:span text:style-name="T36">--------------------------------</text:span></text:p>
      <text:p text:style-name="P208"><text:span text:style-name="T36"><text:tab/>→ </text:span><text:span text:style-name="T67">set of rules used panni network traffic filter pannum. </text:span><text:span text:style-name="T68">Ithuku packet filter panna kudiya capabilities irruku like network device(firewall and routers).</text:span></text:p>
      <text:p text:style-name="P208"><text:span text:style-name="T67"><text:tab/>→ </text:span><text:span text:style-name="T68">Router takes filter based on L3 and L4 Header . L3 header la source IP, dest IP, and protocol number irrukum. L4 la source port, dest port number.</text:span></text:p>
      <text:p text:style-name="P209"><text:span text:style-name="T68"><text:tab/></text:span></text:p>
      <text:p text:style-name="P209"><text:span text:style-name="T68"><text:tab/></text:span><text:span text:style-name="T36">Two types of ACL: Standard ACL, Extended ACL.</text:span></text:p>
      <text:p text:style-name="P209"><text:span text:style-name="T36"/></text:p>
      <text:p text:style-name="P210"><text:span text:style-name="T36">Standard ACL <text:s/>syntax</text:span></text:p>
      <text:p text:style-name="P210"><text:span text:style-name="T36">---------------------------</text:span></text:p>
      <text:p text:style-name="P210"><text:span text:style-name="T36"><text:tab/>creation: Router(config)# access-list ACL_NUMBER permit|deny ip_address wildcard_mask</text:span></text:p>
      <text:p text:style-name="P210"><text:span text:style-name="T36"><text:tab/>access-list &lt;1-99&gt; &lt;permit/deny&gt; &lt;sourceip&gt; &lt;wildcard </text:span><text:span text:style-name="T69">M</text:span><text:span text:style-name="T36">ask&gt;</text:span></text:p>
      <text:p text:style-name="P208"><text:span text:style-name="T36"/></text:p>
      <text:p text:style-name="P208"><text:span text:style-name="T36"><text:tab/></text:span><text:span text:style-name="T70">Implementation: ip access-group 1 out (ip access-group &lt;1-99&gt; &lt;in/out&gt;</text:span></text:p>
      <text:p text:style-name="P208"><text:span text:style-name="T70"/></text:p>
      <text:p text:style-name="P211"><text:span text:style-name="T70">E</text:span><text:span text:style-name="T36">xtended ACL syntax</text:span></text:p>
      <text:p text:style-name="P211"><text:span text:style-name="T36">---------------------------</text:span></text:p>
      <text:p text:style-name="P211"><text:span text:style-name="T36"><text:tab/>creation: access-list NUMBER permit | deny IP_PROTOCOL SOURCE_ADDRESS WILDCARD_MASK [PROTOCOL_INFORMATION] DESTINATION_ADDRESS WIDCARD_MASK PROTOCOL_INFORMATION.</text:span></text:p>
      <text:p text:style-name="P211"><text:span text:style-name="T36"><text:tab/>Implementation: ip access-group 1 out (ip access-group &lt;1-99&gt; &lt;in/out&gt;</text:span></text:p>
      <text:p text:style-name="P212"><text:span text:style-name="T36">Named ACL syntax</text:span></text:p>
      <text:p text:style-name="P212"><text:span text:style-name="T36">--------------------------</text:span></text:p>
      <text:p text:style-name="P212"><text:span text:style-name="T36"><text:tab/>→ creation: ip access-list extended &lt;name&gt;, Router(config-ext-nacl)# &lt;permitdeny&gt; &lt;protocl&gt; &lt;sourceip&gt; &lt;match&gt; &lt;destinationip&gt; &lt;match&gt; &lt;eq&gt; &lt;port&gt;</text:span></text:p>
      <text:p text:style-name="P212"><text:span text:style-name="T36"><text:tab/>Router(config-ext-nacl)# &lt;deny/permit&gt; &lt;protocol&gt; any any </text:span></text:p>
      <text:p text:style-name="P212"><text:span text:style-name="T36"><text:tab/>→ Implementation: Router(config)# ip access-group 1 out (ip access-group &lt;1-99&gt; &lt;in/out&gt;</text:span></text:p>
      <text:p text:style-name="P212"><text:span text:style-name="T36"/></text:p>
      <text:p text:style-name="P213"><text:span text:style-name="T36">NAT</text:span><text:span text:style-name="T71">(Network Address Translation)</text:span></text:p>
      <text:p text:style-name="P213"><text:span text:style-name="T36">-------------------------------------------</text:span></text:p>
      <text:p text:style-name="P213"><text:span text:style-name="T36"><text:tab/>→ </text:span><text:span text:style-name="T71">NAT</text:span><text:span text:style-name="T72"> </text:span><text:span text:style-name="T71">operations are taken care by router. </text:span><text:span text:style-name="T73">Private to public and pulic to private IP translation is called NAT.</text:span></text:p>
      <text:p text:style-name="P214"><text:span text:style-name="T73"><text:tab/></text:span><text:span text:style-name="T74">Two type of NATs: Static, Dynamic NAT</text:span></text:p>
      <text:p text:style-name="P214"><text:soft-page-break/><text:span text:style-name="T74">NAT Operations</text:span></text:p>
      <text:p text:style-name="P214"><text:span text:style-name="T74">--------------------</text:span></text:p>
      <text:p text:style-name="P215"><text:span text:style-name="T74"><text:tab/>→ </text:span><text:span text:style-name="T75">Generally local area networks use private IP address. So intha private IP yala pulic network ha access panna mudiyathu. B’z public network access pananum na public ip address is required. So private IP ya public IP ya translate panni to access Internet with help of NAT. intha translation router pathukum.</text:span></text:p>
      <text:p text:style-name="P215"><text:span text:style-name="T75"/></text:p>
      <text:p text:style-name="P215"><text:span text:style-name="T76">NAT</text:span><text:span text:style-name="T74"> <text:s/></text:span><text:span text:style-name="T76">Terms</text:span></text:p>
      <text:p text:style-name="P208"><text:span text:style-name="T36">--------------</text:span></text:p>
      <text:p text:style-name="P208"><text:span text:style-name="T36"><text:tab/>→ </text:span><text:span text:style-name="T77">Inside Local, Inside Global, outside Local, outside Global.</text:span></text:p>
      <text:p text:style-name="P216"><text:span text:style-name="T77">S</text:span><text:span text:style-name="T36">tatic NAT:</text:span></text:p>
      <text:p text:style-name="P216"><text:span text:style-name="T36">---------------</text:span></text:p>
      <text:p text:style-name="P216"><text:span text:style-name="T36"><text:tab/>→ </text:span><text:span text:style-name="T78">static la only one private IP to Public IP translate pannum ithu one to one NAT. static NAT ithu public servers la use panuvanga.</text:span></text:p>
      <text:p text:style-name="P216"><text:span text:style-name="T78"><text:tab/>→ </text:span><text:span text:style-name="T79">Router(config)# ip nat inside source static &lt;inside local&gt; &lt;inside global&gt;</text:span></text:p>
      <text:p text:style-name="P216"><text:span text:style-name="T79"><text:tab/>→ Router(config)# interface X</text:span></text:p>
      <text:p text:style-name="P216"><text:span text:style-name="T79"><text:tab/>→ Router (config-if)# ip nat inside | outside</text:span></text:p>
      <text:p text:style-name="P217"><text:span text:style-name="T79">D</text:span><text:span text:style-name="T36">ynamic NAT:</text:span></text:p>
      <text:p text:style-name="P217"><text:span text:style-name="T36">-----------------</text:span></text:p>
      <text:p text:style-name="P217"><text:span text:style-name="T36"><text:tab/>→ </text:span><text:span text:style-name="T80">group private IP address mapped to a pool of public address kuda. Yaru fist varangalo avanga first IP vangitu povanga means change. Fist group of private IP list create agum the atha punlic kuda mapped pannitu oru oruthara antha list la irrunth veliya povanga.</text:span></text:p>
      <text:p text:style-name="P217"><text:span text:style-name="T80"/></text:p>
      <text:p text:style-name="P218"><text:span text:style-name="T36">Syntax steps:</text:span></text:p>
      <text:p text:style-name="P218"><text:span text:style-name="T36">------------------</text:span></text:p>
      <text:p text:style-name="P218"><text:span text:style-name="T36"><text:tab/>-&gt;create ACL, create NAT pool, Map ACL to NAT pool, Apply NAT on the interace.</text:span></text:p>
      <text:p text:style-name="P219"><text:span text:style-name="T36">PAT(Port address Translation)</text:span></text:p>
      <text:p text:style-name="P219"><text:span text:style-name="T36">-----------------------------------</text:span></text:p>
      <text:p text:style-name="P208"><text:span text:style-name="T36"><text:tab/>→ </text:span><text:span text:style-name="T81">PAT na ennana Network address translation oveload tha PAT nu soldram. Ella private Ip ya yum ore oru public IP translate pannitu irrunchana atha tha PAT.</text:span></text:p>
      <text:p text:style-name="P208"><text:span text:style-name="T81"/></text:p>
      <text:p text:style-name="P220"><text:span text:style-name="T81">P</text:span><text:span text:style-name="T36">AT syntax</text:span></text:p>
      <text:p text:style-name="P220"><text:span text:style-name="T36">---------------</text:span></text:p>
      <text:p text:style-name="P220"><text:span text:style-name="T36"><text:tab/>→ Router(config)#int Gi0/0</text:span></text:p>
      <text:p text:style-name="P220"><text:span text:style-name="T36"><text:tab/>→ Router (config)# ip nat inside</text:span></text:p>
      <text:p text:style-name="P220"><text:span text:style-name="T36"><text:tab/>→ Router(config-if)# int Gi0/1</text:span></text:p>
      <text:p text:style-name="P220"><text:span text:style-name="T36"><text:tab/>→ Router (config-if)# ip nat outside</text:span></text:p>
      <text:p text:style-name="P220"><text:span text:style-name="T36"><text:tab/>→ Router (config-if)#access-list 1 permit 20.0.0.0 0.0.0.255</text:span></text:p>
      <text:p text:style-name="P220"><text:span text:style-name="T36"><text:tab/>→ Router(config-if) # ip nat insie source list 1 interface Gi0/1 overload</text:span></text:p>
      <text:p text:style-name="P220"><text:span text:style-name="T36"><text:tab/>→ Router# show ip nat translations.</text:span></text:p>
      <text:p text:style-name="P221"><text:span text:style-name="T36"/></text:p>
      <text:p text:style-name="P221"><text:span text:style-name="T36">L2 Vs L3 Layer</text:span></text:p>
      <text:p text:style-name="P221"><text:span text:style-name="T36">--------------------</text:span></text:p>
      <text:p text:style-name="P222"><text:span text:style-name="T36">L2</text:span></text:p>
      <text:p text:style-name="P222"><text:span text:style-name="T36">---</text:span></text:p>
      <text:p text:style-name="P222"><text:span text:style-name="T36"><text:tab/>→ Operates Data Link Layer</text:span></text:p>
      <text:p text:style-name="P222"><text:span text:style-name="T36"><text:tab/>→ MAC address help to send the data to destination.</text:span></text:p>
      <text:p text:style-name="P222"><text:span text:style-name="T83"><text:tab/>→ </text:span><text:span text:style-name="T84">work with MAC address only. Used to reduce traffic local network./</text:span></text:p>
      <text:p text:style-name="P222"><text:span text:style-name="T84"><text:tab/>→ </text:span></text:p>
      <text:p text:style-name="P222"><text:soft-page-break/><text:span text:style-name="T84"/></text:p>
      <text:p text:style-name="P222"><text:span text:style-name="T36">L3<text:tab/></text:span></text:p>
      <text:p text:style-name="P222"><text:span text:style-name="T36">---</text:span></text:p>
      <text:p text:style-name="P208"><text:span text:style-name="T36"><text:tab/>→ </text:span><text:span text:style-name="T82">operates Network Layer</text:span></text:p>
      <text:p text:style-name="P208"><text:span text:style-name="T82"><text:tab/>→</text:span><text:span text:style-name="T83"> IP route packet help to send data to destination.</text:span></text:p>
      <text:p text:style-name="P208"><text:span text:style-name="T83"><text:tab/>→ </text:span><text:span text:style-name="T84">performe Layer 2 and Layer 3 switch.</text:span></text:p>
      <text:p text:style-name="P208"><text:span text:style-name="T84"><text:tab/></text:span></text:p>
      <text:p text:style-name="P183">========================================================================</text:p>
      <text:p text:style-name="P23">ROUTER</text:p>
      <text:p text:style-name="P47">-----------</text:p>
      <text:p text:style-name="P38"><text:tab/>→ <text:span text:style-name="T143">used to communicate between different networks.</text:span></text:p>
      <text:p text:style-name="P38"><text:tab/>→ <text:span text:style-name="T190">athavathu 10.0.2.1 ithu oru network and 192.168.10 ithu oru network intha 2 network swithch mulam communicate panna mudiyathu so athu pathila ROUTER <text:tab/> use panni communicate pannikalm.</text:span></text:p>
      <text:p text:style-name="P38"><text:tab/>→ <text:span text:style-name="T191">Layer 3 Device (Network Layer)</text:span></text:p>
      <text:p text:style-name="P38"><text:tab/>→ <text:span text:style-name="T192">LAN &amp; WAN Connectivity.</text:span></text:p>
      <text:p text:style-name="P38"><text:tab/>→ <text:span text:style-name="T192">Select best path and Routing</text:span></text:p>
      <text:p text:style-name="P38"><text:tab/>→ <text:span text:style-name="T192">Read IP header of source and destination.</text:span></text:p>
      <text:p text:style-name="P39"><text:tab/>→ <text:span text:style-name="T192">with the help of Routing table share information.</text:span></text:p>
      <text:p text:style-name="P39"/>
      <text:p text:style-name="P39"/>
      <text:p text:style-name="P126">Router Types:</text:p>
      <text:p text:style-name="P127">-----------------</text:p>
      <text:p text:style-name="P40"><text:span text:style-name="T192"><text:tab/></text:span><text:span text:style-name="T193">1.wireless Router</text:span></text:p>
      <text:p text:style-name="P40"><text:span text:style-name="T192"><text:tab/></text:span><text:span text:style-name="T193">2.BroadBand Router</text:span></text:p>
      <text:p text:style-name="P40"><text:span text:style-name="T192"><text:tab/></text:span><text:span text:style-name="T193">3.Core Router(ISP)</text:span></text:p>
      <text:p text:style-name="P40"><text:tab/><text:span text:style-name="T193">4.Edge Router -(Used in Border(Link the Routers)</text:span><text:span text:style-name="T194">)S</text:span><text:span text:style-name="T193"> like 2 building last router connects.</text:span></text:p>
      <text:p text:style-name="P40"><text:tab/><text:span text:style-name="T193">5.Virtual</text:span></text:p>
      <text:p text:style-name="P40"/>
      <text:p text:style-name="P94">Types of Hardware Router<text:span text:style-name="T192"><text:tab/> </text:span></text:p>
      <text:p text:style-name="P38">-------------------------------</text:p>
      <text:p text:style-name="P38"><text:tab/><text:span text:style-name="T195">1.Fixed Router (not any change)</text:span></text:p>
      <text:p text:style-name="P128"><text:tab/>2. Modular Router(Customize something)</text:p>
      <text:p text:style-name="P38"/>
      <text:p text:style-name="P95">Rear pannel view of Router</text:p>
      <text:p text:style-name="P95">----------------------------------</text:p>
      <text:p text:style-name="P38"><text:tab/><text:span text:style-name="T196">1.power cable port</text:span></text:p>
      <text:p text:style-name="P38"><text:tab/><text:span text:style-name="T196">2.power switch</text:span></text:p>
      <text:p text:style-name="P38"><text:tab/><text:span text:style-name="T196">3.Aux (configure router </text:span><text:span text:style-name="T198">remote</text:span><text:span text:style-name="T196">) </text:span></text:p>
      <text:p text:style-name="P38"><text:tab/><text:span text:style-name="T196">4.GEO/1(</text:span><text:span text:style-name="T197">Fast Data Transfer Port</text:span><text:span text:style-name="T196">)</text:span></text:p>
      <text:p text:style-name="P38"><text:tab/><text:span text:style-name="T196">5.Serial ithula tha </text:span><text:span text:style-name="T197">oru router to innoru router connect panikalam.</text:span></text:p>
      <text:p text:style-name="P38"><text:tab/><text:span text:style-name="T196">6.Console </text:span><text:span text:style-name="T198">(configure router physical)</text:span></text:p>
      <text:p text:style-name="P96"><text:tab/>7.USB </text:p>
      <text:p text:style-name="P38"/>
      <text:p text:style-name="P97">Router Boot Sequence</text:p>
      <text:p text:style-name="P97">---------------------------</text:p>
      <text:p text:style-name="P97"><text:tab/><text:span text:style-name="T199">Router steps to start </text:span></text:p>
      <text:p text:style-name="P97"><text:tab/><text:span text:style-name="T199">POST → ROM → FLASH → NVRAM → RAM </text:span></text:p>
      <text:p text:style-name="P98">POST</text:p>
      <text:p text:style-name="P98"><text:soft-page-break/>----------</text:p>
      <text:p text:style-name="P98"><text:tab/>Pow<text:span text:style-name="T244">e</text:span>r on self Test <text:s/>athavathu RAM, CPU , Hardware checkup ithu la correcta check panum.</text:p>
      <text:p text:style-name="P98">ROM</text:p>
      <text:p text:style-name="P98">---------</text:p>
      <text:p text:style-name="P98"><text:tab/><text:span text:style-name="T200">Read only Memory, Mini os, <text:s/>Bootstrap Loader, Finds the location of complete IOS.</text:span></text:p>
      <text:p text:style-name="P99">FLASH</text:p>
      <text:p text:style-name="P99">----------</text:p>
      <text:p text:style-name="P99"><text:tab/><text:span text:style-name="T201">Complete IOS image</text:span></text:p>
      <text:p text:style-name="P100">NVRAM</text:p>
      <text:p text:style-name="P100">-----------</text:p>
      <text:p text:style-name="P100"><text:tab/>Non Volatile Random Access Memory , permenet Configuration, Router uses nvram configuration for booting, Configuration copies NVRAM into RAM.</text:p>
      <text:p text:style-name="P101">RAM</text:p>
      <text:p text:style-name="P101">----------</text:p>
      <text:p text:style-name="P101"><text:tab/>Random access Memory, Temporary configuration, Router always work with Ram configuration only.</text:p>
      <text:p text:style-name="P101"/>
      <text:p text:style-name="P102">Router Modes</text:p>
      <text:p text:style-name="P102">-----------------</text:p>
      <text:p text:style-name="P102"><text:tab/>→ User Mode: Router&gt;</text:p>
      <text:p text:style-name="P102"><text:tab/><text:tab/>To check connectivity and it has limited functionality only.</text:p>
      <text:p text:style-name="P102"><text:tab/>→ <text:span text:style-name="T202">Privilege Mode: Router#</text:span></text:p>
      <text:p text:style-name="P102"><text:tab/><text:tab/><text:span text:style-name="T202">Backup &amp; Recovery panikalam and view entire configuration is possible.</text:span></text:p>
      <text:p text:style-name="P102"><text:tab/>→ <text:span text:style-name="T202">Global Configuration: Router(config)#</text:span></text:p>
      <text:p text:style-name="P102"><text:tab/><text:tab/><text:span text:style-name="T202">To do entire configuration of router(globally). </text:span><text:span text:style-name="T203">Ella configure inga tha panuvom.</text:span></text:p>
      <text:p text:style-name="P102"><text:tab/>→ <text:span text:style-name="T204">Interface Mode: Router(config-if)#</text:span></text:p>
      <text:p text:style-name="P102"><text:tab/><text:tab/><text:span text:style-name="T204">Configuration of Interface like serial , port…</text:span></text:p>
      <text:p text:style-name="P103"><text:tab/>→ <text:span text:style-name="T204">Line Mode:Router(config-line)#</text:span></text:p>
      <text:p text:style-name="P102"><text:tab/><text:tab/><text:span text:style-name="T204">Authentication of lines , and Configuration console 0, aux 0, vty</text:span></text:p>
      <text:p text:style-name="P102"><text:tab/>→ <text:span text:style-name="T204">Router Mode: Router(config-route)#</text:span></text:p>
      <text:p text:style-name="P102"><text:tab/><text:tab/><text:span text:style-name="T204">To Configure dynamic outing protocol</text:span><text:span text:style-name="T205">s</text:span><text:span text:style-name="T204">.</text:span></text:p>
      <text:p text:style-name="P102"><text:tab/><text:tab/></text:p>
      <text:p text:style-name="P130">Router configuration in packet Tracer</text:p>
      <text:p text:style-name="P144">--------------------------------------------<text:tab/></text:p>
      <text:p text:style-name="P144"><text:tab/><text:tab/><text:span text:style-name="T211">CLI la enna command nu theriyalana athuku ? Mark pottu enter addicha enna command la use pannalanu solum athula sepecifica oru command la enna value la kudukalm apdina . Ping ? Ipadi panna specific value la kamikum.</text:span></text:p>
      <text:p text:style-name="P144"><text:tab/><text:tab/>→ <text:span text:style-name="T212">oru router la irrunthu innoru router <text:s/>connect panna serial port theva padum. So atha add panikanum.</text:span></text:p>
      <text:p text:style-name="P144"><text:tab/><text:tab/>→ <text:span text:style-name="T213">router la irrunthu switch connect panna Gigabyte port theva padum.</text:span></text:p>
      <text:p text:style-name="P144"><text:tab/><text:tab/>→ <text:span text:style-name="T214">user mode la irrunthu privillege mode poga Router&gt; </text:span><text:span text:style-name="T11">enable</text:span><text:span text:style-name="T214"> (type pannanum)</text:span></text:p>
      <text:p text:style-name="P144"><text:tab/><text:tab/>→ <text:span text:style-name="T215">user mode la just view mattum tha so configure panna Global configuration poganum. Athuku first privillege vanthutu next Router# </text:span><text:span text:style-name="T9">configur</text:span><text:span text:style-name="T10">e</text:span><text:span text:style-name="T9"> terminal</text:span><text:span text:style-name="T215"> (type pannaum).</text:span></text:p>
      <text:p text:style-name="P144"><text:tab/><text:tab/>→ <text:span text:style-name="T216">Routeer name change panna </text:span><text:span text:style-name="T215">Router</text:span><text:span text:style-name="T216">(config)</text:span><text:span text:style-name="T215"># <text:s/></text:span><text:span text:style-name="T12">hostname ccna</text:span></text:p>
      <text:p text:style-name="P144"><text:span text:style-name="T12"><text:tab/><text:tab/>→ </text:span><text:span text:style-name="T50">Router secure panna password set pannikalam ccna(config)# </text:span><text:span text:style-name="T13">enable password 12345</text:span></text:p>
      <text:p text:style-name="P144"><text:span text:style-name="T13"><text:tab/><text:tab/>→ </text:span><text:span text:style-name="T51">Router la encrypted password set panna ccna(config)# </text:span><text:span text:style-name="T14">enable secret 123</text:span></text:p>
      <text:p text:style-name="P145"><text:span text:style-name="T13"><text:tab/><text:tab/>→ </text:span><text:span text:style-name="T15">Line mode</text:span><text:span text:style-name="T52"> ithula secure panna authentication ccna(config-line)# line console 0 → password 12345. ccna(config-line)# line aux 0 → password 12345. ccna(config-line)# line vty 0 → password 12345. ccna(config)# service password-encryption.</text:span></text:p>
      <text:p text:style-name="P150"><text:soft-page-break/><text:span text:style-name="T52"><text:tab/><text:tab/>→ </text:span><text:span text:style-name="T53">Interface ku IP kudaka </text:span><text:span text:style-name="T52"><text:s/></text:span><text:span text:style-name="T54">fist interface mode ku poganum # </text:span><text:span text:style-name="T16">interface GigabyteEthernet 0/0/0</text:span><text:span text:style-name="T54">(interface name <text:s/>ithu) ccna(config),ccna(config-if)# </text:span><text:span text:style-name="T15">ip address 192.168.1.1 255.255.255.0</text:span><text:span text:style-name="T52"> </text:span></text:p>
      <text:p text:style-name="P146"><text:span text:style-name="T52"><text:tab/><text:tab/>→ </text:span><text:span text:style-name="T55">the above pola serial interface kum ip set pannnitu. </text:span><text:span text:style-name="T56">Next configuration view panni pakka ccna# </text:span><text:span text:style-name="T17">show run</text:span><text:span text:style-name="T57"> (conigure pannathulam pathukalam).</text:span></text:p>
      <text:p text:style-name="P146"><text:span text:style-name="T57"><text:tab/><text:tab/>→ </text:span><text:span text:style-name="T58">interface short and sweet ha pakka ccna# </text:span><text:span text:style-name="T18">show ip interface brief</text:span></text:p>
      <text:p text:style-name="P146"><text:span text:style-name="T18"/></text:p>
      <text:p text:style-name="P151"><text:span text:style-name="T18">R</text:span><text:span text:style-name="T2">outing Table</text:span></text:p>
      <text:p text:style-name="P151"><text:span text:style-name="T2">---------------------</text:span></text:p>
      <text:p text:style-name="P151"><text:span text:style-name="T2"><text:tab/>→ </text:span><text:span text:style-name="T36">Routers maintain a routing table and stores in ram.</text:span></text:p>
      <text:p text:style-name="P151"><text:span text:style-name="T36"><text:tab/>→ routing table help oda best path find panni destination network reach pannum.</text:span></text:p>
      <text:p text:style-name="P151"><text:span text:style-name="T36"><text:tab/>→ </text:span><text:span text:style-name="T59">table la destination network irruntha mattum tha reach agum.</text:span></text:p>
      <text:p text:style-name="P151"><text:span text:style-name="T59"><text:tab/>→ </text:span><text:span text:style-name="T60">Routing table la ithu tha irrukum </text:span><text:span text:style-name="T19">1. network destination and subnet ask. 2. Remote Router 3. outgoing Interface</text:span><text:span text:style-name="T20">(</text:span><text:span text:style-name="T61">connect agi iruka port name tha interface nu soluvanga)</text:span><text:span text:style-name="T20"> </text:span><text:span text:style-name="T60">.</text:span></text:p>
      <text:p text:style-name="P152"><text:span text:style-name="T60"><text:tab/></text:span></text:p>
      <table:table table:name="Table5" table:style-name="Table5" table:template-name="Box List Blue">
        <table:table-column table:style-name="Table5.A" table:number-columns-repeated="3"/>
        <table:table-row>
          <table:table-cell table:style-name="Table5.A1" office:value-type="string">
            <text:p text:style-name="P236">Destination</text:p>
          </table:table-cell>
          <table:table-cell table:style-name="Table5.A1" office:value-type="string">
            <text:p text:style-name="P236">Subnet mask</text:p>
          </table:table-cell>
          <table:table-cell table:style-name="Table5.A1" office:value-type="string">
            <text:p text:style-name="P236">Interface </text:p>
          </table:table-cell>
        </table:table-row>
        <table:table-row>
          <table:table-cell table:style-name="Table5.A2" office:value-type="string">
            <text:p text:style-name="P237">128.75.43.0</text:p>
          </table:table-cell>
          <table:table-cell table:style-name="Table5.B2" office:value-type="string">
            <text:p text:style-name="P237">255.255.255.0</text:p>
          </table:table-cell>
          <table:table-cell table:style-name="Table5.C2" office:value-type="string">
            <text:p text:style-name="P237">Int/0</text:p>
          </table:table-cell>
        </table:table-row>
        <table:table-row table:style-name="Table5.3">
          <table:table-cell table:style-name="Table5.A3" office:value-type="string">
            <text:p text:style-name="P237">128.75.43.0</text:p>
          </table:table-cell>
          <table:table-cell table:style-name="Table5.B3" office:value-type="string">
            <text:p text:style-name="P237">255.255.255.0</text:p>
          </table:table-cell>
          <table:table-cell table:style-name="Table5.C3" office:value-type="string">
            <text:p text:style-name="P238">Int/<text:span text:style-name="T217">1</text:span></text:p>
          </table:table-cell>
        </table:table-row>
      </table:table>
      <text:p text:style-name="P152"><text:span text:style-name="T60"><text:tab/></text:span></text:p>
      <text:p text:style-name="P131">Routing</text:p>
      <text:p text:style-name="P153">------------</text:p>
      <text:p text:style-name="P153"><text:tab/>→ <text:span text:style-name="T218">Routers can communicate between two different networks.</text:span></text:p>
      <text:p text:style-name="P153"><text:tab/>→ <text:span text:style-name="T218">anth different network routing table la present agi irrukanum. Apo tha routing nadakkum. Destination network oda information compalsory routing table la irruntha tha nadakum routing illana nadakathu. Ithu tha routing.</text:span></text:p>
      <text:p text:style-name="P154"><text:tab/>2 types of Routing</text:p>
      <text:p text:style-name="P154"><text:tab/>----------------------</text:p>
      <text:p text:style-name="P154"><text:tab/>static and dynamic.</text:p>
      <text:p text:style-name="P155">Static</text:p>
      <text:p text:style-name="P155">------</text:p>
      <text:p text:style-name="P155"><text:tab/>→ manual routing, more administrator support and small network is suitable and alos fixed network only , single change panna all router configure pannanum thirumba.</text:p>
      <text:p text:style-name="P155">Dynamic</text:p>
      <text:p text:style-name="P155">-----------</text:p>
      <text:p text:style-name="P155"><text:tab/>→ dynamically routing, less administrator support and large network is suitable and also scale network use pannalam, single change panna enth effect um agathu.</text:p>
      <text:p text:style-name="P155"/>
      <text:p text:style-name="P156">Static Routing</text:p>
      <text:p text:style-name="P156">-----------------</text:p>
      <text:p text:style-name="P156"><text:tab/><text:span text:style-name="T219">router 1 </text:span></text:p>
      <text:p text:style-name="P156"><text:tab/>----------</text:p>
      <text:p text:style-name="P156"><text:tab/>→ enable → config terminal → interface gigabyte → ip address 192.168.<text:span text:style-name="T220">0</text:span>.<text:span text:style-name="T220">1</text:span> 255.255.0.0 → no shutdow → exit → interface serial 0/1/0 → ip address 12.0.0.2 255.0.0.0 → clock rate 6400 → no shutdown → exit → wr.</text:p>
      <text:p text:style-name="P157"><text:tab/>→→ enable → config terminal → interface gigabyte → ip address 1<text:span text:style-name="T220">72</text:span>.<text:span text:style-name="T220">16</text:span>.<text:span text:style-name="T220">0</text:span>.<text:span text:style-name="T220">1</text:span> 255.255.0.0 → no shutdow → exit → interface serial 0/1/0 → ip address 12.0.0.<text:span text:style-name="T220">3</text:span> 255.0.0.0 → clock rate 6400 → no shutdown → exit → wr.</text:p>
      <text:p text:style-name="P158"><text:soft-page-break/><text:tab/><text:tab/>→ <text:span text:style-name="T221">final ha route panna route 1 click panni → configure terminal intha place pitu CLI la → ip route 172.16.0.0(inga 1 kuduka kudathu network mattum the important host kidayathu) 255.255.0.0 12.0.0.3</text:span></text:p>
      <text:p text:style-name="P158"><text:tab/>→ <text:span text:style-name="T221">final ha route panna route 2 click panni → configure terminal intha place pitu CLI la → ip route 192.168.0.0(inga 1 kuduka kudathu network mattum the important host kidayathu) 255.255.0.0 12.0.0.2</text:span></text:p>
      <text:p text:style-name="P158"><text:tab/>→ <text:span text:style-name="T222">next computer click panni → console poitu → ping (ip) ping ana connect agiduchi nu artham.</text:span></text:p>
      <text:p text:style-name="P158"/>
      <text:p text:style-name="P132">Static Default Routing or Dynamic</text:p>
      <text:p text:style-name="P160">------------------------------------------</text:p>
      <text:p text:style-name="P158"><text:tab/>→ <text:span text:style-name="T223">static la yappadi configure pannayo same athe tha IP route panum posthu mattum ip and subnet ku pathila 0.0.0.0 eathukm kudukanum. Avloath.</text:span></text:p>
      <text:p text:style-name="P159"><text:tab/><text:span text:style-name="T221">ip route </text:span><text:span text:style-name="T224">0.0.0.0</text:span><text:span text:style-name="T221"> </text:span><text:span text:style-name="T224">0.0</text:span><text:span text:style-name="T221">.0.0 12.0.0.2 </text:span><text:span text:style-name="T225">ithe pola both ku kuduthuta mudinjathu.</text:span></text:p>
      <text:p text:style-name="P133">Dynamic routing</text:p>
      <text:p text:style-name="P161">---------------------</text:p>
      <text:p text:style-name="P161"><text:tab/>→ <text:span text:style-name="T226">it choose best path to go.</text:span></text:p>
      <text:p text:style-name="P161"/>
      <text:p text:style-name="P161"><text:tab/><text:span text:style-name="T227">Dynamic routing protocol categories : IGP, EPG</text:span></text:p>
      <text:p text:style-name="P163">AS (Autonomous system)</text:p>
      <text:p text:style-name="P163">------------------------------</text:p>
      <text:p text:style-name="P162">OSPF<text:span text:style-name="T228">(Open shortest path first)</text:span></text:p>
      <text:p text:style-name="P162">-------------------------------------</text:p>
      <text:p text:style-name="P162"><text:tab/>→ <text:span text:style-name="T229">shortest path find pannid automaticha route pannikum. OSPF ithu intra net la mattum tha athavathu oru network la mattum tha . </text:span><text:span text:style-name="T230">Autonomous system itha area la matum tha OSPF use pannuvom. </text:span><text:span text:style-name="T231">OSPF lik-state algorithm use panni tha shortest path find panuthu.</text:span></text:p>
      <text:p text:style-name="P162"/>
      <text:p text:style-name="P164">How does OSPF works</text:p>
      <text:p text:style-name="P164">------------------------------</text:p>
      <text:p text:style-name="P10"/>
      <text:p text:style-name="P168">LSA, LSU and LSR</text:p>
      <text:p text:style-name="P168">-------------------------</text:p>
      <text:p text:style-name="P168"><text:tab/></text:p>
      <text:p text:style-name="P169">OSPF configuration</text:p>
      <text:p text:style-name="P169">------------------------</text:p>
      <text:p text:style-name="P169"><text:tab/>→ <text:span text:style-name="T232">ip la set pandrathu normala panitu. Next routing pandrapo mattum itha follow pananum.</text:span></text:p>
      <text:p text:style-name="P170"><text:tab/>→ <text:span text:style-name="T21">router </text:span><text:span text:style-name="T22">0</text:span><text:span text:style-name="T21"> :</text:span><text:span text:style-name="T232"> enable, configure terminal, router ospf 10, network </text:span><text:span text:style-name="T233">172</text:span><text:span text:style-name="T232">.16.</text:span><text:span text:style-name="T233">0</text:span><text:span text:style-name="T232">.0 0.</text:span><text:span text:style-name="T233">0</text:span><text:span text:style-name="T232">.255.255(reversela kudukanam itha wild card nu soluvanga) area 0, network 12.0.0.0 <text:s/>0.0.0.255 area 0.</text:span></text:p>
      <text:p text:style-name="P169"><text:tab/>→ <text:span text:style-name="T21">router 1 :</text:span><text:span text:style-name="T232"> enable, configure terminal, router ospf </text:span><text:span text:style-name="T233">2</text:span><text:span text:style-name="T232">0, network 192.168.1.0 0.255.255.255(reversela kudukanam itha wild card nu soluvanga) area 0, network 12.0.0.0 <text:s/>0.0.0.255 area 0, network 30.0.0.0 <text:s/>0.0.0.255 area 0. </text:span><text:span text:style-name="T234">(</text:span><text:span text:style-name="T23">ithu center router so 2 router end connect pananum)</text:span></text:p>
      <text:p text:style-name="P171"><text:tab/>→ <text:span text:style-name="T21">router </text:span><text:span text:style-name="T24">2</text:span><text:span text:style-name="T21"> :</text:span><text:span text:style-name="T232"> enable, configure terminal, router ospf </text:span><text:span text:style-name="T235">3</text:span><text:span text:style-name="T232">0, network </text:span><text:span text:style-name="T235">30</text:span><text:span text:style-name="T232">.</text:span><text:span text:style-name="T235">0</text:span><text:span text:style-name="T232">.</text:span><text:span text:style-name="T235">0</text:span><text:span text:style-name="T232">.0 <text:s/>0.</text:span><text:span text:style-name="T235">0</text:span><text:span text:style-name="T232">.</text:span><text:span text:style-name="T235">0</text:span><text:span text:style-name="T232">.255(reversela kudukanam itha wild card nu soluvanga) area 0, network </text:span><text:span text:style-name="T235">40</text:span><text:span text:style-name="T232">.0.0.0 <text:s/>0.0.0.255 area 0</text:span></text:p>
      <text:p text:style-name="P10">=========================================================================</text:p>
      <text:p text:style-name="P22">Numbering Systems</text:p>
      <text:p text:style-name="P48">--------------------------</text:p>
      <text:p text:style-name="P48"><text:tab/>→ <text:span text:style-name="T144">computer la store agura ellame 0’s and 1’s tha save agum. </text:span><text:span text:style-name="T145">Ella velaigalum compurter la numbering base panni tha irruku.</text:span></text:p>
      <text:p text:style-name="P48"><text:soft-page-break/><text:tab/>→ <text:span text:style-name="T146">computer intha numbering system tha theriyum</text:span></text:p>
      <text:p text:style-name="P50"><text:tab/><text:span text:style-name="T146">1.Binary Numbering System</text:span></text:p>
      <text:p text:style-name="P51"><text:tab/><text:span text:style-name="T146">2.Octal Numbering System</text:span></text:p>
      <text:p text:style-name="P51"><text:tab/><text:span text:style-name="T146">3.Decimal Numbering System</text:span></text:p>
      <text:p text:style-name="P51"><text:tab/><text:span text:style-name="T146">4.Hexadecimal Numbering System</text:span></text:p>
      <text:p text:style-name="P49"/>
      <text:p text:style-name="P50"><text:span text:style-name="T146">1.</text:span><text:span text:style-name="T6">Binary Numbering System</text:span><text:span text:style-name="T146"> </text:span><text:span text:style-name="T147">(Base 2) 0 and 1</text:span></text:p>
      <text:p text:style-name="P50">----------------------------------</text:p>
      <text:p text:style-name="P51"><text:span text:style-name="T146">2.</text:span><text:span text:style-name="T6">Octal Numbering System </text:span><text:span text:style-name="T48">(Base 8) 0,1,2,3,4,5,6,7</text:span></text:p>
      <text:p text:style-name="P51">-----------------------------------</text:p>
      <text:p text:style-name="P51"><text:span text:style-name="T146">3.</text:span><text:span text:style-name="T6">Decimal Numbering System</text:span><text:span text:style-name="T146"> </text:span><text:span text:style-name="T147">(Base 10 ) 0,1,2,3,4,5,6,7,8,9</text:span></text:p>
      <text:p text:style-name="P51">------------------------------------</text:p>
      <text:p text:style-name="P51"><text:span text:style-name="T146">4.</text:span><text:span text:style-name="T6">Hexadecimal Numbering System</text:span><text:span text:style-name="T146"> </text:span><text:span text:style-name="T147">(Base 16) 0,1,2,3,4,5,6,7,8,9,A,B,C,D,E,F</text:span></text:p>
      <text:p text:style-name="P52">ithu mattumu tha computer ku theriyum.</text:p>
      <text:p text:style-name="P51"/>
      <text:p text:style-name="P9">=========================================================================</text:p>
      <text:p text:style-name="P21">NIC Addresses</text:p>
      <text:p text:style-name="P53">--------------------</text:p>
      <text:p text:style-name="P53"><text:tab/><text:span text:style-name="T8">Physical Address: </text:span></text:p>
      <text:p text:style-name="P53"><text:tab/>---------------------</text:p>
      <text:p text:style-name="P53"><text:tab/><text:tab/><text:span text:style-name="T148">Nic illama entha networking kum panna mudiyathu . Athepola intha NIC ku uniq address kudupanga Manufacture pandravanga so . MAC – Media Access Control intha address tha assign panuvanaga. </text:span><text:span text:style-name="T149">Ithu L2 layer la irruku OSI model la. Intha address permenet. Intha address 48Bit , and Hexdecimal notation la irrukum. Example : 01-5C-D9-6E-03-2F. For each 8 bit 01 → 8 bit.</text:span></text:p>
      <text:p text:style-name="P53"/>
      <text:p text:style-name="P54"><text:tab/><text:span text:style-name="T2">Logical Address</text:span></text:p>
      <text:p text:style-name="P54"><text:tab/>-------------------</text:p>
      <text:p text:style-name="P54"><text:tab/><text:tab/>→ <text:span text:style-name="T150">oru system internet kuda connect agum pothu athuku thaniya oru IP provide panuvanga ithu tha Logical Address. Itha IP nu soluvom L3 layer la irruku OSI model la. Ithu dynamich address change agite irrukum. 32Bit , and Dotter decimal notation . Example: 192.168.1.2.</text:span></text:p>
      <text:p text:style-name="P9"/>
      <text:p text:style-name="P9">=========================================================================</text:p>
      <text:p text:style-name="P20">Cables in Network</text:p>
      <text:p text:style-name="P55">----------------------</text:p>
      <text:p text:style-name="P55"><text:tab/>→ <text:span text:style-name="T151">network cables are used to connect and transfer data.</text:span></text:p>
      <text:p text:style-name="P55"><text:tab/>→ <text:span text:style-name="T152">cable types: Twisted pair, Fibre Optic, Coaxial cable.</text:span></text:p>
      <text:p text:style-name="P56"><text:span text:style-name="T2">Twisted Pair </text:span><text:span text:style-name="T7">or Eathernet Cable</text:span>:</text:p>
      <text:p text:style-name="P56">-------------------------------------</text:p>
      <text:p text:style-name="P56"><text:tab/>→ <text:span text:style-name="T153">twisted pair cable na twist agi irrukum athavathu 2 wire suthi irrukum with sebu kambi for each only one thadimana irrukum. </text:span></text:p>
      <text:p text:style-name="P56"><text:tab/>→ <text:span text:style-name="T153">shield Twisted pair and Unshield Twisted Pair na shield na antha twisted wire ku mela white color cover potu twist agi irrukum. Unshield la cover podama irrukum.</text:span></text:p>
      <text:p text:style-name="P56"/>
      <text:p text:style-name="P129">Fibre Cable : </text:p>
      <text:p text:style-name="P56">----------------</text:p>
      <text:p text:style-name="P56"><text:tab/>→ <text:span text:style-name="T154">Data romba fast and accuret ha share panna use pannuvom. </text:span><text:span text:style-name="T155">Only opticle athavathu kanadi pola ore ore single wire varum.</text:span></text:p>
      <text:p text:style-name="P56"><text:tab/>→ <text:span text:style-name="T156">single optic and multiple optic</text:span></text:p>
      <text:p text:style-name="P56"/>
      <text:p text:style-name="P57"><text:soft-page-break/><text:span text:style-name="T2">Coaxial Cable</text:span> </text:p>
      <text:p text:style-name="P57">-----------------</text:p>
      <text:p text:style-name="P3"><text:tab/>→ <text:span text:style-name="T156">ithu Tv ku pinnadi nama v2 la irruku la wire athutha.</text:span></text:p>
      <text:p text:style-name="P3"/>
      <text:p text:style-name="P3"/>
      <text:p text:style-name="P11">=========================================================================</text:p>
      <text:p text:style-name="P58">Systems Communication</text:p>
      <text:p text:style-name="P58">--------------------------------</text:p>
      <text:p text:style-name="P58"><text:tab/><text:span text:style-name="T157">System Architecture: </text:span></text:p>
      <text:p text:style-name="P58"><text:tab/>---------------------------</text:p>
      <text:p text:style-name="P58"><text:tab/><text:tab/>→ <text:span text:style-name="T157">Hardware &amp; software is called Architecture.</text:span></text:p>
      <text:p text:style-name="P58"><text:tab/><text:tab/>→ <text:span text:style-name="T158">different system architecture like phone,computer, laptop, Tablet can communicate. Because protocol ellathuku same.</text:span></text:p>
      <text:p text:style-name="P58"/>
      <text:p text:style-name="P59"><text:span text:style-name="T162">What is </text:span>Protocols:</text:p>
      <text:p text:style-name="P59">---------------------</text:p>
      <text:p text:style-name="P59"><text:tab/>→ <text:span text:style-name="T159">is a standard set of rules. DHCP, HTTP, DNS</text:span></text:p>
      <text:p text:style-name="P59"><text:tab/></text:p>
      <text:p text:style-name="P60"><text:span text:style-name="T161">What is </text:span>Port:</text:p>
      <text:p text:style-name="P60">---------------</text:p>
      <text:p text:style-name="P60"><text:tab/>→ <text:span text:style-name="T160">port oru service nama use pandram na athuku oru portu irrukum antha port vazhiya tha antha serive nama access panna mudiyum. Port no: 0 to 65535 . it is a 16 bit Value.</text:span></text:p>
      <text:p text:style-name="P60"/>
      <text:p text:style-name="P61">Important Port Numbers:</text:p>
      <text:p text:style-name="P61">-------------------------------</text:p>
      <text:p text:style-name="P61"><text:tab/>→ <text:span text:style-name="T163">FTP – File Transfer Protocol 20/21</text:span></text:p>
      <text:p text:style-name="P62"><text:tab/>→ <text:span text:style-name="T163">SSH – Secure Shell 22</text:span></text:p>
      <text:p text:style-name="P62"><text:tab/>→ <text:span text:style-name="T163">TELNET – Terminal Network 23</text:span></text:p>
      <text:p text:style-name="P62"><text:tab/>→ <text:span text:style-name="T163">SMTP – Simple Mail Transfer Protocol 25</text:span></text:p>
      <text:p text:style-name="P62"><text:tab/>→ <text:span text:style-name="T163">DNS – Domain Naming System 53</text:span></text:p>
      <text:p text:style-name="P62"><text:tab/>→ <text:span text:style-name="T163">DHCP – Dynamic Host Configuration Protocol 67</text:span></text:p>
      <text:p text:style-name="P62"><text:tab/>→ <text:span text:style-name="T163">TFTP – Trivial File Transfer Protocol 69</text:span></text:p>
      <text:p text:style-name="P62"><text:tab/>→ <text:span text:style-name="T163">HTTP – Hyper Text Transfer Protocol 80</text:span></text:p>
      <text:p text:style-name="P62"><text:tab/>→ <text:span text:style-name="T163">POP3 – Post Office Protocol 110</text:span></text:p>
      <text:p text:style-name="P62"><text:tab/>→ <text:span text:style-name="T163">SNMP – Simple Network Management Protocol 161</text:span></text:p>
      <text:p text:style-name="P62"><text:tab/>→ <text:span text:style-name="T163">HTTPS – HTTP Secure </text:span><text:span text:style-name="T164">443</text:span></text:p>
      <text:p text:style-name="P63">System Communication:</text:p>
      <text:p text:style-name="P63"><text:tab/>1.system uses applications to send the data.</text:p>
      <text:p text:style-name="P63"><text:tab/>2.system converts standard format to machine formate.</text:p>
      <text:p text:style-name="P63"><text:tab/>3.system maintain sessions with destination systems.</text:p>
      <text:p text:style-name="P63"><text:tab/>4.sytem makes data into small segment.</text:p>
      <text:p text:style-name="P63"><text:tab/>5.source port &amp; destination port add</text:p>
      <text:p text:style-name="P63"><text:tab/>6.source Ip &amp; destination IP add</text:p>
      <text:p text:style-name="P63"><text:tab/>7.soue Mac &amp; destination Mac add</text:p>
      <text:p text:style-name="P63"><text:tab/>8.cable or wireless through send .</text:p>
      <text:p text:style-name="P62"><text:tab/></text:p>
      <text:p text:style-name="P11">=========================================================================</text:p>
      <text:p text:style-name="P64">OSI Layer</text:p>
      <text:p text:style-name="P64">--------------</text:p>
      <text:p text:style-name="P64"><text:soft-page-break/><text:tab/>→ <text:span text:style-name="T165">ISO(International Standard Organization) and ITUT (Internationla Telecommunication Union Telecom Standard Sector) ivanga tha OSI Layer design pannanga. </text:span><text:span text:style-name="T166">Yappdi two computer pesikuthu nu.</text:span></text:p>
      <text:p text:style-name="P64"><text:tab/>→ <text:span text:style-name="T167">Please Do Not Take Sales Person Advice (PDNTSPA)</text:span></text:p>
      <text:p text:style-name="P64"><text:tab/>→ <text:span text:style-name="T168">sender na APSTNDP</text:span></text:p>
      <text:p text:style-name="P65"><text:tab/>→ <text:span text:style-name="T168">Reciver na <text:s/></text:span><text:span text:style-name="T167">PDNTSPA.</text:span></text:p>
      <text:p text:style-name="P65"/>
      <text:p text:style-name="P66"/>
      <text:p text:style-name="P64"><text:tab/></text:p>
      <text:p text:style-name="P9"/>
      <text:p text:style-name="P9"/>
      <table:table table:name="Table1" table:style-name="Table1" table:template-name="Simple Grid Rows">
        <table:table-column table:style-name="Table1.A" table:number-columns-repeated="5"/>
        <table:table-column table:style-name="Table1.F"/>
        <table:table-row>
          <table:table-cell table:style-name="Table1.A1" office:value-type="string">
            <text:p text:style-name="P107">Layer No</text:p>
          </table:table-cell>
          <table:table-cell table:style-name="Table1.B1" office:value-type="string">
            <text:p text:style-name="P107">Layer</text:p>
          </table:table-cell>
          <table:table-cell table:style-name="Table1.B1" office:value-type="string">
            <text:p text:style-name="P107">Data Type</text:p>
          </table:table-cell>
          <table:table-cell table:style-name="Table1.B1" office:value-type="string">
            <text:p text:style-name="P107">Layer Type</text:p>
          </table:table-cell>
          <table:table-cell table:style-name="Table1.B1" office:value-type="string">
            <text:p text:style-name="P107">Devices</text:p>
          </table:table-cell>
          <table:table-cell table:style-name="Table1.A1" office:value-type="string">
            <text:p text:style-name="P107">protocol</text:p>
          </table:table-cell>
        </table:table-row>
        <table:table-row>
          <table:table-cell table:style-name="Table1.A2" office:value-type="string">
            <text:p text:style-name="P107">7</text:p>
          </table:table-cell>
          <table:table-cell table:style-name="Table1.B2" office:value-type="string">
            <text:p text:style-name="P107">Application</text:p>
          </table:table-cell>
          <table:table-cell table:style-name="Table1.B2" office:value-type="string">
            <text:p text:style-name="P107">PDU</text:p>
          </table:table-cell>
          <table:table-cell table:style-name="Table1.B2" table:number-rows-spanned="3" office:value-type="string">
            <text:p text:style-name="P107">Upper layer or software Layer</text:p>
          </table:table-cell>
          <table:table-cell table:style-name="Table1.B2" table:number-rows-spanned="3" office:value-type="string">
            <text:p text:style-name="P107">Application</text:p>
          </table:table-cell>
          <table:table-cell table:style-name="Table1.A2" office:value-type="string">
            <text:p text:style-name="P111">HTTP,SMTP,TFTP,FTP,TELNET,DHCP</text:p>
          </table:table-cell>
        </table:table-row>
        <table:table-row>
          <table:table-cell table:style-name="Table1.A3" office:value-type="string">
            <text:p text:style-name="P107">6</text:p>
          </table:table-cell>
          <table:table-cell table:style-name="Table1.B3" office:value-type="string">
            <text:p text:style-name="P107">Presentaion</text:p>
          </table:table-cell>
          <table:table-cell table:style-name="Table1.B3" office:value-type="string">
            <text:p text:style-name="P107">PDU</text:p>
          </table:table-cell>
          <table:covered-table-cell table:style-name="Table1.B2"/>
          <table:covered-table-cell table:style-name="Table1.B2"/>
          <table:table-cell table:style-name="Table1.A3" office:value-type="string">
            <text:p text:style-name="P111">JPEG,MPEG,MP4</text:p>
          </table:table-cell>
        </table:table-row>
        <table:table-row>
          <table:table-cell table:style-name="Table1.A2" office:value-type="string">
            <text:p text:style-name="P107">5</text:p>
          </table:table-cell>
          <table:table-cell table:style-name="Table1.B2" office:value-type="string">
            <text:p text:style-name="P107">Session</text:p>
          </table:table-cell>
          <table:table-cell table:style-name="Table1.B2" office:value-type="string">
            <text:p text:style-name="P107">PDU</text:p>
          </table:table-cell>
          <table:covered-table-cell table:style-name="Table1.B2"/>
          <table:covered-table-cell table:style-name="Table1.B2"/>
          <table:table-cell table:style-name="Table1.A2" office:value-type="string">
            <text:p text:style-name="P111">RFC,NFS</text:p>
          </table:table-cell>
        </table:table-row>
        <table:table-row>
          <table:table-cell table:style-name="Table1.A3" office:value-type="string">
            <text:p text:style-name="P107">4</text:p>
          </table:table-cell>
          <table:table-cell table:style-name="Table1.B3" office:value-type="string">
            <text:p text:style-name="P107">Transport</text:p>
          </table:table-cell>
          <table:table-cell table:style-name="Table1.B3" office:value-type="string">
            <text:p text:style-name="P107">Segment</text:p>
          </table:table-cell>
          <table:table-cell table:style-name="Table1.B3" office:value-type="string">
            <text:p text:style-name="P107">Hear of OSI</text:p>
          </table:table-cell>
          <table:table-cell table:style-name="Table1.E5">
            <text:p text:style-name="P110"/>
          </table:table-cell>
          <table:table-cell table:style-name="Table1.A3" office:value-type="string">
            <text:p text:style-name="P107">Tcp,UDP</text:p>
          </table:table-cell>
        </table:table-row>
        <table:table-row>
          <table:table-cell table:style-name="Table1.A2" office:value-type="string">
            <text:p text:style-name="P107">3</text:p>
          </table:table-cell>
          <table:table-cell table:style-name="Table1.B2" office:value-type="string">
            <text:p text:style-name="P107">Network</text:p>
          </table:table-cell>
          <table:table-cell table:style-name="Table1.B2" office:value-type="string">
            <text:p text:style-name="P107">Packet/datgram</text:p>
          </table:table-cell>
          <table:table-cell table:style-name="Table1.B2" table:number-rows-spanned="3" office:value-type="string">
            <text:p text:style-name="P111">Lower Layer or HardwareLayers</text:p>
          </table:table-cell>
          <table:table-cell table:style-name="Table1.B2" office:value-type="string">
            <text:p text:style-name="P107">Router</text:p>
          </table:table-cell>
          <table:table-cell table:style-name="Table1.A2" office:value-type="string">
            <text:p text:style-name="P107">RIP,IGRP,EIGRP,OSPF,ISIS,IP,ICMP</text:p>
          </table:table-cell>
        </table:table-row>
        <table:table-row>
          <table:table-cell table:style-name="Table1.A3" office:value-type="string">
            <text:p text:style-name="P107">2</text:p>
          </table:table-cell>
          <table:table-cell table:style-name="Table1.B3" office:value-type="string">
            <text:p text:style-name="P107">Data Link </text:p>
          </table:table-cell>
          <table:table-cell table:style-name="Table1.B3" office:value-type="string">
            <text:p text:style-name="P107">Frame</text:p>
          </table:table-cell>
          <table:covered-table-cell table:style-name="Table1.B2"/>
          <table:table-cell table:style-name="Table1.B3" office:value-type="string">
            <text:p text:style-name="P107">Switch NIC</text:p>
          </table:table-cell>
          <table:table-cell table:style-name="Table1.A3" office:value-type="string">
            <text:p text:style-name="P107">Ethernet(NIC), LLC,HDLC, FDDI</text:p>
          </table:table-cell>
        </table:table-row>
        <table:table-row>
          <table:table-cell table:style-name="Table1.A8" office:value-type="string">
            <text:p text:style-name="P107">1</text:p>
          </table:table-cell>
          <table:table-cell table:style-name="Table1.B8" office:value-type="string">
            <text:p text:style-name="P107">Physical</text:p>
          </table:table-cell>
          <table:table-cell table:style-name="Table1.C8" office:value-type="string">
            <text:p text:style-name="P107">Bits 0101</text:p>
          </table:table-cell>
          <table:covered-table-cell table:style-name="Table1.B2"/>
          <table:table-cell table:style-name="Table1.E8" office:value-type="string">
            <text:p text:style-name="P107">Hub Cables</text:p>
          </table:table-cell>
          <table:table-cell table:style-name="Table1.F8" office:value-type="string">
            <text:p text:style-name="P107">Cables, Connectors</text:p>
          </table:table-cell>
        </table:table-row>
      </table:table>
      <text:p text:style-name="P9"/>
      <text:p text:style-name="P12"><text:tab/>=========================================================================</text:p>
      <text:p text:style-name="P67">TCP/IP Referene Modeling</text:p>
      <text:p text:style-name="P67">----------------------------------</text:p>
      <table:table table:name="Table2" table:style-name="Table2" table:template-name="Simple Grid Rows">
        <table:table-column table:style-name="Table2.A"/>
        <table:table-column table:style-name="Table2.B"/>
        <table:table-row>
          <table:table-cell table:style-name="Table2.A1" office:value-type="string">
            <text:p text:style-name="P112">OSI Reference Model</text:p>
          </table:table-cell>
          <table:table-cell table:style-name="Table2.B1" office:value-type="string">
            <text:p text:style-name="P112">TCP/IP Reference Model</text:p>
          </table:table-cell>
        </table:table-row>
        <table:table-row>
          <table:table-cell table:style-name="Table2.A2" office:value-type="string">
            <text:p text:style-name="P108">Application</text:p>
          </table:table-cell>
          <table:table-cell table:style-name="Table2.B2" table:number-rows-spanned="3" office:value-type="string">
            <text:p text:style-name="P108">Application</text:p>
            <text:p text:style-name="P108"/>
          </table:table-cell>
        </table:table-row>
        <table:table-row>
          <table:table-cell table:style-name="Table2.A3" office:value-type="string">
            <text:p text:style-name="P108">Presentaion</text:p>
          </table:table-cell>
          <table:covered-table-cell table:style-name="Table2.B2"/>
        </table:table-row>
        <table:table-row>
          <table:table-cell table:style-name="Table2.A2" office:value-type="string">
            <text:p text:style-name="P108">Session</text:p>
          </table:table-cell>
          <table:covered-table-cell table:style-name="Table2.B2"/>
        </table:table-row>
        <table:table-row>
          <table:table-cell table:style-name="Table2.A3" office:value-type="string">
            <text:p text:style-name="P108">Transport</text:p>
          </table:table-cell>
          <table:table-cell table:style-name="Table2.B5" office:value-type="string">
            <text:p text:style-name="P108">Transport</text:p>
          </table:table-cell>
        </table:table-row>
        <table:table-row>
          <table:table-cell table:style-name="Table2.A2" office:value-type="string">
            <text:p text:style-name="P108">Network</text:p>
          </table:table-cell>
          <table:table-cell table:style-name="Table2.B2" office:value-type="string">
            <text:p text:style-name="P108">Network</text:p>
          </table:table-cell>
        </table:table-row>
        <table:table-row>
          <table:table-cell table:style-name="Table2.A3" office:value-type="string">
            <text:p text:style-name="P108">Data Link </text:p>
          </table:table-cell>
          <table:table-cell table:style-name="Table2.B5" office:value-type="string">
            <text:p text:style-name="P108">Data Link </text:p>
          </table:table-cell>
        </table:table-row>
        <table:table-row>
          <table:table-cell table:style-name="Table2.A8" office:value-type="string">
            <text:p text:style-name="P108">Physical</text:p>
          </table:table-cell>
          <table:table-cell table:style-name="Table2.B8" office:value-type="string">
            <text:p text:style-name="P108">Physical</text:p>
          </table:table-cell>
        </table:table-row>
      </table:table>
      <text:p text:style-name="P68"/>
      <table:table table:name="Table3" table:style-name="Table3" table:template-name="Simple Grid Rows">
        <table:table-column table:style-name="Table3.A" table:number-columns-repeated="3"/>
        <table:table-row table:style-name="Table3.1">
          <table:table-cell table:style-name="Table3.A1" office:value-type="string">
            <text:p text:style-name="P113">TCP/IP <text:span text:style-name="T170">Architecture Layer</text:span></text:p>
          </table:table-cell>
          <table:table-cell table:style-name="Table3.B1" office:value-type="string">
            <text:p text:style-name="P114">Protocol</text:p>
          </table:table-cell>
          <table:table-cell table:style-name="Table3.A1" office:value-type="string">
            <text:p text:style-name="P114">Data Types</text:p>
          </table:table-cell>
        </table:table-row>
        <table:table-row table:style-name="Table3.1">
          <table:table-cell table:style-name="Table3.A2" office:value-type="string">
            <text:p text:style-name="P109">Application</text:p>
          </table:table-cell>
          <table:table-cell table:style-name="Table3.B2" office:value-type="string">
            <text:p text:style-name="P114">HTTP,POP3,SMTP</text:p>
          </table:table-cell>
          <table:table-cell table:style-name="Table3.A2" office:value-type="string">
            <text:p text:style-name="P114">DATA</text:p>
          </table:table-cell>
        </table:table-row>
        <table:table-row table:style-name="Table3.1">
          <table:table-cell table:style-name="Table3.A3" office:value-type="string">
            <text:p text:style-name="P109">Transport</text:p>
          </table:table-cell>
          <table:table-cell table:style-name="Table3.B3" office:value-type="string">
            <text:p text:style-name="P115">TCP,UDP</text:p>
          </table:table-cell>
          <table:table-cell table:style-name="Table3.A3" office:value-type="string">
            <text:p text:style-name="P114">TCP/DATA</text:p>
          </table:table-cell>
        </table:table-row>
        <table:table-row table:style-name="Table3.1">
          <table:table-cell table:style-name="Table3.A2" office:value-type="string">
            <text:p text:style-name="P109"><text:span text:style-name="T169">Inter </text:span>Network<text:span text:style-name="T169">(Internet)</text:span></text:p>
          </table:table-cell>
          <table:table-cell table:style-name="Table3.B2" office:value-type="string">
            <text:p text:style-name="P115">IP, ICMP</text:p>
          </table:table-cell>
          <table:table-cell table:style-name="Table3.A2" office:value-type="string">
            <text:p text:style-name="P114">IP/TCP/DATA</text:p>
          </table:table-cell>
        </table:table-row>
        <table:table-row table:style-name="Table3.1">
          <table:table-cell table:style-name="Table3.A3" office:value-type="string">
            <text:p text:style-name="P109">Data Link </text:p>
          </table:table-cell>
          <table:table-cell table:style-name="Table3.B3" office:value-type="string">
            <text:p text:style-name="P115">Ethernet, 802.22(wi-fi)</text:p>
          </table:table-cell>
          <table:table-cell table:style-name="Table3.A3" office:value-type="string">
            <text:p text:style-name="P114">Data Link /IP/TCP/DATA/Data Link</text:p>
          </table:table-cell>
        </table:table-row>
        <text:soft-page-break/>
        <table:table-row table:style-name="Table3.1">
          <table:table-cell table:style-name="Table3.A6" office:value-type="string">
            <text:p text:style-name="P109">Physical</text:p>
          </table:table-cell>
          <table:table-cell table:style-name="Table3.B6" office:value-type="string">
            <text:p text:style-name="P115">Networking Cable</text:p>
          </table:table-cell>
          <table:table-cell table:style-name="Table3.A6" office:value-type="string">
            <text:p text:style-name="P114">Transmit Bits (0101101<text:span text:style-name="T171">1</text:span>)</text:p>
          </table:table-cell>
        </table:table-row>
      </table:table>
      <text:p text:style-name="P69"/>
      <text:p text:style-name="P67"/>
      <text:p text:style-name="P12">=========================================================================</text:p>
      <text:p text:style-name="P29">IP(Internet Protocol)</text:p>
      <text:p text:style-name="P70">-------------------------</text:p>
      <text:p text:style-name="P70"><text:tab/>→ <text:span text:style-name="T172">IP address two machines communicate panni data transfer panna Identity theva so athu use pandrathutha IP. Two types of IP (IPV4 &amp; IPV6)</text:span></text:p>
      <text:p text:style-name="P70"/>
      <text:p text:style-name="P71"/>
      <text:p text:style-name="P71"/>
      <text:p text:style-name="P71"/>
      <text:p text:style-name="P28">IPV4</text:p>
      <text:p text:style-name="P71">---------</text:p>
      <text:p text:style-name="P71"><text:tab/>→ <text:span text:style-name="T173">First IP address: 0.0.0.0 </text:span><text:span text:style-name="T174">(32 bit)</text:span></text:p>
      <text:p text:style-name="P71"><text:tab/>→ <text:span text:style-name="T173">Last IP address: 255.255.255.255</text:span></text:p>
      <text:p text:style-name="P71"/>
      <text:p text:style-name="P72">0.0.0.0</text:p>
      <text:p text:style-name="P72"><text:span text:style-name="T2">0000</text:span>0000.<text:span text:style-name="T2">0000</text:span>0000.<text:span text:style-name="T2">0000</text:span>0000.<text:span text:style-name="T2">0000</text:span>0000 <text:span text:style-name="T175">} → 32 bit</text:span></text:p>
      <text:p text:style-name="P140">255.255.255.255</text:p>
      <text:p text:style-name="P30">1111<text:span text:style-name="T36">1111.</text:span>1111<text:span text:style-name="T36">1111.</text:span>1111<text:span text:style-name="T36">1111.</text:span>1111<text:span text:style-name="T36">1111 </text:span><text:span text:style-name="T49">} → 32 bit</text:span></text:p>
      <text:p text:style-name="P3"/>
      <text:p text:style-name="P73">IP Address Order</text:p>
      <text:p text:style-name="P73">---------------------</text:p>
      <text:p text:style-name="P73"><text:tab/>0.0.0.0</text:p>
      <text:p text:style-name="P73"><text:tab/>0.0.0.1</text:p>
      <text:p text:style-name="P73"><text:tab/>…….255</text:p>
      <text:p text:style-name="P73"><text:tab/>0.0.1.1</text:p>
      <text:p text:style-name="P4"><text:tab/><text:span text:style-name="T176">0.0.1.255</text:span></text:p>
      <text:p text:style-name="P4"><text:tab/>……….</text:p>
      <text:p text:style-name="P4"/>
      <text:p text:style-name="P74">IP Classes:</text:p>
      <text:p text:style-name="P74">----------------</text:p>
      <text:p text:style-name="P3"><text:tab/>→ <text:span text:style-name="T177">Class A 0-127</text:span></text:p>
      <text:p text:style-name="P3"><text:tab/>→ <text:span text:style-name="T177">Class B 128 -191</text:span></text:p>
      <text:p text:style-name="P5"><text:tab/>→ <text:span text:style-name="T177">Class C 192-223</text:span></text:p>
      <text:p text:style-name="P5"><text:tab/>→ <text:span text:style-name="T177">Class D 224-239</text:span></text:p>
      <text:p text:style-name="P5"><text:tab/>→ <text:span text:style-name="T177">Class E 240-255</text:span></text:p>
      <text:p text:style-name="P75">Network Address &amp; Brodcast Address:</text:p>
      <text:p text:style-name="P75">-----------------------------------------------</text:p>
      <text:p text:style-name="P75"><text:tab/>Fist address <text:s/>is consider Network Address. itha use panna mattum.</text:p>
      <text:p text:style-name="P75"><text:tab/>Last address is consider Broadcast Address. Itha use panna mattum</text:p>
      <text:p text:style-name="P5"><text:tab/><text:span text:style-name="T178">Examples</text:span></text:p>
      <text:p text:style-name="P5"><text:tab/>-------------</text:p>
      <text:p text:style-name="P141"><text:tab/><text:tab/>10.0.0.0 → ithu Networ Address athavathu router, Default gateway vachiko.</text:p>
      <text:p text:style-name="P9"><text:tab/><text:tab/><text:span text:style-name="T178">To </text:span></text:p>
      <text:p text:style-name="P9"><text:tab/><text:tab/><text:span text:style-name="T178">10.255.255.255 → Broadcast address itha use pannakudathu in between la irrupathu mattum tha use panna mudiyum.</text:span></text:p>
      <text:p text:style-name="P9"><text:tab/><text:tab/><text:span text:style-name="T179">192.168.1.0 Network address.</text:span></text:p>
      <text:p text:style-name="P9"><text:soft-page-break/><text:tab/><text:tab/><text:span text:style-name="T179">to </text:span></text:p>
      <text:p text:style-name="P9"><text:tab/><text:tab/><text:span text:style-name="T179">192.168.1.255 broadcast address</text:span></text:p>
      <text:p text:style-name="P9"/>
      <text:p text:style-name="P76">Special IP Addresses</text:p>
      <text:p text:style-name="P76">-------------------------</text:p>
      <text:p text:style-name="P76">0.0.0.0 – Reserved for default routing. Can’t be assigned to systems.</text:p>
      <text:p text:style-name="P76">127.0.0.0 → Reserved for loop back purpose (NIC diagnosis) inth port work agutha nu check panna .</text:p>
      <text:p text:style-name="P76">Class D → Reserver for multicasting. Not for systems.</text:p>
      <text:p text:style-name="P76">Class E → Reserved for Research and Development. Not for systems.</text:p>
      <text:p text:style-name="P9"/>
      <text:p text:style-name="P9"/>
      <text:p text:style-name="P77">Private IP address</text:p>
      <text:p text:style-name="P77">---------------------</text:p>
      <text:p text:style-name="P77"><text:tab/><text:span text:style-name="T180">The IP address not routable in public network. Used to communicate within private network only. Internet access is not possible with private IP address.</text:span></text:p>
      <text:p text:style-name="P77"><text:tab/><text:span text:style-name="T180">Class A 10.0.0.0/8 <text:s/>→ 10.0.0.0 – 10.255.255.255 → ithu tha private network ithukula Internet access is not possible.</text:span></text:p>
      <text:p text:style-name="P77"><text:tab/><text:span text:style-name="T180">Class B 172.16.0.0/12 → 172.16.255.255 – 172.31.255.255 → Class A IP , Class B IP kuda communicate agichana atha tha puplic network soldram.</text:span></text:p>
      <text:p text:style-name="P77"/>
      <table:table table:name="Table4" table:style-name="Table4" table:template-name="Box List Green">
        <table:table-column table:style-name="Table4.A" table:number-columns-repeated="5"/>
        <table:table-column table:style-name="Table4.F"/>
        <table:table-row>
          <table:table-cell table:style-name="Table4.A1" office:value-type="string">
            <text:p text:style-name="P118">CLASS</text:p>
          </table:table-cell>
          <table:table-cell table:style-name="Table4.B1" office:value-type="string">
            <text:p text:style-name="P118">RANGE</text:p>
          </table:table-cell>
          <table:table-cell table:style-name="Table4.B1" office:value-type="string">
            <text:p text:style-name="P118">SUBNET MASK STRUCTURE</text:p>
          </table:table-cell>
          <table:table-cell table:style-name="Table4.B1" office:value-type="string">
            <text:p text:style-name="P118">SUBNET MASK VALUE</text:p>
          </table:table-cell>
          <table:table-cell table:style-name="Table4.B1" office:value-type="string">
            <text:p text:style-name="P118">NETWORKS</text:p>
          </table:table-cell>
          <table:table-cell table:style-name="Table4.F1" office:value-type="string">
            <text:p text:style-name="P118">HOST PER NETWORK</text:p>
          </table:table-cell>
        </table:table-row>
        <table:table-row>
          <table:table-cell table:style-name="Table4.A2" office:value-type="string">
            <text:p text:style-name="P116">A</text:p>
          </table:table-cell>
          <table:table-cell table:style-name="Table4.B2" office:value-type="string">
            <text:p text:style-name="P116">0-127</text:p>
          </table:table-cell>
          <table:table-cell table:style-name="Table4.B2" office:value-type="string">
            <text:p text:style-name="P116">N.H.H.H</text:p>
          </table:table-cell>
          <table:table-cell table:style-name="Table4.B2" office:value-type="string">
            <text:p text:style-name="P116">255.0.0.0</text:p>
          </table:table-cell>
          <table:table-cell table:style-name="Table4.E2" office:value-type="float" office:value="126">
            <text:p text:style-name="P116">126</text:p>
          </table:table-cell>
          <table:table-cell table:style-name="Table4.F2" office:value-type="float" office:value="16777214">
            <text:p text:style-name="P116">16777214</text:p>
          </table:table-cell>
        </table:table-row>
        <table:table-row>
          <table:table-cell table:style-name="Table4.A3" office:value-type="string">
            <text:p text:style-name="P116">B</text:p>
          </table:table-cell>
          <table:table-cell table:style-name="Table4.B3" office:value-type="string">
            <text:p text:style-name="P116">128-191</text:p>
          </table:table-cell>
          <table:table-cell table:style-name="Table4.C3" office:value-type="string">
            <text:p text:style-name="P116">N.N.H.H</text:p>
          </table:table-cell>
          <table:table-cell table:style-name="Table4.D3" office:value-type="string">
            <text:p text:style-name="P116">255.255.0.0</text:p>
          </table:table-cell>
          <table:table-cell table:style-name="Table4.E3" office:value-type="float" office:value="16384">
            <text:p text:style-name="P116">16384</text:p>
          </table:table-cell>
          <table:table-cell table:style-name="Table4.F3" office:value-type="float" office:value="65534">
            <text:p text:style-name="P116">65534</text:p>
          </table:table-cell>
        </table:table-row>
        <table:table-row>
          <table:table-cell table:style-name="Table4.A2" office:value-type="string">
            <text:p text:style-name="P116">C</text:p>
          </table:table-cell>
          <table:table-cell table:style-name="Table4.B2" office:value-type="string">
            <text:p text:style-name="P116">192-223</text:p>
          </table:table-cell>
          <table:table-cell table:style-name="Table4.B2" office:value-type="string">
            <text:p text:style-name="P116">N.N.N.H</text:p>
          </table:table-cell>
          <table:table-cell table:style-name="Table4.B2" office:value-type="string">
            <text:p text:style-name="P116">255.255.255.0</text:p>
          </table:table-cell>
          <table:table-cell table:style-name="Table4.E2" office:value-type="float" office:value="2097152">
            <text:p text:style-name="P116">2097152</text:p>
          </table:table-cell>
          <table:table-cell table:style-name="Table4.F2" office:value-type="float" office:value="254">
            <text:p text:style-name="P116">254</text:p>
          </table:table-cell>
        </table:table-row>
        <table:table-row>
          <table:table-cell table:style-name="Table4.A3" office:value-type="string">
            <text:p text:style-name="P116">D</text:p>
          </table:table-cell>
          <table:table-cell table:style-name="Table4.B5" office:value-type="string">
            <text:p text:style-name="P116">224-239</text:p>
          </table:table-cell>
          <table:table-cell table:style-name="Table4.C5" table:number-columns-spanned="4" office:value-type="string">
            <text:p text:style-name="P116">Multicasting -Video conference</text:p>
          </table:table-cell>
          <table:covered-table-cell/>
          <table:covered-table-cell/>
          <table:covered-table-cell/>
        </table:table-row>
        <table:table-row>
          <table:table-cell table:style-name="Table4.A6" office:value-type="string">
            <text:p text:style-name="P117">E</text:p>
          </table:table-cell>
          <table:table-cell table:style-name="Table4.B6" office:value-type="string">
            <text:p text:style-name="P117">240-255</text:p>
          </table:table-cell>
          <table:table-cell table:style-name="Table4.C6" table:number-columns-spanned="4" office:value-type="string">
            <text:p text:style-name="P117">Research &amp; Development</text:p>
          </table:table-cell>
          <table:covered-table-cell/>
          <table:covered-table-cell/>
          <table:covered-table-cell/>
        </table:table-row>
      </table:table>
      <text:p text:style-name="P13"/>
      <text:p text:style-name="P14">=========================================================================</text:p>
      <text:p text:style-name="P78">Subneting</text:p>
      <text:p text:style-name="P78">-------------</text:p>
      <text:p text:style-name="P78"><text:tab/><text:span text:style-name="T181">Subneting Formula</text:span></text:p>
      <text:p text:style-name="P78"><text:tab/>-----------------------</text:p>
      <text:p text:style-name="P78"><text:tab/><text:tab/><text:span text:style-name="T181">No of Networks = 2</text:span><text:span text:style-name="T102">N</text:span></text:p>
      <text:p text:style-name="P78"><text:span text:style-name="T102"><text:tab/><text:tab/></text:span><text:span text:style-name="T103">No of Hosts per Netowrk = 2</text:span><text:span text:style-name="T102">H</text:span><text:span text:style-name="T103">-2</text:span></text:p>
      <text:p text:style-name="P14"/>
      <text:p text:style-name="P14"><text:tab/></text:p>
      <text:p text:style-name="P14">========================================================================</text:p>
      <text:p text:style-name="P79">IPV6 → Version 6</text:p>
      <text:p text:style-name="P79">----------------------</text:p>
      <text:p text:style-name="P79"><text:tab/>IPV4 la 4.3 billion possible address(32bit)</text:p>
      <text:p text:style-name="P79"><text:tab/><text:tab/>4,294,967,296</text:p>
      <text:p text:style-name="P79"><text:tab/>IPV6 la 340 undecillion possible addresses(128Bit)</text:p>
      <text:p text:style-name="P79"><text:tab/>340,282,366,920,938,463,463,374,607,431,768,211,456.</text:p>
      <text:p text:style-name="P80">Features</text:p>
      <text:p text:style-name="P80">----------</text:p>
      <text:p text:style-name="P80"><text:tab/>Larger Address space, simplified Header, End-to-End connectivity, Auto configuration, faster Forwarding/Routing, Ipsec, No Broadcast, Anycast Support.</text:p>
      <text:p text:style-name="P80"><text:soft-page-break/></text:p>
      <text:p text:style-name="P81">Rules</text:p>
      <text:p text:style-name="P81">-------</text:p>
      <text:p text:style-name="P81"><text:tab/>2001:0000:3823:EFD1:0072:0000:0000:FEFB</text:p>
      <text:p text:style-name="P81"><text:tab/>2001:0000:3823:EFD1:<text:span text:style-name="T2">72</text:span>:0000:0000:FEFB</text:p>
      <text:p text:style-name="P81"><text:tab/>2001:0000:3823:EFD1:<text:span text:style-name="T2">72::</text:span>FEFB</text:p>
      <text:p text:style-name="P81"><text:tab/>2001:<text:span text:style-name="T2">0</text:span>:3823:EFD1:<text:span text:style-name="T2">72::</text:span>FEFB</text:p>
      <text:p text:style-name="P84">intha 4 la entha mari vena ip eluthikalam.</text:p>
      <text:p text:style-name="P85"/>
      <text:p text:style-name="P85"/>
      <text:p text:style-name="P85"/>
      <text:p text:style-name="P85">Fist 64 bit <text:span text:style-name="T2">Network</text:span> and next 64 bit <text:span text:style-name="T2">Host</text:span></text:p>
      <text:p text:style-name="P82"><text:span text:style-name="T2">2001:0000:3823:EFD1</text:span><text:span text:style-name="T36">:0072:0000:0000:FEFB</text:span></text:p>
      <text:p text:style-name="P120"><text:tab/>Network <text:s text:c="18"/>Host</text:p>
      <text:p text:style-name="P86"><text:span text:style-name="T36"/></text:p>
      <text:p text:style-name="P83"><text:span text:style-name="T36">2001:0000:3823</text:span><text:span text:style-name="T2">:EFD1</text:span><text:span text:style-name="T36">:0072:0000:0000:FEFB</text:span></text:p>
      <text:p text:style-name="P121">Global prefix <text:s text:c="5"/>subnet Id <text:s text:c="6"/>Interface Id</text:p>
      <text:p text:style-name="P87"><text:span text:style-name="T36"/></text:p>
      <text:p text:style-name="P122">Hexadecimal Numbering systems</text:p>
      <text:p text:style-name="P122">-----------------------------------------</text:p>
      <text:p text:style-name="P122"><text:tab/>GLOBAL UNICAST 200::/3 Publicy Routable(Public IP)</text:p>
      <text:p text:style-name="P122"><text:tab/>UNIQUE LOCAL <text:s/>FC00::/7 Routable in the LAN</text:p>
      <text:p text:style-name="P122"><text:tab/>LINK LOCAL <text:s text:c="5"/>FE80::/8 Not Routable(Automatic Private Address)</text:p>
      <text:p text:style-name="P122"><text:tab/>MULTICAST <text:s text:c="5"/>FF00::/8 <text:s/>Addresses For Groups</text:p>
      <text:p text:style-name="P122"><text:tab/>ANYCAST <text:s text:c="3"/><text:tab/> <text:s text:c="6"/>200:/3 <text:s text:c="3"/>Shared I to many devices.</text:p>
      <text:p text:style-name="P9">=========================================================================</text:p>
      <text:p text:style-name="P88">SOHO LAN<text:span text:style-name="T182">(Small Office/Home Office)</text:span></text:p>
      <text:p text:style-name="P88">-----------------</text:p>
      <text:p text:style-name="P88"><text:tab/><text:span text:style-name="T183">Router → switch → computers</text:span></text:p>
      <text:p text:style-name="P9"/>
      <text:p text:style-name="P15">=========================================================================<text:span text:style-name="T184">i</text:span></text:p>
      <text:p text:style-name="P89">2-Tire and 3-Tier<text:span text:style-name="T185">(Tier na aduku)</text:span></text:p>
      <text:p text:style-name="P89">--------------------</text:p>
      <text:p text:style-name="P91">C for core → <text:span text:style-name="T186">fist switch main → </text:span><text:span text:style-name="T188">tier 3, tier2, tier1</text:span></text:p>
      <text:p text:style-name="P91">D for Distribution → <text:span text:style-name="T186">switches → </text:span><text:span text:style-name="T188">tie2 , tier1</text:span></text:p>
      <text:p text:style-name="P91">A for Access <text:s text:c="2"/>→ <text:span text:style-name="T186">computer → </text:span><text:span text:style-name="T188">tier 1</text:span></text:p>
      <text:p text:style-name="P91"><text:tab/><text:span text:style-name="T187">switch → 10 system</text:span></text:p>
      <text:p text:style-name="P91"><text:tab/> <text:s/><text:span text:style-name="T187">|</text:span></text:p>
      <text:p text:style-name="P89"><text:tab/><text:span text:style-name="T187">switch → 10 system</text:span></text:p>
      <text:p text:style-name="P92"><text:tab/> <text:s/><text:span text:style-name="T187">| ( inga switch cut agiruchana <text:s/>kiza irruka 10 system work agathu so production problem )</text:span></text:p>
      <text:p text:style-name="P90"><text:tab/><text:span text:style-name="T187">switch → 10 system</text:span></text:p>
      <text:p text:style-name="P90"><text:tab/><text:span text:style-name="T187">(apove antha problem solve panna tha nama Tier architecture use panuvom.</text:span></text:p>
      <text:p text:style-name="P90"/>
      <text:p text:style-name="P15">=========================================================================</text:p>
      <text:p text:style-name="P93">Spine-Leaf<text:span text:style-name="T190">(Data center la use pannuvanga)</text:span></text:p>
      <text:p text:style-name="P93">----------------------------------------------------</text:p>
      <text:p text:style-name="P93"><text:tab/><text:span text:style-name="T189">Features</text:span></text:p>
      <text:p text:style-name="P93"><text:tab/>----------</text:p>
      <text:p text:style-name="P93"><text:soft-page-break/><text:tab/><text:tab/>→ <text:span text:style-name="T189">it is a back bone. Servers connect to the leaf. Connections Everywhere. Full Mesh Spine/Leaf. Lightning Fast. East-West Traffic Flow. Combine Traffic Flow.</text:span></text:p>
      <text:p text:style-name="P16">=========================================================================</text:p>
      <text:p text:style-name="P104">Default Gateway</text:p>
      <text:p text:style-name="P104">-------------------</text:p>
      <text:p text:style-name="P104"><text:tab/>→ multiple computers connect pana athu network device use panuvo apo antha network device oda IP the default Gateway. Antha IP kandipa connect panni irruka all network layum irrukum . Irruntha tha data transfer is possible. Wired and wireless both same concept.</text:p>
      <text:p text:style-name="P104"/>
      <text:p text:style-name="P16">=========================================================================</text:p>
      <text:p text:style-name="P105">Networking design Rules</text:p>
      <text:p text:style-name="P105">-------------------------------</text:p>
      <text:p text:style-name="P106"><text:tab/>→ <text:span text:style-name="T206">All the connected interfaces must be different networks.</text:span><text:span text:style-name="T207">(router →()← . consider router ithu </text:span></text:p>
      <text:p text:style-name="P142">intha kuri → ithu different network(10.0.0.1) , next intha kuri ← different network ha irrukanum(11.0.0.1). </text:p>
      <text:p text:style-name="P105"><text:tab/>→ <text:span text:style-name="T210">A</text:span><text:span text:style-name="T206">ll the LANs must be different networks.</text:span></text:p>
      <text:p text:style-name="P105"><text:tab/>→ <text:span text:style-name="T206">LAN and default gateway must be in same network. </text:span><text:span text:style-name="T209">(ithuku artham 1router(10.0.0.1) → 2router(11.0.0.1) connect na apo athuku thani IP irrukum next for each router have a one IP means 1router IP original(172.168.0.1) apdina ithu tha default gateway of switches ku both are same ha irrukanum.</text:span></text:p>
      <text:p text:style-name="P105"><text:tab/>→ <text:span text:style-name="T208">Tow directly connected interface must be same network . Ithu artham imaging 1→ () ←2 () →3 () ←4 consider 3 router ,ithula 1 and 2 direct ha connect agi irruku apo ithoda ip same interace la irrukanum like 1(10.0.0.1) , 2(10.0.0.2). 3 and 4 direct ha connect agi irruku apo ithoda ip same ha irrukanum 3(11.0.0.1), 4(11.0.0.2)</text:span></text:p>
      <text:p text:style-name="P9">=========================================================================</text:p>
      <text:p text:style-name="P223"><text:span text:style-name="T2">Next Gen Firewall &amp; IPS</text:span></text:p>
      <text:p text:style-name="P172"><text:span text:style-name="T2">--------------------------------</text:span></text:p>
      <text:p text:style-name="P172"><text:span text:style-name="T2"><text:tab/></text:span><text:span text:style-name="T35">Firewall</text:span></text:p>
      <text:p text:style-name="P172"><text:span text:style-name="T35"><text:tab/>--------------</text:span></text:p>
      <text:p text:style-name="P172"><text:span text:style-name="T35"><text:tab/>→ </text:span><text:span text:style-name="T85">Firewall ithu network security device </text:span><text:span text:style-name="T86">monitor panna use</text:span><text:span text:style-name="T85">. Based on security rules ithu block pannu incoming and outgoing packets ha.</text:span></text:p>
      <text:p text:style-name="P143"><text:span text:style-name="T13"/></text:p>
      <text:p text:style-name="P124">Traditional Firewall &amp; Next Generation Firewall.</text:p>
      <text:p text:style-name="P147"><text:span text:style-name="T13"/></text:p>
      <text:p text:style-name="P166">=========================================================================</text:p>
      <text:p text:style-name="P224">POE(Power Over Ethernet)</text:p>
      <text:p text:style-name="P224">----------------------------------</text:p>
      <text:p text:style-name="P224"><text:tab/>→ <text:span text:style-name="T279">Ethernet cable mulamave power and datas ha transfer panikalam. Aathu tha ithu.</text:span></text:p>
      <text:p text:style-name="P166">=========================================================================</text:p>
      <text:p text:style-name="P225">DHCP(Dynamic Host Configuration Protocol)</text:p>
      <text:p text:style-name="P225">--------------------------------------------------------</text:p>
      <text:p text:style-name="P3"><text:tab/>→ <text:span text:style-name="T280">wifi, router ithula connect pandram na athula DHCP irruntha automatica IP assign pannidum . Athu tha ithu . Server /client model mari .</text:span></text:p>
      <text:p text:style-name="P3"><text:tab/>→ <text:span text:style-name="T281">Address allocation Method: static allocation, dynamic allocation</text:span></text:p>
      <text:p text:style-name="P3"/>
      <text:p text:style-name="P227">How DHCP works</text:p>
      <text:p text:style-name="P227">---------------------</text:p>
      <text:p text:style-name="P227"><text:tab/>→ DHCP cliet → Discove → DHCP Server</text:p>
      <text:p text:style-name="P227"><text:tab/>→ client <text:tab/>← offer ← server</text:p>
      <text:p text:style-name="P227"><text:soft-page-break/><text:tab/>→ client → request → server</text:p>
      <text:p text:style-name="P227"><text:tab/>→ client ← acknowledgement ← server.</text:p>
      <text:p text:style-name="P228"><text:tab/>Short form(DORA<text:span text:style-name="T282">)</text:span></text:p>
      <text:p text:style-name="P228"/>
      <text:p text:style-name="P229">DHCP configuration Parameters:</text:p>
      <text:p text:style-name="P229">-----------------------------------------</text:p>
      <text:p text:style-name="P229"><text:tab/>→ <text:span text:style-name="T283">IP address Range.</text:span><text:span text:style-name="T284">(evlo ip venum nu range set pandrathu)</text:span></text:p>
      <text:p text:style-name="P229"><text:tab/>→ <text:span text:style-name="T284">Reserved/Excluded Address(already range set pannathula some IP ya venum na Reserve panikalm apdi pannita anth IP ya mattum Exclude pannanum. </text:span><text:span text:style-name="T285">Default Gateway address . Next DNS serve IP address</text:span><text:span text:style-name="T286">(default kuda kuduthukalam)</text:span><text:span text:style-name="T285">, TFTP server IP addresse</text:span><text:span text:style-name="T286">s.</text:span></text:p>
      <text:p text:style-name="P3"/>
      <text:p text:style-name="P167">=========================================================================</text:p>
      <text:p text:style-name="P230">DHCP configuration <text:span text:style-name="T288">in Router</text:span></text:p>
      <text:p text:style-name="P230">-------------------------------------</text:p>
      <text:p text:style-name="P230"><text:tab/>→ <text:span text:style-name="T287">Router&gt;enable</text:span></text:p>
      <text:p text:style-name="P230"><text:tab/>→ <text:span text:style-name="T287">Router# configure terminal</text:span></text:p>
      <text:p text:style-name="P230"><text:tab/>→ <text:span text:style-name="T287">Router(config)# interface Gigabitethernet0/0/0</text:span></text:p>
      <text:p text:style-name="P231"><text:tab/>→ Router(config-if)# ip address 192.168.5.1 255.255.255.0<text:tab/></text:p>
      <text:p text:style-name="P231"><text:tab/>→ Router(config-if) no shutdown</text:p>
      <text:p text:style-name="P231"><text:tab/>→ router(config)# exite</text:p>
      <text:p text:style-name="P231"><text:tab/>→ Router(config)# ip dhcp excluded-address 192.168.5.0 192.168.5.10</text:p>
      <text:p text:style-name="P231"><text:tab/>→ Router(config)# ip dhcp pool LEFTDHCP</text:p>
      <text:p text:style-name="P231"><text:tab/>→ Router(dhcp-config)#default-router 192.168.5.1</text:p>
      <text:p text:style-name="P231"><text:tab/>→ Router(dhcp-config)#dns-server 192.168.5.2</text:p>
      <text:p text:style-name="P231"><text:tab/>→ Router(dhcp-config)#network 192.168.5.0 255.255.255.0</text:p>
      <text:p text:style-name="P231"><text:tab/>→ Router(dhcp-config)#exit</text:p>
      <text:p text:style-name="P233">DHCP configuration in switches</text:p>
      <text:p text:style-name="P233">-------------------------------------</text:p>
      <text:p text:style-name="P233"><text:tab/>→ switche<text:span text:style-name="T287">(config)# ip dhcp excluded-address 192.168.5.0 192.168.5.10</text:span></text:p>
      <text:p text:style-name="P232"><text:tab/>→ <text:span text:style-name="T288">switche</text:span>(config)# ip dhcp pool LEFTDHCP</text:p>
      <text:p text:style-name="P232"><text:tab/>→ <text:span text:style-name="T288">switche</text:span>(dhcp-config)#default-router 192.168.5.1</text:p>
      <text:p text:style-name="P232"><text:tab/>→ <text:span text:style-name="T288">switche</text:span>(dhcp-config)#dns-server 192.168.5.2<text:span text:style-name="T289">s</text:span></text:p>
      <text:p text:style-name="P232"><text:tab/>→ <text:span text:style-name="T288">switche</text:span>(dhcp-config)#network 192.168.5.0 255.255.255.0</text:p>
      <text:p text:style-name="P232"><text:tab/>→ <text:span text:style-name="T288">switche</text:span>(dhcp-config)#exit</text:p>
      <text:p text:style-name="P232"><text:tab/>→ <text:span text:style-name="T288">switche (config)#interface vlan 1</text:span></text:p>
      <text:p text:style-name="P232"><text:tab/>→ <text:s/><text:span text:style-name="T288">switche(config-if)#ip address 192.168.2.5 255.255.255.0</text:span></text:p>
      <text:p text:style-name="P232"><text:tab/>→ <text:s/><text:span text:style-name="T288">switche(config-if)#exit</text:span></text:p>
      <text:p text:style-name="P232"/>
      <text:p text:style-name="P234">DHCP Relay Agent</text:p>
      <text:p text:style-name="P234">-------------------------</text:p>
      <text:p text:style-name="P234"><text:tab/>→ <text:s/><text:span text:style-name="T290">server la or series ip and switches la oru different series ip apo dhcp inga work agathu . Work pannanum</text:span><text:span text:style-name="T292">na</text:span><text:span text:style-name="T290"> agent correct ha configure pannaum </text:span><text:span text:style-name="T292">avanga tha IP vangi tharuvanga </text:span><text:span text:style-name="T290">athavathu router. </text:span></text:p>
      <text:p text:style-name="P234"><text:tab/>→ <text:span text:style-name="T291">router configure panna command Router(config-if)# ip helper-address [ip-address-of-the-dhcp-server]</text:span></text:p>
      <text:p text:style-name="P234"/>
      <text:p text:style-name="P235">DHCP snooping</text:p>
      <text:p text:style-name="P235">------------------</text:p>
      <text:p text:style-name="P235"><text:tab/>→ <text:span text:style-name="T293">DHCP snooping act like a firewall(firewall enbathu security device)</text:span></text:p>
      <text:p text:style-name="P235"><text:soft-page-break/><text:tab/>→ <text:span text:style-name="T294">snooping ivanga ennapanuvanga na inspect all incoming messages on the port. Vara incoming messages not related to DHCP na apo snooping ulla povaru. Related ha irruntha just next enna logic ho atha use panuvaru. </text:span></text:p>
      <text:p text:style-name="P235"><text:tab/>→ <text:span text:style-name="T295">man-in-the-middle attack la irrunthu protect panuvaru ivaru. </text:span><text:span text:style-name="T296">DHCP provide next level of security DHCP binding Table. Intha Binding table la snooping ella records maintain panum.</text:span><text:span text:style-name="T299"> </text:span><text:span text:style-name="T300">Intha records vachi tha Dos attack block pannum. </text:span><text:span text:style-name="T301">Intha DHCO snooping concept only works switches. Server and routers la ithu work agathu. </text:span><text:span text:style-name="T302">Ella layer switches layum support pannum.</text:span></text:p>
      <text:p text:style-name="P235"><text:span text:style-name="T302"/></text:p>
      <text:p text:style-name="P235"><text:span text:style-name="T302"/></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167">=========================================================================</text:p>
      <text:p text:style-name="P234">DHCP</text:p>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soft-page-break/>==================================================================================================================================================</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soft-page-break/>==================================================================================================================================================</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soft-page-break/>==================================================================================================================================================</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soft-page-break/>==================================================================================================================================================</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soft-page-break/>==================================================================================================================================================</text:p>
      <text:p text:style-name="P9"/>
      <text:p text:style-name="P9">=========================================================================</text:p>
      <text:p text:style-name="P9">==================================================================================================================================================</text:p>
      <text:p text:style-name="P3"/>
      <text:p text:style-name="P3"/>
      <text:p text:style-name="P9">==================================================================================================================================================</text:p>
      <text:p text:style-name="P9"/>
      <text:p text:style-name="P9">=========================================================================</text:p>
      <text:p text:style-name="P9">==================================================================================================================================================</text:p>
      <text:p text:style-name="P3"/>
      <text:p text:style-name="P3"/>
      <text:p text:style-name="P9">==================================================================================================================================================</text:p>
      <text:p text:style-name="P9"/>
      <text:p text:style-name="P9">=========================================================================</text:p>
      <text:p text:style-name="P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5T22:33:34.125374790</meta:creation-date>
    <dc:date>2024-09-17T06:37:07.904546354</dc:date>
    <meta:editing-duration>PT17H2M42S</meta:editing-duration>
    <meta:editing-cycles>522</meta:editing-cycles>
    <meta:generator>LibreOffice/24.2.4.2$Linux_X86_64 LibreOffice_project/420$Build-2</meta:generator>
    <meta:document-statistic meta:table-count="5" meta:image-count="0" meta:object-count="0" meta:page-count="26" meta:paragraph-count="888" meta:word-count="5637" meta:character-count="50828" meta:non-whitespace-character-count="45477"/>
  </office:meta>
</office:document-meta>
</file>